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15.304cm"/>
    </style:style>
    <style:style style:name="co18" style:family="table-column">
      <style:table-column-properties fo:break-before="auto" style:column-width="14.631cm"/>
    </style:style>
    <style:style style:name="co19" style:family="table-column">
      <style:table-column-properties fo:break-before="auto" style:column-width="8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"/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Conversionfactor</text:p>
          </table:table-cell>
          <table:table-cell table:style-name="Default" office:value-type="string" calcext:value-type="string">
            <text:p>New Uni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Renewable Energy Output</text:p>
          </table:table-cell>
          <table:table-cell office:value-type="float" office:value="2162.87482055" calcext:value-type="float">
            <text:p>2162.87482055</text:p>
          </table:table-cell>
          <table:table-cell office:value-type="float" office:value="2213.2934299" calcext:value-type="float">
            <text:p>2213.2934299</text:p>
          </table:table-cell>
          <table:table-cell office:value-type="float" office:value="2213.6586911" calcext:value-type="float">
            <text:p>2213.6586911</text:p>
          </table:table-cell>
          <table:table-cell office:value-type="float" office:value="2347.7205465" calcext:value-type="float">
            <text:p>2347.7205465</text:p>
          </table:table-cell>
          <table:table-cell office:value-type="float" office:value="2363.9317129" calcext:value-type="float">
            <text:p>2363.9317129</text:p>
          </table:table-cell>
          <table:table-cell office:value-type="float" office:value="2492.59780576" calcext:value-type="float">
            <text:p>2492.59780576</text:p>
          </table:table-cell>
          <table:table-cell office:value-type="float" office:value="2526.94483096" calcext:value-type="float">
            <text:p>2526.94483096</text:p>
          </table:table-cell>
          <table:table-cell office:value-type="float" office:value="2574.1368718" calcext:value-type="float">
            <text:p>2574.1368718</text:p>
          </table:table-cell>
          <table:table-cell office:value-type="float" office:value="2597.861512" calcext:value-type="float">
            <text:p>2597.861512</text:p>
          </table:table-cell>
          <table:table-cell office:value-type="float" office:value="2622.7821859" calcext:value-type="float">
            <text:p>2622.7821859</text:p>
          </table:table-cell>
          <table:table-cell office:value-type="float" office:value="2653.6" calcext:value-type="float">
            <text:p>2653.6</text:p>
          </table:table-cell>
          <table:table-cell office:value-type="float" office:value="2600.55" calcext:value-type="float">
            <text:p>2600.55</text:p>
          </table:table-cell>
          <table:table-cell office:value-type="float" office:value="2655.12" calcext:value-type="float">
            <text:p>2655.12</text:p>
          </table:table-cell>
          <table:table-cell office:value-type="float" office:value="2667.83" calcext:value-type="float">
            <text:p>2667.83</text:p>
          </table:table-cell>
          <table:table-cell office:value-type="float" office:value="2884.66" calcext:value-type="float">
            <text:p>2884.66</text:p>
          </table:table-cell>
          <table:table-cell office:value-type="float" office:value="3002.84" calcext:value-type="float">
            <text:p>3002.84</text:p>
          </table:table-cell>
          <table:table-cell office:value-type="float" office:value="3139.43" calcext:value-type="float">
            <text:p>3139.43</text:p>
          </table:table-cell>
          <table:table-cell office:value-type="float" office:value="3224.01" calcext:value-type="float">
            <text:p>3224.01</text:p>
          </table:table-cell>
          <table:table-cell office:value-type="float" office:value="3462.5" calcext:value-type="float">
            <text:p>3462.5</text:p>
          </table:table-cell>
          <table:table-cell office:value-type="float" office:value="3524.62" calcext:value-type="float">
            <text:p>3524.62</text:p>
          </table:table-cell>
          <table:table-cell office:value-type="float" office:value="3789.37" calcext:value-type="float">
            <text:p>3789.37</text:p>
          </table:table-cell>
          <table:table-cell office:value-type="float" office:value="3981.49" calcext:value-type="float">
            <text:p>3981.49</text:p>
          </table:table-cell>
          <table:table-cell office:value-type="float" office:value="4269.31" calcext:value-type="float">
            <text:p>4269.31</text:p>
          </table:table-cell>
          <table:table-cell office:value-type="float" office:value="4549.47" calcext:value-type="float">
            <text:p>4549.47</text:p>
          </table:table-cell>
          <table:table-cell office:value-type="float" office:value="4778.6" calcext:value-type="float">
            <text:p>4778.6</text:p>
          </table:table-cell>
          <table:table-cell office:value-type="float" office:value="4953.28" calcext:value-type="float">
            <text:p>4953.28</text:p>
          </table:table-cell>
          <table:table-cell office:value-type="float" office:value="5285.34" calcext:value-type="float">
            <text:p>5285.34</text:p>
          </table:table-cell>
          <table:table-cell office:value-type="float" office:value="5634.91" calcext:value-type="float">
            <text:p>5634.91</text:p>
          </table:table-cell>
          <table:table-cell office:value-type="float" office:value="6010.67" calcext:value-type="float">
            <text:p>6010.67</text:p>
          </table:table-cell>
          <table:table-cell office:value-type="float" office:value="6340.81" calcext:value-type="float">
            <text:p>6340.81</text:p>
          </table:table-cell>
          <table:table-cell office:value-type="float" office:value="6779.12" calcext:value-type="float">
            <text:p>6779.12</text:p>
          </table:table-cell>
          <table:table-cell office:value-type="float" office:value="7134.03" calcext:value-type="float">
            <text:p>7134.03</text:p>
          </table:table-cell>
          <table:table-cell office:value-type="float" office:value="7755.26" calcext:value-type="float">
            <text:p>7755.2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solar, wind and hydro. Excludes bioenergy and nuclear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Wind and Solar Energy Output</text:p>
          </table:table-cell>
          <table:table-cell office:value-type="float" office:value="4.02082055" calcext:value-type="float">
            <text:p>4.02082055</text:p>
          </table:table-cell>
          <table:table-cell office:value-type="float" office:value="4.5914299" calcext:value-type="float">
            <text:p>4.5914299</text:p>
          </table:table-cell>
          <table:table-cell office:value-type="float" office:value="5.1994911" calcext:value-type="float">
            <text:p>5.1994911</text:p>
          </table:table-cell>
          <table:table-cell office:value-type="float" office:value="6.2608465" calcext:value-type="float">
            <text:p>6.2608465</text:p>
          </table:table-cell>
          <table:table-cell office:value-type="float" office:value="7.7287129" calcext:value-type="float">
            <text:p>7.7287129</text:p>
          </table:table-cell>
          <table:table-cell office:value-type="float" office:value="8.91100576" calcext:value-type="float">
            <text:p>8.91100576</text:p>
          </table:table-cell>
          <table:table-cell office:value-type="float" office:value="9.91483096" calcext:value-type="float">
            <text:p>9.91483096</text:p>
          </table:table-cell>
          <table:table-cell office:value-type="float" office:value="12.7778718" calcext:value-type="float">
            <text:p>12.7778718</text:p>
          </table:table-cell>
          <table:table-cell office:value-type="float" office:value="16.741112" calcext:value-type="float">
            <text:p>16.741112</text:p>
          </table:table-cell>
          <table:table-cell office:value-type="float" office:value="22.1321859" calcext:value-type="float">
            <text:p>22.1321859</text:p>
          </table:table-cell>
          <table:table-cell office:value-type="float" office:value="32.24" calcext:value-type="float">
            <text:p>32.24</text:p>
          </table:table-cell>
          <table:table-cell office:value-type="float" office:value="39.51" calcext:value-type="float">
            <text:p>39.51</text:p>
          </table:table-cell>
          <table:table-cell office:value-type="float" office:value="53.73" calcext:value-type="float">
            <text:p>53.73</text:p>
          </table:table-cell>
          <table:table-cell office:value-type="float" office:value="65.5" calcext:value-type="float">
            <text:p>65.5</text:p>
          </table:table-cell>
          <table:table-cell office:value-type="float" office:value="87.97" calcext:value-type="float">
            <text:p>87.9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37.9" calcext:value-type="float">
            <text:p>137.9</text:p>
          </table:table-cell>
          <table:table-cell office:value-type="float" office:value="177.83" calcext:value-type="float">
            <text:p>177.83</text:p>
          </table:table-cell>
          <table:table-cell office:value-type="float" office:value="231.43" calcext:value-type="float">
            <text:p>231.43</text:p>
          </table:table-cell>
          <table:table-cell office:value-type="float" office:value="295.07" calcext:value-type="float">
            <text:p>295.07</text:p>
          </table:table-cell>
          <table:table-cell office:value-type="float" office:value="377.04" calcext:value-type="float">
            <text:p>377.04</text:p>
          </table:table-cell>
          <table:table-cell office:value-type="float" office:value="502.24" calcext:value-type="float">
            <text:p>502.24</text:p>
          </table:table-cell>
          <table:table-cell office:value-type="float" office:value="624.29" calcext:value-type="float">
            <text:p>624.29</text:p>
          </table:table-cell>
          <table:table-cell office:value-type="float" office:value="772.59" calcext:value-type="float">
            <text:p>772.59</text:p>
          </table:table-cell>
          <table:table-cell office:value-type="float" office:value="912.97" calcext:value-type="float">
            <text:p>912.97</text:p>
          </table:table-cell>
          <table:table-cell office:value-type="float" office:value="1083.24" calcext:value-type="float">
            <text:p>1083.24</text:p>
          </table:table-cell>
          <table:table-cell office:value-type="float" office:value="1288.8" calcext:value-type="float">
            <text:p>1288.8</text:p>
          </table:table-cell>
          <table:table-cell office:value-type="float" office:value="1580.95" calcext:value-type="float">
            <text:p>1580.95</text:p>
          </table:table-cell>
          <table:table-cell office:value-type="float" office:value="1835.86" calcext:value-type="float">
            <text:p>1835.86</text:p>
          </table:table-cell>
          <table:table-cell office:value-type="float" office:value="2120.7" calcext:value-type="float">
            <text:p>2120.7</text:p>
          </table:table-cell>
          <table:table-cell office:value-type="float" office:value="2438.02" calcext:value-type="float">
            <text:p>2438.02</text:p>
          </table:table-cell>
          <table:table-cell office:value-type="float" office:value="2889.46" calcext:value-type="float">
            <text:p>2889.46</text:p>
          </table:table-cell>
          <table:table-cell office:value-type="float" office:value="3428.5" calcext:value-type="float">
            <text:p>3428.5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solar and wind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Hydropower Energy Output</text:p>
          </table:table-cell>
          <table:table-cell office:value-type="float" office:value="2158.854" calcext:value-type="float">
            <text:p>2158.854</text:p>
          </table:table-cell>
          <table:table-cell office:value-type="float" office:value="2208.702" calcext:value-type="float">
            <text:p>2208.702</text:p>
          </table:table-cell>
          <table:table-cell office:value-type="float" office:value="2208.4592" calcext:value-type="float">
            <text:p>2208.4592</text:p>
          </table:table-cell>
          <table:table-cell office:value-type="float" office:value="2341.4597" calcext:value-type="float">
            <text:p>2341.4597</text:p>
          </table:table-cell>
          <table:table-cell office:value-type="float" office:value="2356.203" calcext:value-type="float">
            <text:p>2356.203</text:p>
          </table:table-cell>
          <table:table-cell office:value-type="float" office:value="2483.6868" calcext:value-type="float">
            <text:p>2483.6868</text:p>
          </table:table-cell>
          <table:table-cell office:value-type="float" office:value="2517.03" calcext:value-type="float">
            <text:p>2517.03</text:p>
          </table:table-cell>
          <table:table-cell office:value-type="float" office:value="2561.359" calcext:value-type="float">
            <text:p>2561.359</text:p>
          </table:table-cell>
          <table:table-cell office:value-type="float" office:value="2581.1204" calcext:value-type="float">
            <text:p>2581.1204</text:p>
          </table:table-cell>
          <table:table-cell office:value-type="float" office:value="2600.65" calcext:value-type="float">
            <text:p>2600.65</text:p>
          </table:table-cell>
          <table:table-cell office:value-type="float" office:value="2621.36" calcext:value-type="float">
            <text:p>2621.36</text:p>
          </table:table-cell>
          <table:table-cell office:value-type="float" office:value="2561.04" calcext:value-type="float">
            <text:p>2561.04</text:p>
          </table:table-cell>
          <table:table-cell office:value-type="float" office:value="2601.39" calcext:value-type="float">
            <text:p>2601.39</text:p>
          </table:table-cell>
          <table:table-cell office:value-type="float" office:value="2602.33" calcext:value-type="float">
            <text:p>2602.33</text:p>
          </table:table-cell>
          <table:table-cell office:value-type="float" office:value="2796.69" calcext:value-type="float">
            <text:p>2796.69</text:p>
          </table:table-cell>
          <table:table-cell office:value-type="float" office:value="2895.17" calcext:value-type="float">
            <text:p>2895.17</text:p>
          </table:table-cell>
          <table:table-cell office:value-type="float" office:value="3001.53" calcext:value-type="float">
            <text:p>3001.53</text:p>
          </table:table-cell>
          <table:table-cell office:value-type="float" office:value="3046.18" calcext:value-type="float">
            <text:p>3046.18</text:p>
          </table:table-cell>
          <table:table-cell office:value-type="float" office:value="3231.07" calcext:value-type="float">
            <text:p>3231.07</text:p>
          </table:table-cell>
          <table:table-cell office:value-type="float" office:value="3229.55" calcext:value-type="float">
            <text:p>3229.55</text:p>
          </table:table-cell>
          <table:table-cell office:value-type="float" office:value="3412.33" calcext:value-type="float">
            <text:p>3412.33</text:p>
          </table:table-cell>
          <table:table-cell office:value-type="float" office:value="3479.25" calcext:value-type="float">
            <text:p>3479.25</text:p>
          </table:table-cell>
          <table:table-cell office:value-type="float" office:value="3645.02" calcext:value-type="float">
            <text:p>3645.02</text:p>
          </table:table-cell>
          <table:table-cell office:value-type="float" office:value="3776.88" calcext:value-type="float">
            <text:p>3776.88</text:p>
          </table:table-cell>
          <table:table-cell office:value-type="float" office:value="3865.63" calcext:value-type="float">
            <text:p>3865.63</text:p>
          </table:table-cell>
          <table:table-cell office:value-type="float" office:value="3870.04" calcext:value-type="float">
            <text:p>3870.04</text:p>
          </table:table-cell>
          <table:table-cell office:value-type="float" office:value="3996.54" calcext:value-type="float">
            <text:p>3996.54</text:p>
          </table:table-cell>
          <table:table-cell office:value-type="float" office:value="4053.96" calcext:value-type="float">
            <text:p>4053.96</text:p>
          </table:table-cell>
          <table:table-cell office:value-type="float" office:value="4174.81" calcext:value-type="float">
            <text:p>4174.81</text:p>
          </table:table-cell>
          <table:table-cell office:value-type="float" office:value="4220.11" calcext:value-type="float">
            <text:p>4220.11</text:p>
          </table:table-cell>
          <table:table-cell office:value-type="float" office:value="4341.1" calcext:value-type="float">
            <text:p>4341.1</text:p>
          </table:table-cell>
          <table:table-cell office:value-type="float" office:value="4244.57" calcext:value-type="float">
            <text:p>4244.57</text:p>
          </table:table-cell>
          <table:table-cell office:value-type="float" office:value="4326.76" calcext:value-type="float">
            <text:p>4326.7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hydropower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Total Renewable Energy Capacity</text:p>
          </table:table-cell>
          <table:table-cell table:number-columns-repeated="10"/>
          <table:table-cell office:value-type="float" office:value="800319.291" calcext:value-type="float">
            <text:p>800319.291</text:p>
          </table:table-cell>
          <table:table-cell office:value-type="float" office:value="815328.075" calcext:value-type="float">
            <text:p>815328.075</text:p>
          </table:table-cell>
          <table:table-cell office:value-type="float" office:value="835361.481" calcext:value-type="float">
            <text:p>835361.481</text:p>
          </table:table-cell>
          <table:table-cell office:value-type="float" office:value="864133.667" calcext:value-type="float">
            <text:p>864133.667</text:p>
          </table:table-cell>
          <table:table-cell office:value-type="float" office:value="896450.346" calcext:value-type="float">
            <text:p>896450.346</text:p>
          </table:table-cell>
          <table:table-cell office:value-type="float" office:value="934293.799" calcext:value-type="float">
            <text:p>934293.799</text:p>
          </table:table-cell>
          <table:table-cell office:value-type="float" office:value="974662.704" calcext:value-type="float">
            <text:p>974662.704</text:p>
          </table:table-cell>
          <table:table-cell office:value-type="float" office:value="1026633.507" calcext:value-type="float">
            <text:p>1026633.507</text:p>
          </table:table-cell>
          <table:table-cell office:value-type="float" office:value="1088231.746" calcext:value-type="float">
            <text:p>1088231.746</text:p>
          </table:table-cell>
          <table:table-cell office:value-type="float" office:value="1165593.328" calcext:value-type="float">
            <text:p>1165593.328</text:p>
          </table:table-cell>
          <table:table-cell office:value-type="float" office:value="1248464.884" calcext:value-type="float">
            <text:p>1248464.884</text:p>
          </table:table-cell>
          <table:table-cell office:value-type="float" office:value="1351393.75" calcext:value-type="float">
            <text:p>1351393.75</text:p>
          </table:table-cell>
          <table:table-cell office:value-type="float" office:value="1461784.55" calcext:value-type="float">
            <text:p>1461784.55</text:p>
          </table:table-cell>
          <table:table-cell office:value-type="float" office:value="1577832.86" calcext:value-type="float">
            <text:p>1577832.86</text:p>
          </table:table-cell>
          <table:table-cell office:value-type="float" office:value="1705841.72" calcext:value-type="float">
            <text:p>1705841.72</text:p>
          </table:table-cell>
          <table:table-cell office:value-type="float" office:value="1855597.82" calcext:value-type="float">
            <text:p>1855597.82</text:p>
          </table:table-cell>
          <table:table-cell office:value-type="float" office:value="2014045.32" calcext:value-type="float">
            <text:p>2014045.32</text:p>
          </table:table-cell>
          <table:table-cell office:value-type="float" office:value="2181319.56" calcext:value-type="float">
            <text:p>2181319.56</text:p>
          </table:table-cell>
          <table:table-cell office:value-type="float" office:value="2347562.37" calcext:value-type="float">
            <text:p>2347562.37</text:p>
          </table:table-cell>
          <table:table-cell office:value-type="float" office:value="2525170" calcext:value-type="float">
            <text:p>2525170</text:p>
          </table:table-cell>
          <table:table-cell office:value-type="float" office:value="2786162" calcext:value-type="float">
            <text:p>2786162</text:p>
          </table:table-cell>
          <table:table-cell office:value-type="float" office:value="3048422.75" calcext:value-type="float">
            <text:p>3048422.75</text:p>
          </table:table-cell>
          <table:table-cell office:value-type="float" office:value="3344537.85" calcext:value-type="float">
            <text:p>3344537.85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summed solar, wind and hydro 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Wind and Solar Energy Capacity</text:p>
          </table:table-cell>
          <table:table-cell table:number-columns-repeated="10"/>
          <table:table-cell office:value-type="float" office:value="18169.041" calcext:value-type="float">
            <text:p>18169.041</text:p>
          </table:table-cell>
          <table:table-cell office:value-type="float" office:value="25451.675" calcext:value-type="float">
            <text:p>25451.675</text:p>
          </table:table-cell>
          <table:table-cell office:value-type="float" office:value="32559.981" calcext:value-type="float">
            <text:p>32559.981</text:p>
          </table:table-cell>
          <table:table-cell office:value-type="float" office:value="41024.967" calcext:value-type="float">
            <text:p>41024.967</text:p>
          </table:table-cell>
          <table:table-cell office:value-type="float" office:value="51123.846" calcext:value-type="float">
            <text:p>51123.846</text:p>
          </table:table-cell>
          <table:table-cell office:value-type="float" office:value="63354.899" calcext:value-type="float">
            <text:p>63354.899</text:p>
          </table:table-cell>
          <table:table-cell office:value-type="float" office:value="79663.104" calcext:value-type="float">
            <text:p>79663.104</text:p>
          </table:table-cell>
          <table:table-cell office:value-type="float" office:value="100522.947" calcext:value-type="float">
            <text:p>100522.947</text:p>
          </table:table-cell>
          <table:table-cell office:value-type="float" office:value="130817.806" calcext:value-type="float">
            <text:p>130817.806</text:p>
          </table:table-cell>
          <table:table-cell office:value-type="float" office:value="173741.928" calcext:value-type="float">
            <text:p>173741.928</text:p>
          </table:table-cell>
          <table:table-cell office:value-type="float" office:value="222675.824" calcext:value-type="float">
            <text:p>222675.824</text:p>
          </table:table-cell>
          <table:table-cell office:value-type="float" office:value="294150.75" calcext:value-type="float">
            <text:p>294150.75</text:p>
          </table:table-cell>
          <table:table-cell office:value-type="float" office:value="371500.75" calcext:value-type="float">
            <text:p>371500.75</text:p>
          </table:table-cell>
          <table:table-cell office:value-type="float" office:value="440541.26" calcext:value-type="float">
            <text:p>440541.26</text:p>
          </table:table-cell>
          <table:table-cell office:value-type="float" office:value="530178.22" calcext:value-type="float">
            <text:p>530178.22</text:p>
          </table:table-cell>
          <table:table-cell office:value-type="float" office:value="645266.62" calcext:value-type="float">
            <text:p>645266.62</text:p>
          </table:table-cell>
          <table:table-cell office:value-type="float" office:value="768110.72" calcext:value-type="float">
            <text:p>768110.72</text:p>
          </table:table-cell>
          <table:table-cell office:value-type="float" office:value="910369.46" calcext:value-type="float">
            <text:p>910369.46</text:p>
          </table:table-cell>
          <table:table-cell office:value-type="float" office:value="1053818.87" calcext:value-type="float">
            <text:p>1053818.87</text:p>
          </table:table-cell>
          <table:table-cell office:value-type="float" office:value="1213085.9" calcext:value-type="float">
            <text:p>1213085.9</text:p>
          </table:table-cell>
          <table:table-cell office:value-type="float" office:value="1452084.2" calcext:value-type="float">
            <text:p>1452084.2</text:p>
          </table:table-cell>
          <table:table-cell office:value-type="float" office:value="1685708.15" calcext:value-type="float">
            <text:p>1685708.15</text:p>
          </table:table-cell>
          <table:table-cell office:value-type="float" office:value="1951939.45" calcext:value-type="float">
            <text:p>1951939.45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summed solara and wind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Hydropower Energy Capacity</text:p>
          </table:table-cell>
          <table:table-cell table:number-columns-repeated="10"/>
          <table:table-cell office:value-type="float" office:value="782150.25" calcext:value-type="float">
            <text:p>782150.25</text:p>
          </table:table-cell>
          <table:table-cell office:value-type="float" office:value="789876.4" calcext:value-type="float">
            <text:p>789876.4</text:p>
          </table:table-cell>
          <table:table-cell office:value-type="float" office:value="802801.5" calcext:value-type="float">
            <text:p>802801.5</text:p>
          </table:table-cell>
          <table:table-cell office:value-type="float" office:value="823108.7" calcext:value-type="float">
            <text:p>823108.7</text:p>
          </table:table-cell>
          <table:table-cell office:value-type="float" office:value="845326.5" calcext:value-type="float">
            <text:p>845326.5</text:p>
          </table:table-cell>
          <table:table-cell office:value-type="float" office:value="870938.9" calcext:value-type="float">
            <text:p>870938.9</text:p>
          </table:table-cell>
          <table:table-cell office:value-type="float" office:value="894999.6" calcext:value-type="float">
            <text:p>894999.6</text:p>
          </table:table-cell>
          <table:table-cell office:value-type="float" office:value="926110.56" calcext:value-type="float">
            <text:p>926110.56</text:p>
          </table:table-cell>
          <table:table-cell office:value-type="float" office:value="957413.94" calcext:value-type="float">
            <text:p>957413.94</text:p>
          </table:table-cell>
          <table:table-cell office:value-type="float" office:value="991851.4" calcext:value-type="float">
            <text:p>991851.4</text:p>
          </table:table-cell>
          <table:table-cell office:value-type="float" office:value="1025789.06" calcext:value-type="float">
            <text:p>1025789.06</text:p>
          </table:table-cell>
          <table:table-cell office:value-type="float" office:value="1057243" calcext:value-type="float">
            <text:p>1057243</text:p>
          </table:table-cell>
          <table:table-cell office:value-type="float" office:value="1090283.8" calcext:value-type="float">
            <text:p>1090283.8</text:p>
          </table:table-cell>
          <table:table-cell office:value-type="float" office:value="1137291.6" calcext:value-type="float">
            <text:p>1137291.6</text:p>
          </table:table-cell>
          <table:table-cell office:value-type="float" office:value="1175663.5" calcext:value-type="float">
            <text:p>1175663.5</text:p>
          </table:table-cell>
          <table:table-cell office:value-type="float" office:value="1210331.2" calcext:value-type="float">
            <text:p>1210331.2</text:p>
          </table:table-cell>
          <table:table-cell office:value-type="float" office:value="1245934.6" calcext:value-type="float">
            <text:p>1245934.6</text:p>
          </table:table-cell>
          <table:table-cell office:value-type="float" office:value="1270950.1" calcext:value-type="float">
            <text:p>1270950.1</text:p>
          </table:table-cell>
          <table:table-cell office:value-type="float" office:value="1293743.5" calcext:value-type="float">
            <text:p>1293743.5</text:p>
          </table:table-cell>
          <table:table-cell office:value-type="float" office:value="1312084.1" calcext:value-type="float">
            <text:p>1312084.1</text:p>
          </table:table-cell>
          <table:table-cell office:value-type="float" office:value="1334077.8" calcext:value-type="float">
            <text:p>1334077.8</text:p>
          </table:table-cell>
          <table:table-cell office:value-type="float" office:value="1362714.6" calcext:value-type="float">
            <text:p>1362714.6</text:p>
          </table:table-cell>
          <table:table-cell office:value-type="float" office:value="1392598.4" calcext:value-type="float">
            <text:p>1392598.4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hydropower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Primary Fossil Energy (FUEL)</text:p>
          </table:table-cell>
          <table:table-cell office:value-type="float" office:value="82768.898" calcext:value-type="float">
            <text:p>82768.898</text:p>
          </table:table-cell>
          <table:table-cell office:value-type="float" office:value="82216.201" calcext:value-type="float">
            <text:p>82216.201</text:p>
          </table:table-cell>
          <table:table-cell office:value-type="float" office:value="82748.764" calcext:value-type="float">
            <text:p>82748.764</text:p>
          </table:table-cell>
          <table:table-cell office:value-type="float" office:value="82153.709" calcext:value-type="float">
            <text:p>82153.709</text:p>
          </table:table-cell>
          <table:table-cell office:value-type="float" office:value="83533.346" calcext:value-type="float">
            <text:p>83533.346</text:p>
          </table:table-cell>
          <table:table-cell office:value-type="float" office:value="85165.627" calcext:value-type="float">
            <text:p>85165.627</text:p>
          </table:table-cell>
          <table:table-cell office:value-type="float" office:value="87552.406" calcext:value-type="float">
            <text:p>87552.406</text:p>
          </table:table-cell>
          <table:table-cell office:value-type="float" office:value="88796.155" calcext:value-type="float">
            <text:p>88796.155</text:p>
          </table:table-cell>
          <table:table-cell office:value-type="float" office:value="89903.496" calcext:value-type="float">
            <text:p>89903.496</text:p>
          </table:table-cell>
          <table:table-cell office:value-type="float" office:value="89622.659" calcext:value-type="float">
            <text:p>89622.659</text:p>
          </table:table-cell>
          <table:table-cell office:value-type="float" office:value="92653.306" calcext:value-type="float">
            <text:p>92653.306</text:p>
          </table:table-cell>
          <table:table-cell office:value-type="float" office:value="94354.384" calcext:value-type="float">
            <text:p>94354.384</text:p>
          </table:table-cell>
          <table:table-cell office:value-type="float" office:value="94760.123" calcext:value-type="float">
            <text:p>94760.123</text:p>
          </table:table-cell>
          <table:table-cell office:value-type="float" office:value="99569.533" calcext:value-type="float">
            <text:p>99569.533</text:p>
          </table:table-cell>
          <table:table-cell office:value-type="float" office:value="105241.165" calcext:value-type="float">
            <text:p>105241.165</text:p>
          </table:table-cell>
          <table:table-cell office:value-type="float" office:value="108349.211" calcext:value-type="float">
            <text:p>108349.211</text:p>
          </table:table-cell>
          <table:table-cell office:value-type="float" office:value="111465.649" calcext:value-type="float">
            <text:p>111465.649</text:p>
          </table:table-cell>
          <table:table-cell office:value-type="float" office:value="113756.134" calcext:value-type="float">
            <text:p>113756.134</text:p>
          </table:table-cell>
          <table:table-cell office:value-type="float" office:value="116579.01" calcext:value-type="float">
            <text:p>116579.01</text:p>
          </table:table-cell>
          <table:table-cell office:value-type="float" office:value="114421.114" calcext:value-type="float">
            <text:p>114421.114</text:p>
          </table:table-cell>
          <table:table-cell office:value-type="float" office:value="119541.688" calcext:value-type="float">
            <text:p>119541.688</text:p>
          </table:table-cell>
          <table:table-cell office:value-type="float" office:value="123936.212" calcext:value-type="float">
            <text:p>123936.212</text:p>
          </table:table-cell>
          <table:table-cell office:value-type="float" office:value="126392.485" calcext:value-type="float">
            <text:p>126392.485</text:p>
          </table:table-cell>
          <table:table-cell office:value-type="float" office:value="127578.901" calcext:value-type="float">
            <text:p>127578.901</text:p>
          </table:table-cell>
          <table:table-cell office:value-type="float" office:value="129291.48" calcext:value-type="float">
            <text:p>129291.48</text:p>
          </table:table-cell>
          <table:table-cell office:value-type="float" office:value="130389.098" calcext:value-type="float">
            <text:p>130389.098</text:p>
          </table:table-cell>
          <table:table-cell office:value-type="float" office:value="128455.718" calcext:value-type="float">
            <text:p>128455.718</text:p>
          </table:table-cell>
          <table:table-cell office:value-type="float" office:value="130774.808" calcext:value-type="float">
            <text:p>130774.808</text:p>
          </table:table-cell>
          <table:table-cell office:value-type="float" office:value="135832.78" calcext:value-type="float">
            <text:p>135832.78</text:p>
          </table:table-cell>
          <table:table-cell office:value-type="float" office:value="137318.956" calcext:value-type="float">
            <text:p>137318.956</text:p>
          </table:table-cell>
          <table:table-cell office:value-type="float" office:value="130561.404" calcext:value-type="float">
            <text:p>130561.404</text:p>
          </table:table-cell>
          <table:table-cell office:value-type="float" office:value="134863.769" calcext:value-type="float">
            <text:p>134863.769</text:p>
          </table:table-cell>
          <table:table-cell office:value-type="float" office:value="140183.73" calcext:value-type="float">
            <text:p>140183.73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ver coal, oil, and gas</text:p>
          </table:table-cell>
          <table:table-cell office:value-type="string" calcext:value-type="string">
            <text:p>https://ourworldindata.org/grapher/fossil-fuel-production</text:p>
          </table:table-cell>
          <table:table-cell/>
        </table:table-row>
        <table:table-row table:style-name="ro1">
          <table:table-cell office:value-type="string" calcext:value-type="string">
            <text:p>Secondary Fossil Energy Output</text:p>
          </table:table-cell>
          <table:table-cell office:value-type="float" office:value="7614.6292" calcext:value-type="float">
            <text:p>7614.6292</text:p>
          </table:table-cell>
          <table:table-cell office:value-type="float" office:value="7722.2179" calcext:value-type="float">
            <text:p>7722.2179</text:p>
          </table:table-cell>
          <table:table-cell office:value-type="float" office:value="7807.5196" calcext:value-type="float">
            <text:p>7807.5196</text:p>
          </table:table-cell>
          <table:table-cell office:value-type="float" office:value="7858.3298" calcext:value-type="float">
            <text:p>7858.3298</text:p>
          </table:table-cell>
          <table:table-cell office:value-type="float" office:value="8119.1229" calcext:value-type="float">
            <text:p>8119.1229</text:p>
          </table:table-cell>
          <table:table-cell office:value-type="float" office:value="8335.2589" calcext:value-type="float">
            <text:p>8335.2589</text:p>
          </table:table-cell>
          <table:table-cell office:value-type="float" office:value="8626.9507" calcext:value-type="float">
            <text:p>8626.9507</text:p>
          </table:table-cell>
          <table:table-cell office:value-type="float" office:value="8911.3345" calcext:value-type="float">
            <text:p>8911.3345</text:p>
          </table:table-cell>
          <table:table-cell office:value-type="float" office:value="9214.4557" calcext:value-type="float">
            <text:p>9214.4557</text:p>
          </table:table-cell>
          <table:table-cell office:value-type="float" office:value="9498.2689" calcext:value-type="float">
            <text:p>9498.2689</text:p>
          </table:table-cell>
          <table:table-cell office:value-type="float" office:value="9609.74" calcext:value-type="float">
            <text:p>9609.74</text:p>
          </table:table-cell>
          <table:table-cell office:value-type="float" office:value="9826.39" calcext:value-type="float">
            <text:p>9826.39</text:p>
          </table:table-cell>
          <table:table-cell office:value-type="float" office:value="10265.48" calcext:value-type="float">
            <text:p>10265.48</text:p>
          </table:table-cell>
          <table:table-cell office:value-type="float" office:value="10822.59" calcext:value-type="float">
            <text:p>10822.59</text:p>
          </table:table-cell>
          <table:table-cell office:value-type="float" office:value="11283.27" calcext:value-type="float">
            <text:p>11283.27</text:p>
          </table:table-cell>
          <table:table-cell office:value-type="float" office:value="11806.97" calcext:value-type="float">
            <text:p>11806.97</text:p>
          </table:table-cell>
          <table:table-cell office:value-type="float" office:value="12329.32" calcext:value-type="float">
            <text:p>12329.32</text:p>
          </table:table-cell>
          <table:table-cell office:value-type="float" office:value="13160.68" calcext:value-type="float">
            <text:p>13160.68</text:p>
          </table:table-cell>
          <table:table-cell office:value-type="float" office:value="13217.09" calcext:value-type="float">
            <text:p>13217.09</text:p>
          </table:table-cell>
          <table:table-cell office:value-type="float" office:value="13070.16" calcext:value-type="float">
            <text:p>13070.16</text:p>
          </table:table-cell>
          <table:table-cell office:value-type="float" office:value="14071.65" calcext:value-type="float">
            <text:p>14071.65</text:p>
          </table:table-cell>
          <table:table-cell office:value-type="float" office:value="14685.28" calcext:value-type="float">
            <text:p>14685.28</text:p>
          </table:table-cell>
          <table:table-cell office:value-type="float" office:value="15055.62" calcext:value-type="float">
            <text:p>15055.62</text:p>
          </table:table-cell>
          <table:table-cell office:value-type="float" office:value="15364.88" calcext:value-type="float">
            <text:p>15364.88</text:p>
          </table:table-cell>
          <table:table-cell office:value-type="float" office:value="15655.38" calcext:value-type="float">
            <text:p>15655.38</text:p>
          </table:table-cell>
          <table:table-cell office:value-type="float" office:value="15647.27" calcext:value-type="float">
            <text:p>15647.27</text:p>
          </table:table-cell>
          <table:table-cell office:value-type="float" office:value="15900.89" calcext:value-type="float">
            <text:p>15900.89</text:p>
          </table:table-cell>
          <table:table-cell office:value-type="float" office:value="16223.81" calcext:value-type="float">
            <text:p>16223.81</text:p>
          </table:table-cell>
          <table:table-cell office:value-type="float" office:value="16756.02" calcext:value-type="float">
            <text:p>16756.02</text:p>
          </table:table-cell>
          <table:table-cell office:value-type="float" office:value="16634.04" calcext:value-type="float">
            <text:p>16634.04</text:p>
          </table:table-cell>
          <table:table-cell office:value-type="float" office:value="16166.37" calcext:value-type="float">
            <text:p>16166.37</text:p>
          </table:table-cell>
          <table:table-cell office:value-type="float" office:value="17201.33" calcext:value-type="float">
            <text:p>17201.33</text:p>
          </table:table-cell>
          <table:table-cell office:value-type="float" office:value="17385.15" calcext:value-type="float">
            <text:p>17385.15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il gas and coal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CO2 emissions from fossil fuels</text:p>
          </table:table-cell>
          <table:table-cell office:value-type="float" office:value="22757480000" calcext:value-type="float">
            <text:p>22757480000</text:p>
          </table:table-cell>
          <table:table-cell office:value-type="float" office:value="23244806000" calcext:value-type="float">
            <text:p>23244806000</text:p>
          </table:table-cell>
          <table:table-cell office:value-type="float" office:value="22580023000" calcext:value-type="float">
            <text:p>22580023000</text:p>
          </table:table-cell>
          <table:table-cell office:value-type="float" office:value="22812901000" calcext:value-type="float">
            <text:p>22812901000</text:p>
          </table:table-cell>
          <table:table-cell office:value-type="float" office:value="22969498000" calcext:value-type="float">
            <text:p>22969498000</text:p>
          </table:table-cell>
          <table:table-cell office:value-type="float" office:value="23458714000" calcext:value-type="float">
            <text:p>23458714000</text:p>
          </table:table-cell>
          <table:table-cell office:value-type="float" office:value="24159384000" calcext:value-type="float">
            <text:p>24159384000</text:p>
          </table:table-cell>
          <table:table-cell office:value-type="float" office:value="24302584000" calcext:value-type="float">
            <text:p>24302584000</text:p>
          </table:table-cell>
          <table:table-cell office:value-type="float" office:value="24213260000" calcext:value-type="float">
            <text:p>24213260000</text:p>
          </table:table-cell>
          <table:table-cell office:value-type="float" office:value="24732390000" calcext:value-type="float">
            <text:p>24732390000</text:p>
          </table:table-cell>
          <table:table-cell office:value-type="float" office:value="25453623000" calcext:value-type="float">
            <text:p>25453623000</text:p>
          </table:table-cell>
          <table:table-cell office:value-type="float" office:value="25668049000" calcext:value-type="float">
            <text:p>25668049000</text:p>
          </table:table-cell>
          <table:table-cell office:value-type="float" office:value="26281038000" calcext:value-type="float">
            <text:p>26281038000</text:p>
          </table:table-cell>
          <table:table-cell office:value-type="float" office:value="27651596000" calcext:value-type="float">
            <text:p>27651596000</text:p>
          </table:table-cell>
          <table:table-cell office:value-type="float" office:value="28636695000" calcext:value-type="float">
            <text:p>28636695000</text:p>
          </table:table-cell>
          <table:table-cell office:value-type="float" office:value="29614602000" calcext:value-type="float">
            <text:p>29614602000</text:p>
          </table:table-cell>
          <table:table-cell office:value-type="float" office:value="30593118000" calcext:value-type="float">
            <text:p>30593118000</text:p>
          </table:table-cell>
          <table:table-cell office:value-type="float" office:value="31506788000" calcext:value-type="float">
            <text:p>31506788000</text:p>
          </table:table-cell>
          <table:table-cell office:value-type="float" office:value="32085836000" calcext:value-type="float">
            <text:p>32085836000</text:p>
          </table:table-cell>
          <table:table-cell office:value-type="float" office:value="31564032000" calcext:value-type="float">
            <text:p>31564032000</text:p>
          </table:table-cell>
          <table:table-cell office:value-type="float" office:value="33364347000" calcext:value-type="float">
            <text:p>33364347000</text:p>
          </table:table-cell>
          <table:table-cell office:value-type="float" office:value="34487013000" calcext:value-type="float">
            <text:p>34487013000</text:p>
          </table:table-cell>
          <table:table-cell office:value-type="float" office:value="35006270000" calcext:value-type="float">
            <text:p>35006270000</text:p>
          </table:table-cell>
          <table:table-cell office:value-type="float" office:value="35319200000" calcext:value-type="float">
            <text:p>35319200000</text:p>
          </table:table-cell>
          <table:table-cell office:value-type="float" office:value="35577537000" calcext:value-type="float">
            <text:p>35577537000</text:p>
          </table:table-cell>
          <table:table-cell office:value-type="float" office:value="35558568000" calcext:value-type="float">
            <text:p>35558568000</text:p>
          </table:table-cell>
          <table:table-cell office:value-type="float" office:value="35524190000" calcext:value-type="float">
            <text:p>35524190000</text:p>
          </table:table-cell>
          <table:table-cell office:value-type="float" office:value="36096737000" calcext:value-type="float">
            <text:p>36096737000</text:p>
          </table:table-cell>
          <table:table-cell office:value-type="float" office:value="36826510000" calcext:value-type="float">
            <text:p>36826510000</text:p>
          </table:table-cell>
          <table:table-cell office:value-type="float" office:value="37082560000" calcext:value-type="float">
            <text:p>37082560000</text:p>
          </table:table-cell>
          <table:table-cell office:value-type="float" office:value="35264086000" calcext:value-type="float">
            <text:p>35264086000</text:p>
          </table:table-cell>
          <table:table-cell office:value-type="float" office:value="37123850000" calcext:value-type="float">
            <text:p>37123850000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style-name="Default" office:value-type="float" office:value="0.000001" calcext:value-type="float">
            <text:p>0.000001</text:p>
          </table:table-cell>
          <table:table-cell table:style-name="Default" office:value-type="string" calcext:value-type="string">
            <text:p>Gt</text:p>
          </table:table-cell>
          <table:table-cell office:value-type="string" calcext:value-type="string">
            <text:p>world; excluding emissions from land use changee</text:p>
          </table:table-cell>
          <table:table-cell office:value-type="string" calcext:value-type="string">
            <text:p>https://ourworldindata.org/grapher/global-co2-fossil-plus-land-use</text:p>
          </table:table-cell>
          <table:table-cell/>
        </table:table-row>
        <table:table-row table:style-name="ro1">
          <table:table-cell office:value-type="string" calcext:value-type="string">
            <text:p>SO2 emissions from fossil fuels</text:p>
          </table:table-cell>
          <table:table-cell office:value-type="float" office:value="118599772.890332" calcext:value-type="float">
            <text:p>118599772.890332</text:p>
          </table:table-cell>
          <table:table-cell table:number-columns-repeated="9"/>
          <table:table-cell office:value-type="float" office:value="95082527.140107" calcext:value-type="float">
            <text:p>95082527.140107</text:p>
          </table:table-cell>
          <table:table-cell table:number-columns-repeated="24"/>
          <table:table-cell office:value-type="string" calcext:value-type="string">
            <text:p>t</text:p>
          </table:table-cell>
          <table:table-cell table:style-name="Default" office:value-type="float" office:value="0.000001" calcext:value-type="float">
            <text:p>0.000001</text:p>
          </table:table-cell>
          <table:table-cell table:style-name="Default" office:value-type="string" calcext:value-type="string">
            <text:p>Gt</text:p>
          </table:table-cell>
          <table:table-cell office:value-type="string" calcext:value-type="string">
            <text:p>world; summed over all countries in the data </text:p>
          </table:table-cell>
          <table:table-cell office:value-type="string" calcext:value-type="string">
            <text:p>https://ourworldindata.org/grapher/so-emissions-tonnes-per-year</text:p>
          </table:table-cell>
          <table:table-cell/>
        </table:table-row>
        <table:table-row table:style-name="ro1">
          <table:table-cell office:value-type="string" calcext:value-type="string">
            <text:p>demand for electricity</text:p>
          </table:table-cell>
          <table:table-cell table:number-columns-repeated="10"/>
          <table:table-cell office:value-type="float" office:value="14971.79" calcext:value-type="float">
            <text:p>14971.79</text:p>
          </table:table-cell>
          <table:table-cell office:value-type="float" office:value="15196.35" calcext:value-type="float">
            <text:p>15196.35</text:p>
          </table:table-cell>
          <table:table-cell office:value-type="float" office:value="15733.18" calcext:value-type="float">
            <text:p>15733.18</text:p>
          </table:table-cell>
          <table:table-cell office:value-type="float" office:value="16292.11" calcext:value-type="float">
            <text:p>16292.11</text:p>
          </table:table-cell>
          <table:table-cell office:value-type="float" office:value="17093.14" calcext:value-type="float">
            <text:p>17093.14</text:p>
          </table:table-cell>
          <table:table-cell office:value-type="float" office:value="17763.94" calcext:value-type="float">
            <text:p>17763.94</text:p>
          </table:table-cell>
          <table:table-cell office:value-type="float" office:value="18471.24" calcext:value-type="float">
            <text:p>18471.24</text:p>
          </table:table-cell>
          <table:table-cell office:value-type="float" office:value="19357.62" calcext:value-type="float">
            <text:p>19357.62</text:p>
          </table:table-cell>
          <table:table-cell office:value-type="float" office:value="19660.04" calcext:value-type="float">
            <text:p>19660.04</text:p>
          </table:table-cell>
          <table:table-cell office:value-type="float" office:value="19561.35" calcext:value-type="float">
            <text:p>19561.35</text:p>
          </table:table-cell>
          <table:table-cell office:value-type="float" office:value="20938.06" calcext:value-type="float">
            <text:p>20938.06</text:p>
          </table:table-cell>
          <table:table-cell office:value-type="float" office:value="21654.23" calcext:value-type="float">
            <text:p>21654.23</text:p>
          </table:table-cell>
          <table:table-cell office:value-type="float" office:value="22169.89" calcext:value-type="float">
            <text:p>22169.89</text:p>
          </table:table-cell>
          <table:table-cell office:value-type="float" office:value="22808.29" calcext:value-type="float">
            <text:p>22808.29</text:p>
          </table:table-cell>
          <table:table-cell office:value-type="float" office:value="23422.83" calcext:value-type="float">
            <text:p>23422.83</text:p>
          </table:table-cell>
          <table:table-cell office:value-type="float" office:value="23660.36" calcext:value-type="float">
            <text:p>23660.36</text:p>
          </table:table-cell>
          <table:table-cell office:value-type="float" office:value="24294.39" calcext:value-type="float">
            <text:p>24294.39</text:p>
          </table:table-cell>
          <table:table-cell office:value-type="float" office:value="25026.4" calcext:value-type="float">
            <text:p>25026.4</text:p>
          </table:table-cell>
          <table:table-cell office:value-type="float" office:value="26022.01" calcext:value-type="float">
            <text:p>26022.01</text:p>
          </table:table-cell>
          <table:table-cell office:value-type="float" office:value="26365.58" calcext:value-type="float">
            <text:p>26365.58</text:p>
          </table:table-cell>
          <table:table-cell office:value-type="float" office:value="26276.91" calcext:value-type="float">
            <text:p>26276.91</text:p>
          </table:table-cell>
          <table:table-cell office:value-type="float" office:value="27834.92" calcext:value-type="float">
            <text:p>27834.92</text:p>
          </table:table-cell>
          <table:table-cell office:value-type="float" office:value="28527.76" calcext:value-type="float">
            <text:p>28527.7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ourworldindata.org/grapher/electricity-demand</text:p>
          </table:table-cell>
          <table:table-cell/>
        </table:table-row>
        <table:table-row table:style-name="ro1">
          <table:table-cell office:value-type="string" calcext:value-type="string">
            <text:p>Total Energy Output</text:p>
          </table:table-cell>
          <table:table-cell table:formula="of:=[.B9]+[.B2]" office:value-type="float" office:value="9777.50402055" calcext:value-type="float">
            <text:p>9777.50402055</text:p>
          </table:table-cell>
          <table:table-cell table:formula="of:=[.C9]+[.C2]" office:value-type="float" office:value="9935.5113299" calcext:value-type="float">
            <text:p>9935.5113299</text:p>
          </table:table-cell>
          <table:table-cell table:formula="of:=[.D9]+[.D2]" office:value-type="float" office:value="10021.1782911" calcext:value-type="float">
            <text:p>10021.1782911</text:p>
          </table:table-cell>
          <table:table-cell table:formula="of:=[.E9]+[.E2]" office:value-type="float" office:value="10206.0503465" calcext:value-type="float">
            <text:p>10206.0503465</text:p>
          </table:table-cell>
          <table:table-cell table:formula="of:=[.F9]+[.F2]" office:value-type="float" office:value="10483.0546129" calcext:value-type="float">
            <text:p>10483.0546129</text:p>
          </table:table-cell>
          <table:table-cell table:formula="of:=[.G9]+[.G2]" office:value-type="float" office:value="10827.85670576" calcext:value-type="float">
            <text:p>10827.85670576</text:p>
          </table:table-cell>
          <table:table-cell table:formula="of:=[.H9]+[.H2]" office:value-type="float" office:value="11153.89553096" calcext:value-type="float">
            <text:p>11153.89553096</text:p>
          </table:table-cell>
          <table:table-cell table:formula="of:=[.I9]+[.I2]" office:value-type="float" office:value="11485.4713718" calcext:value-type="float">
            <text:p>11485.4713718</text:p>
          </table:table-cell>
          <table:table-cell table:formula="of:=[.J9]+[.J2]" office:value-type="float" office:value="11812.317212" calcext:value-type="float">
            <text:p>11812.317212</text:p>
          </table:table-cell>
          <table:table-cell table:formula="of:=[.K9]+[.K2]" office:value-type="float" office:value="12121.0510859" calcext:value-type="float">
            <text:p>12121.0510859</text:p>
          </table:table-cell>
          <table:table-cell table:formula="of:=[.L9]+[.L2]" office:value-type="float" office:value="12263.34" calcext:value-type="float">
            <text:p>12263.34</text:p>
          </table:table-cell>
          <table:table-cell table:formula="of:=[.M9]+[.M2]" office:value-type="float" office:value="12426.94" calcext:value-type="float">
            <text:p>12426.94</text:p>
          </table:table-cell>
          <table:table-cell table:formula="of:=[.N9]+[.N2]" office:value-type="float" office:value="12920.6" calcext:value-type="float">
            <text:p>12920.6</text:p>
          </table:table-cell>
          <table:table-cell table:formula="of:=[.O9]+[.O2]" office:value-type="float" office:value="13490.42" calcext:value-type="float">
            <text:p>13490.42</text:p>
          </table:table-cell>
          <table:table-cell table:formula="of:=[.P9]+[.P2]" office:value-type="float" office:value="14167.93" calcext:value-type="float">
            <text:p>14167.93</text:p>
          </table:table-cell>
          <table:table-cell table:formula="of:=[.Q9]+[.Q2]" office:value-type="float" office:value="14809.81" calcext:value-type="float">
            <text:p>14809.81</text:p>
          </table:table-cell>
          <table:table-cell table:formula="of:=[.R9]+[.R2]" office:value-type="float" office:value="15468.75" calcext:value-type="float">
            <text:p>15468.75</text:p>
          </table:table-cell>
          <table:table-cell table:formula="of:=[.S9]+[.S2]" office:value-type="float" office:value="16384.69" calcext:value-type="float">
            <text:p>16384.69</text:p>
          </table:table-cell>
          <table:table-cell table:formula="of:=[.T9]+[.T2]" office:value-type="float" office:value="16679.59" calcext:value-type="float">
            <text:p>16679.59</text:p>
          </table:table-cell>
          <table:table-cell table:formula="of:=[.U9]+[.U2]" office:value-type="float" office:value="16594.78" calcext:value-type="float">
            <text:p>16594.78</text:p>
          </table:table-cell>
          <table:table-cell table:formula="of:=[.V9]+[.V2]" office:value-type="float" office:value="17861.02" calcext:value-type="float">
            <text:p>17861.02</text:p>
          </table:table-cell>
          <table:table-cell table:formula="of:=[.W9]+[.W2]" office:value-type="float" office:value="18666.77" calcext:value-type="float">
            <text:p>18666.77</text:p>
          </table:table-cell>
          <table:table-cell table:formula="of:=[.X9]+[.X2]" office:value-type="float" office:value="19324.93" calcext:value-type="float">
            <text:p>19324.93</text:p>
          </table:table-cell>
          <table:table-cell table:formula="of:=[.Y9]+[.Y2]" office:value-type="float" office:value="19914.35" calcext:value-type="float">
            <text:p>19914.35</text:p>
          </table:table-cell>
          <table:table-cell table:formula="of:=[.Z9]+[.Z2]" office:value-type="float" office:value="20433.98" calcext:value-type="float">
            <text:p>20433.98</text:p>
          </table:table-cell>
          <table:table-cell table:formula="of:=[.AA9]+[.AA2]" office:value-type="float" office:value="20600.55" calcext:value-type="float">
            <text:p>20600.55</text:p>
          </table:table-cell>
          <table:table-cell table:formula="of:=[.AB9]+[.AB2]" office:value-type="float" office:value="21186.23" calcext:value-type="float">
            <text:p>21186.23</text:p>
          </table:table-cell>
          <table:table-cell table:formula="of:=[.AC9]+[.AC2]" office:value-type="float" office:value="21858.72" calcext:value-type="float">
            <text:p>21858.72</text:p>
          </table:table-cell>
          <table:table-cell table:formula="of:=[.AD9]+[.AD2]" office:value-type="float" office:value="22766.69" calcext:value-type="float">
            <text:p>22766.69</text:p>
          </table:table-cell>
          <table:table-cell table:formula="of:=[.AE9]+[.AE2]" office:value-type="float" office:value="22974.85" calcext:value-type="float">
            <text:p>22974.85</text:p>
          </table:table-cell>
          <table:table-cell table:formula="of:=[.AF9]+[.AF2]" office:value-type="float" office:value="22945.49" calcext:value-type="float">
            <text:p>22945.49</text:p>
          </table:table-cell>
          <table:table-cell table:formula="of:=[.AG9]+[.AG2]" office:value-type="float" office:value="24335.36" calcext:value-type="float">
            <text:p>24335.36</text:p>
          </table:table-cell>
          <table:table-cell table:formula="of:=[.AH9]+[.AH2]" office:value-type="float" office:value="25140.41" calcext:value-type="float">
            <text:p>25140.41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Sum of renewable and fossil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ments in Fossil Fuel Extraction Capital</text:p>
          </table:table-cell>
          <table:table-cell table:number-columns-repeated="20"/>
          <table:table-cell office:value-type="float" office:value="1097.75112443778" calcext:value-type="float">
            <text:p>1097.75112443778</text:p>
          </table:table-cell>
          <table:table-cell office:value-type="float" office:value="1202.69865067466" calcext:value-type="float">
            <text:p>1202.69865067466</text:p>
          </table:table-cell>
          <table:table-cell office:value-type="float" office:value="1347.52623688156" calcext:value-type="float">
            <text:p>1347.52623688156</text:p>
          </table:table-cell>
          <table:table-cell office:value-type="float" office:value="1374.81259370315" calcext:value-type="float">
            <text:p>1374.81259370315</text:p>
          </table:table-cell>
          <table:table-cell office:value-type="float" office:value="1387.40629685157" calcext:value-type="float">
            <text:p>1387.40629685157</text:p>
          </table:table-cell>
          <table:table-cell office:value-type="float" office:value="1143.92803598201" calcext:value-type="float">
            <text:p>1143.92803598201</text:p>
          </table:table-cell>
          <table:table-cell office:value-type="float" office:value="936.131934032983" calcext:value-type="float">
            <text:p>936.131934032983</text:p>
          </table:table-cell>
          <table:table-cell office:value-type="float" office:value="955.022488755622" calcext:value-type="float">
            <text:p>955.022488755622</text:p>
          </table:table-cell>
          <table:table-cell office:value-type="float" office:value="965.51724137931" calcext:value-type="float">
            <text:p>965.51724137931</text:p>
          </table:table-cell>
          <table:table-cell office:value-type="float" office:value="925.637181409295" calcext:value-type="float">
            <text:p>925.637181409295</text:p>
          </table:table-cell>
          <table:table-cell office:value-type="float" office:value="724.137931034483" calcext:value-type="float">
            <text:p>724.137931034483</text:p>
          </table:table-cell>
          <table:table-cell office:value-type="float" office:value="803.898050974513" calcext:value-type="float">
            <text:p>803.898050974513</text:p>
          </table:table-cell>
          <table:table-cell office:value-type="float" office:value="892.053973013493" calcext:value-type="float">
            <text:p>892.053973013493</text:p>
          </table:table-cell>
          <table:table-cell office:value-type="float" office:value="948.725637181409" calcext:value-type="float">
            <text:p>948.725637181409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summed over oil gas and coal</text:p>
          </table:table-cell>
          <table:table-cell office:value-type="string" calcext:value-type="string">
            <text:p>https://www.iea.org/reports/world-energy-investment-2023</text:p>
          </table:table-cell>
          <table:table-cell/>
        </table:table-row>
        <table:table-row table:style-name="ro1">
          <table:table-cell office:value-type="string" calcext:value-type="string">
            <text:p>Investments in Fossil Energy Capital</text:p>
          </table:table-cell>
          <table:table-cell table:number-columns-repeated="27"/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2017,2018 from source 2</text:p>
          </table:table-cell>
          <table:table-cell office:value-type="string" calcext:value-type="string">
            <text:p>https://www.iea.org/data-and-statistics/charts/power-investment-2019-2023</text:p>
          </table:table-cell>
          <table:table-cell office:value-type="string" calcext:value-type="string">
            <text:p>https://www.iea.org/reports/world-energy-investment-2023</text:p>
          </table:table-cell>
        </table:table-row>
        <table:table-row table:style-name="ro1">
          <table:table-cell office:value-type="string" calcext:value-type="string">
            <text:p>Investments in Solar and Wind Energy Capacity</text:p>
          </table:table-cell>
          <table:table-cell table:number-columns-repeated="14"/>
          <table:table-cell office:value-type="float" office:value="29599999000" calcext:value-type="float">
            <text:p>29599999000</text:p>
          </table:table-cell>
          <table:table-cell office:value-type="float" office:value="42600000000" calcext:value-type="float">
            <text:p>42600000000</text:p>
          </table:table-cell>
          <table:table-cell office:value-type="float" office:value="57800000000" calcext:value-type="float">
            <text:p>57800000000</text:p>
          </table:table-cell>
          <table:table-cell office:value-type="float" office:value="96600000000" calcext:value-type="float">
            <text:p>96600000000</text:p>
          </table:table-cell>
          <table:table-cell office:value-type="float" office:value="134200000000" calcext:value-type="float">
            <text:p>134200000000</text:p>
          </table:table-cell>
          <table:table-cell office:value-type="float" office:value="136700000000" calcext:value-type="float">
            <text:p>136700000000</text:p>
          </table:table-cell>
          <table:table-cell office:value-type="float" office:value="199999990000" calcext:value-type="float">
            <text:p>199999990000</text:p>
          </table:table-cell>
          <table:table-cell office:value-type="float" office:value="243500000000" calcext:value-type="float">
            <text:p>243500000000</text:p>
          </table:table-cell>
          <table:table-cell office:value-type="float" office:value="220799995000" calcext:value-type="float">
            <text:p>220799995000</text:p>
          </table:table-cell>
          <table:table-cell office:value-type="float" office:value="204600000000" calcext:value-type="float">
            <text:p>204600000000</text:p>
          </table:table-cell>
          <table:table-cell office:value-type="float" office:value="258699995000" calcext:value-type="float">
            <text:p>258699995000</text:p>
          </table:table-cell>
          <table:table-cell office:value-type="float" office:value="297699990000" calcext:value-type="float">
            <text:p>297699990000</text:p>
          </table:table-cell>
          <table:table-cell office:value-type="float" office:value="271200010000" calcext:value-type="float">
            <text:p>271200010000</text:p>
          </table:table-cell>
          <table:table-cell office:value-type="float" office:value="309699996000" calcext:value-type="float">
            <text:p>309699996000</text:p>
          </table:table-cell>
          <table:table-cell office:value-type="float" office:value="272600000000" calcext:value-type="float">
            <text:p>272600000000</text:p>
          </table:table-cell>
          <table:table-cell table:number-columns-repeated="6"/>
          <table:table-cell office:value-type="string" calcext:value-type="string">
            <text:p>$</text:p>
          </table:table-cell>
          <table:table-cell table:style-name="ce4" office:value-type="float" office:value="1" calcext:value-type="float">
            <text:p>1.00E+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summed solara and wind</text:p>
          </table:table-cell>
          <table:table-cell office:value-type="string" calcext:value-type="string">
            <text:p>https://ourworldindata.org/grapher/investment-in-renewable-energy-by-technology</text:p>
          </table:table-cell>
          <table:table-cell/>
        </table:table-row>
        <table:table-row table:style-name="ro1">
          <table:table-cell office:value-type="string" calcext:value-type="string">
            <text:p>Investments in Renewables</text:p>
          </table:table-cell>
          <table:table-cell table:number-columns-repeated="25"/>
          <table:table-cell office:value-type="float" office:value="328.24427480916" calcext:value-type="float">
            <text:p>328.24427480916</text:p>
          </table:table-cell>
          <table:table-cell office:value-type="float" office:value="335.87786259542" calcext:value-type="float">
            <text:p>335.87786259542</text:p>
          </table:table-cell>
          <table:table-cell office:value-type="float" office:value="351.145038167939" calcext:value-type="float">
            <text:p>351.145038167939</text:p>
          </table:table-cell>
          <table:table-cell office:value-type="float" office:value="374.045801526718" calcext:value-type="float">
            <text:p>374.045801526718</text:p>
          </table:table-cell>
          <table:table-cell office:value-type="float" office:value="447.837150127227" calcext:value-type="float">
            <text:p>447.837150127227</text:p>
          </table:table-cell>
          <table:table-cell office:value-type="float" office:value="493.638676844784" calcext:value-type="float">
            <text:p>493.638676844784</text:p>
          </table:table-cell>
          <table:table-cell office:value-type="float" office:value="513.994910941476" calcext:value-type="float">
            <text:p>513.994910941476</text:p>
          </table:table-cell>
          <table:table-cell office:value-type="float" office:value="592.875318066158" calcext:value-type="float">
            <text:p>592.875318066158</text:p>
          </table:table-cell>
          <table:table-cell office:value-type="float" office:value="659.033078880407" calcext:value-type="float">
            <text:p>659.033078880407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</text:p>
          </table:table-cell>
          <table:table-cell office:value-type="string" calcext:value-type="string">
            <text:p>https://www.iea.org/reports/world-energy-investment-2023</text:p>
          </table:table-cell>
          <table:table-cell/>
        </table:table-row>
        <table:table-row table:style-name="ro1">
          <table:table-cell office:value-type="string" calcext:value-type="string">
            <text:p>Installation Cost of S&amp;W capacity</text:p>
          </table:table-cell>
          <table:table-cell table:number-columns-repeated="24"/>
          <table:table-cell office:value-type="float" office:value="0.870425741180947" calcext:value-type="float">
            <text:p>0.870425741180947</text:p>
          </table:table-cell>
          <table:table-cell office:value-type="float" office:value="0.806430190851043" calcext:value-type="float">
            <text:p>0.806430190851043</text:p>
          </table:table-cell>
          <table:table-cell office:value-type="float" office:value="0.717593291398346" calcext:value-type="float">
            <text:p>0.717593291398346</text:p>
          </table:table-cell>
          <table:table-cell office:value-type="float" office:value="0.617464770674102" calcext:value-type="float">
            <text:p>0.617464770674102</text:p>
          </table:table-cell>
          <table:table-cell office:value-type="float" office:value="0.532158497368439" calcext:value-type="float">
            <text:p>0.532158497368439</text:p>
          </table:table-cell>
          <table:table-cell office:value-type="float" office:value="0.492927941118471" calcext:value-type="float">
            <text:p>0.492927941118471</text:p>
          </table:table-cell>
          <table:table-cell office:value-type="float" office:value="0.49768054234464" calcext:value-type="float">
            <text:p>0.49768054234464</text:p>
          </table:table-cell>
          <table:table-cell office:value-type="float" office:value="0.506649965048249" calcext:value-type="float">
            <text:p>0.506649965048249</text:p>
          </table:table-cell>
          <table:table-cell office:value-type="float" office:value="0.523713487984807" calcext:value-type="float">
            <text:p>0.523713487984807</text:p>
          </table:table-cell>
          <table:table-cell table:number-columns-repeated="2"/>
          <table:table-cell office:value-type="string" calcext:value-type="string">
            <text:p>M$/MW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$/kW</text:p>
          </table:table-cell>
          <table:table-cell office:value-type="string" calcext:value-type="string">
            <text:p>https://www.iea.org/data-and-statistics/charts/average-prices-for-selected-technologies-2014-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 of GDP invested in fuel extraction</text:p>
          </table:table-cell>
          <table:table-cell table:number-columns-repeated="24"/>
          <table:table-cell office:value-type="float" office:value="1.64915254237288" calcext:value-type="float">
            <text:p>1.64915254237288</text:p>
          </table:table-cell>
          <table:table-cell office:value-type="float" office:value="1.29915254237288" calcext:value-type="float">
            <text:p>1.29915254237288</text:p>
          </table:table-cell>
          <table:table-cell office:value-type="float" office:value="1.04851694915254" calcext:value-type="float">
            <text:p>1.04851694915254</text:p>
          </table:table-cell>
          <table:table-cell office:value-type="float" office:value="1.03516949152542" calcext:value-type="float">
            <text:p>1.03516949152542</text:p>
          </table:table-cell>
          <table:table-cell office:value-type="float" office:value="1.00847457627119" calcext:value-type="float">
            <text:p>1.00847457627119</text:p>
          </table:table-cell>
          <table:table-cell office:value-type="float" office:value="0.981779661016949" calcext:value-type="float">
            <text:p>0.981779661016949</text:p>
          </table:table-cell>
          <table:table-cell office:value-type="float" office:value="0.722245762711865" calcext:value-type="float">
            <text:p>0.722245762711865</text:p>
          </table:table-cell>
          <table:table-cell table:number-columns-repeated="4"/>
          <table:table-cell office:value-type="string" calcext:value-type="string">
            <text:p>dmnl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traced by hand</text:p>
          </table:table-cell>
          <table:table-cell office:value-type="string" calcext:value-type="string">
            <text:p>https://www.iea.org/data-and-statistics/charts/energy-investment-by-sector-as-a-share-of-global-gdp-2014-2020</text:p>
          </table:table-cell>
          <table:table-cell/>
        </table:table-row>
        <table:table-row table:style-name="ro1">
          <table:table-cell office:value-type="string" calcext:value-type="string">
            <text:p>share of GDP invested in Energy Production</text:p>
          </table:table-cell>
          <table:table-cell table:number-columns-repeated="24"/>
          <table:table-cell office:value-type="float" office:value="1.00402542372881" calcext:value-type="float">
            <text:p>1.00402542372881</text:p>
          </table:table-cell>
          <table:table-cell office:value-type="float" office:value="1.00995762711864" calcext:value-type="float">
            <text:p>1.00995762711864</text:p>
          </table:table-cell>
          <table:table-cell office:value-type="float" office:value="1.00254237288136" calcext:value-type="float">
            <text:p>1.00254237288136</text:p>
          </table:table-cell>
          <table:table-cell office:value-type="float" office:value="0.950635593220339" calcext:value-type="float">
            <text:p>0.950635593220339</text:p>
          </table:table-cell>
          <table:table-cell office:value-type="float" office:value="0.909110169491526" calcext:value-type="float">
            <text:p>0.909110169491526</text:p>
          </table:table-cell>
          <table:table-cell office:value-type="float" office:value="0.870550847457627" calcext:value-type="float">
            <text:p>0.870550847457627</text:p>
          </table:table-cell>
          <table:table-cell office:value-type="float" office:value="0.820127118644068" calcext:value-type="float">
            <text:p>0.820127118644068</text:p>
          </table:table-cell>
          <table:table-cell table:number-columns-repeated="4"/>
          <table:table-cell office:value-type="string" calcext:value-type="string">
            <text:p>dmnl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traced by hand</text:p>
          </table:table-cell>
          <table:table-cell office:value-type="string" calcext:value-type="string">
            <text:p>https://www.iea.org/data-and-statistics/charts/energy-investment-by-sector-as-a-share-of-global-gdp-2014-2020</text:p>
          </table:table-cell>
          <table:table-cell/>
        </table:table-row>
        <table:table-row table:style-name="ro1" table:number-rows-repeated="16">
          <table:table-cell table:number-columns-repeated="37"/>
          <table:table-cell table:style-name="ce3"/>
          <table:table-cell table:number-columns-repeated="4"/>
        </table:table-row>
        <table:table-row table:style-name="ro1" table:number-rows-repeated="7">
          <table:table-cell table:number-columns-repeated="25"/>
          <table:table-cell table:style-name="ce2" table:number-columns-repeated="3"/>
          <table:table-cell table:number-columns-repeated="14"/>
        </table:table-row>
        <table:table-row table:style-name="ro1" table:number-rows-repeated="9">
          <table:table-cell table:number-columns-repeated="26"/>
          <table:table-cell table:style-name="ce2" table:number-columns-repeated="2"/>
          <table:table-cell table:number-columns-repeated="14"/>
        </table:table-row>
        <table:table-row table:style-name="ro1" table:number-rows-repeated="1048523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realWorldCalibrationData-scaled" table:style-name="ta1">
        <office:forms form:automatic-focus="false" form:apply-design-mode="false"/>
        <table:table-column table:style-name="co19" table:default-cell-style-name="Default"/>
        <table:table-column table:style-name="co12" table:number-columns-repeated="34" table:default-cell-style-name="Default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formula="of:=[$'realWorldCalibrationData-collectedUnscaled'.B1]" office:value-type="float" office:value="1990" calcext:value-type="float">
            <text:p>1990</text:p>
          </table:table-cell>
          <table:table-cell table:formula="of:=[$'realWorldCalibrationData-collectedUnscaled'.C1]" office:value-type="float" office:value="1991" calcext:value-type="float">
            <text:p>1991</text:p>
          </table:table-cell>
          <table:table-cell table:formula="of:=[$'realWorldCalibrationData-collectedUnscaled'.D1]" office:value-type="float" office:value="1992" calcext:value-type="float">
            <text:p>1992</text:p>
          </table:table-cell>
          <table:table-cell table:formula="of:=[$'realWorldCalibrationData-collectedUnscaled'.E1]" office:value-type="float" office:value="1993" calcext:value-type="float">
            <text:p>1993</text:p>
          </table:table-cell>
          <table:table-cell table:formula="of:=[$'realWorldCalibrationData-collectedUnscaled'.F1]" office:value-type="float" office:value="1994" calcext:value-type="float">
            <text:p>1994</text:p>
          </table:table-cell>
          <table:table-cell table:formula="of:=[$'realWorldCalibrationData-collectedUnscaled'.G1]" office:value-type="float" office:value="1995" calcext:value-type="float">
            <text:p>1995</text:p>
          </table:table-cell>
          <table:table-cell table:formula="of:=[$'realWorldCalibrationData-collectedUnscaled'.H1]" office:value-type="float" office:value="1996" calcext:value-type="float">
            <text:p>1996</text:p>
          </table:table-cell>
          <table:table-cell table:formula="of:=[$'realWorldCalibrationData-collectedUnscaled'.I1]" office:value-type="float" office:value="1997" calcext:value-type="float">
            <text:p>1997</text:p>
          </table:table-cell>
          <table:table-cell table:formula="of:=[$'realWorldCalibrationData-collectedUnscaled'.J1]" office:value-type="float" office:value="1998" calcext:value-type="float">
            <text:p>1998</text:p>
          </table:table-cell>
          <table:table-cell table:formula="of:=[$'realWorldCalibrationData-collectedUnscaled'.K1]" office:value-type="float" office:value="1999" calcext:value-type="float">
            <text:p>1999</text:p>
          </table:table-cell>
          <table:table-cell table:formula="of:=[$'realWorldCalibrationData-collectedUnscaled'.L1]" office:value-type="float" office:value="2000" calcext:value-type="float">
            <text:p>2000</text:p>
          </table:table-cell>
          <table:table-cell table:formula="of:=[$'realWorldCalibrationData-collectedUnscaled'.M1]" office:value-type="float" office:value="2001" calcext:value-type="float">
            <text:p>2001</text:p>
          </table:table-cell>
          <table:table-cell table:formula="of:=[$'realWorldCalibrationData-collectedUnscaled'.N1]" office:value-type="float" office:value="2002" calcext:value-type="float">
            <text:p>2002</text:p>
          </table:table-cell>
          <table:table-cell table:formula="of:=[$'realWorldCalibrationData-collectedUnscaled'.O1]" office:value-type="float" office:value="2003" calcext:value-type="float">
            <text:p>2003</text:p>
          </table:table-cell>
          <table:table-cell table:formula="of:=[$'realWorldCalibrationData-collectedUnscaled'.P1]" office:value-type="float" office:value="2004" calcext:value-type="float">
            <text:p>2004</text:p>
          </table:table-cell>
          <table:table-cell table:formula="of:=[$'realWorldCalibrationData-collectedUnscaled'.Q1]" office:value-type="float" office:value="2005" calcext:value-type="float">
            <text:p>2005</text:p>
          </table:table-cell>
          <table:table-cell table:formula="of:=[$'realWorldCalibrationData-collectedUnscaled'.R1]" office:value-type="float" office:value="2006" calcext:value-type="float">
            <text:p>2006</text:p>
          </table:table-cell>
          <table:table-cell table:formula="of:=[$'realWorldCalibrationData-collectedUnscaled'.S1]" office:value-type="float" office:value="2007" calcext:value-type="float">
            <text:p>2007</text:p>
          </table:table-cell>
          <table:table-cell table:formula="of:=[$'realWorldCalibrationData-collectedUnscaled'.T1]" office:value-type="float" office:value="2008" calcext:value-type="float">
            <text:p>2008</text:p>
          </table:table-cell>
          <table:table-cell table:formula="of:=[$'realWorldCalibrationData-collectedUnscaled'.U1]" office:value-type="float" office:value="2009" calcext:value-type="float">
            <text:p>2009</text:p>
          </table:table-cell>
          <table:table-cell table:formula="of:=[$'realWorldCalibrationData-collectedUnscaled'.V1]" office:value-type="float" office:value="2010" calcext:value-type="float">
            <text:p>2010</text:p>
          </table:table-cell>
          <table:table-cell table:formula="of:=[$'realWorldCalibrationData-collectedUnscaled'.W1]" office:value-type="float" office:value="2011" calcext:value-type="float">
            <text:p>2011</text:p>
          </table:table-cell>
          <table:table-cell table:formula="of:=[$'realWorldCalibrationData-collectedUnscaled'.X1]" office:value-type="float" office:value="2012" calcext:value-type="float">
            <text:p>2012</text:p>
          </table:table-cell>
          <table:table-cell table:formula="of:=[$'realWorldCalibrationData-collectedUnscaled'.Y1]" office:value-type="float" office:value="2013" calcext:value-type="float">
            <text:p>2013</text:p>
          </table:table-cell>
          <table:table-cell table:formula="of:=[$'realWorldCalibrationData-collectedUnscaled'.Z1]" office:value-type="float" office:value="2014" calcext:value-type="float">
            <text:p>2014</text:p>
          </table:table-cell>
          <table:table-cell table:formula="of:=[$'realWorldCalibrationData-collectedUnscaled'.AA1]" office:value-type="float" office:value="2015" calcext:value-type="float">
            <text:p>2015</text:p>
          </table:table-cell>
          <table:table-cell table:formula="of:=[$'realWorldCalibrationData-collectedUnscaled'.AB1]" office:value-type="float" office:value="2016" calcext:value-type="float">
            <text:p>2016</text:p>
          </table:table-cell>
          <table:table-cell table:formula="of:=[$'realWorldCalibrationData-collectedUnscaled'.AC1]" office:value-type="float" office:value="2017" calcext:value-type="float">
            <text:p>2017</text:p>
          </table:table-cell>
          <table:table-cell table:formula="of:=[$'realWorldCalibrationData-collectedUnscaled'.AD1]" office:value-type="float" office:value="2018" calcext:value-type="float">
            <text:p>2018</text:p>
          </table:table-cell>
          <table:table-cell table:formula="of:=[$'realWorldCalibrationData-collectedUnscaled'.AE1]" office:value-type="float" office:value="2019" calcext:value-type="float">
            <text:p>2019</text:p>
          </table:table-cell>
          <table:table-cell table:formula="of:=[$'realWorldCalibrationData-collectedUnscaled'.AF1]" office:value-type="float" office:value="2020" calcext:value-type="float">
            <text:p>2020</text:p>
          </table:table-cell>
          <table:table-cell table:formula="of:=[$'realWorldCalibrationData-collectedUnscaled'.AG1]" office:value-type="float" office:value="2021" calcext:value-type="float">
            <text:p>2021</text:p>
          </table:table-cell>
          <table:table-cell table:formula="of:=[$'realWorldCalibrationData-collectedUnscaled'.AH1]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table:formula="of:=[$'realWorldCalibrationData-collectedUnscaled'.A2]" office:value-type="string" office:string-value="Renewable Energy Output" calcext:value-type="string">
            <text:p>Renewable Energy Output</text:p>
          </table:table-cell>
          <table:table-cell table:formula="of:=IF([$'realWorldCalibrationData-collectedUnscaled'.B2];[$'realWorldCalibrationData-collectedUnscaled'.B2]*[$'realWorldCalibrationData-collectedUnscaled'.$AL2];&quot;&quot;)" office:value-type="float" office:value="2162.87482055" calcext:value-type="float">
            <text:p>2162.87482055</text:p>
          </table:table-cell>
          <table:table-cell table:formula="of:=IF([$'realWorldCalibrationData-collectedUnscaled'.C2];[$'realWorldCalibrationData-collectedUnscaled'.C2]*[$'realWorldCalibrationData-collectedUnscaled'.$AL2];&quot;&quot;)" office:value-type="float" office:value="2213.2934299" calcext:value-type="float">
            <text:p>2213.2934299</text:p>
          </table:table-cell>
          <table:table-cell table:formula="of:=IF([$'realWorldCalibrationData-collectedUnscaled'.D2];[$'realWorldCalibrationData-collectedUnscaled'.D2]*[$'realWorldCalibrationData-collectedUnscaled'.$AL2];&quot;&quot;)" office:value-type="float" office:value="2213.6586911" calcext:value-type="float">
            <text:p>2213.6586911</text:p>
          </table:table-cell>
          <table:table-cell table:formula="of:=IF([$'realWorldCalibrationData-collectedUnscaled'.E2];[$'realWorldCalibrationData-collectedUnscaled'.E2]*[$'realWorldCalibrationData-collectedUnscaled'.$AL2];&quot;&quot;)" office:value-type="float" office:value="2347.7205465" calcext:value-type="float">
            <text:p>2347.7205465</text:p>
          </table:table-cell>
          <table:table-cell table:formula="of:=IF([$'realWorldCalibrationData-collectedUnscaled'.F2];[$'realWorldCalibrationData-collectedUnscaled'.F2]*[$'realWorldCalibrationData-collectedUnscaled'.$AL2];&quot;&quot;)" office:value-type="float" office:value="2363.9317129" calcext:value-type="float">
            <text:p>2363.9317129</text:p>
          </table:table-cell>
          <table:table-cell table:formula="of:=IF([$'realWorldCalibrationData-collectedUnscaled'.G2];[$'realWorldCalibrationData-collectedUnscaled'.G2]*[$'realWorldCalibrationData-collectedUnscaled'.$AL2];&quot;&quot;)" office:value-type="float" office:value="2492.59780576" calcext:value-type="float">
            <text:p>2492.59780576</text:p>
          </table:table-cell>
          <table:table-cell table:formula="of:=IF([$'realWorldCalibrationData-collectedUnscaled'.H2];[$'realWorldCalibrationData-collectedUnscaled'.H2]*[$'realWorldCalibrationData-collectedUnscaled'.$AL2];&quot;&quot;)" office:value-type="float" office:value="2526.94483096" calcext:value-type="float">
            <text:p>2526.94483096</text:p>
          </table:table-cell>
          <table:table-cell table:formula="of:=IF([$'realWorldCalibrationData-collectedUnscaled'.I2];[$'realWorldCalibrationData-collectedUnscaled'.I2]*[$'realWorldCalibrationData-collectedUnscaled'.$AL2];&quot;&quot;)" office:value-type="float" office:value="2574.1368718" calcext:value-type="float">
            <text:p>2574.1368718</text:p>
          </table:table-cell>
          <table:table-cell table:formula="of:=IF([$'realWorldCalibrationData-collectedUnscaled'.J2];[$'realWorldCalibrationData-collectedUnscaled'.J2]*[$'realWorldCalibrationData-collectedUnscaled'.$AL2];&quot;&quot;)" office:value-type="float" office:value="2597.861512" calcext:value-type="float">
            <text:p>2597.861512</text:p>
          </table:table-cell>
          <table:table-cell table:formula="of:=IF([$'realWorldCalibrationData-collectedUnscaled'.K2];[$'realWorldCalibrationData-collectedUnscaled'.K2]*[$'realWorldCalibrationData-collectedUnscaled'.$AL2];&quot;&quot;)" office:value-type="float" office:value="2622.7821859" calcext:value-type="float">
            <text:p>2622.7821859</text:p>
          </table:table-cell>
          <table:table-cell table:formula="of:=IF([$'realWorldCalibrationData-collectedUnscaled'.L2];[$'realWorldCalibrationData-collectedUnscaled'.L2]*[$'realWorldCalibrationData-collectedUnscaled'.$AL2];&quot;&quot;)" office:value-type="float" office:value="2653.6" calcext:value-type="float">
            <text:p>2653.6</text:p>
          </table:table-cell>
          <table:table-cell table:formula="of:=IF([$'realWorldCalibrationData-collectedUnscaled'.M2];[$'realWorldCalibrationData-collectedUnscaled'.M2]*[$'realWorldCalibrationData-collectedUnscaled'.$AL2];&quot;&quot;)" office:value-type="float" office:value="2600.55" calcext:value-type="float">
            <text:p>2600.55</text:p>
          </table:table-cell>
          <table:table-cell table:formula="of:=IF([$'realWorldCalibrationData-collectedUnscaled'.N2];[$'realWorldCalibrationData-collectedUnscaled'.N2]*[$'realWorldCalibrationData-collectedUnscaled'.$AL2];&quot;&quot;)" office:value-type="float" office:value="2655.12" calcext:value-type="float">
            <text:p>2655.12</text:p>
          </table:table-cell>
          <table:table-cell table:formula="of:=IF([$'realWorldCalibrationData-collectedUnscaled'.O2];[$'realWorldCalibrationData-collectedUnscaled'.O2]*[$'realWorldCalibrationData-collectedUnscaled'.$AL2];&quot;&quot;)" office:value-type="float" office:value="2667.83" calcext:value-type="float">
            <text:p>2667.83</text:p>
          </table:table-cell>
          <table:table-cell table:formula="of:=IF([$'realWorldCalibrationData-collectedUnscaled'.P2];[$'realWorldCalibrationData-collectedUnscaled'.P2]*[$'realWorldCalibrationData-collectedUnscaled'.$AL2];&quot;&quot;)" office:value-type="float" office:value="2884.66" calcext:value-type="float">
            <text:p>2884.66</text:p>
          </table:table-cell>
          <table:table-cell table:formula="of:=IF([$'realWorldCalibrationData-collectedUnscaled'.Q2];[$'realWorldCalibrationData-collectedUnscaled'.Q2]*[$'realWorldCalibrationData-collectedUnscaled'.$AL2];&quot;&quot;)" office:value-type="float" office:value="3002.84" calcext:value-type="float">
            <text:p>3002.84</text:p>
          </table:table-cell>
          <table:table-cell table:formula="of:=IF([$'realWorldCalibrationData-collectedUnscaled'.R2];[$'realWorldCalibrationData-collectedUnscaled'.R2]*[$'realWorldCalibrationData-collectedUnscaled'.$AL2];&quot;&quot;)" office:value-type="float" office:value="3139.43" calcext:value-type="float">
            <text:p>3139.43</text:p>
          </table:table-cell>
          <table:table-cell table:formula="of:=IF([$'realWorldCalibrationData-collectedUnscaled'.S2];[$'realWorldCalibrationData-collectedUnscaled'.S2]*[$'realWorldCalibrationData-collectedUnscaled'.$AL2];&quot;&quot;)" office:value-type="float" office:value="3224.01" calcext:value-type="float">
            <text:p>3224.01</text:p>
          </table:table-cell>
          <table:table-cell table:formula="of:=IF([$'realWorldCalibrationData-collectedUnscaled'.T2];[$'realWorldCalibrationData-collectedUnscaled'.T2]*[$'realWorldCalibrationData-collectedUnscaled'.$AL2];&quot;&quot;)" office:value-type="float" office:value="3462.5" calcext:value-type="float">
            <text:p>3462.5</text:p>
          </table:table-cell>
          <table:table-cell table:formula="of:=IF([$'realWorldCalibrationData-collectedUnscaled'.U2];[$'realWorldCalibrationData-collectedUnscaled'.U2]*[$'realWorldCalibrationData-collectedUnscaled'.$AL2];&quot;&quot;)" office:value-type="float" office:value="3524.62" calcext:value-type="float">
            <text:p>3524.62</text:p>
          </table:table-cell>
          <table:table-cell table:formula="of:=IF([$'realWorldCalibrationData-collectedUnscaled'.V2];[$'realWorldCalibrationData-collectedUnscaled'.V2]*[$'realWorldCalibrationData-collectedUnscaled'.$AL2];&quot;&quot;)" office:value-type="float" office:value="3789.37" calcext:value-type="float">
            <text:p>3789.37</text:p>
          </table:table-cell>
          <table:table-cell table:formula="of:=IF([$'realWorldCalibrationData-collectedUnscaled'.W2];[$'realWorldCalibrationData-collectedUnscaled'.W2]*[$'realWorldCalibrationData-collectedUnscaled'.$AL2];&quot;&quot;)" office:value-type="float" office:value="3981.49" calcext:value-type="float">
            <text:p>3981.49</text:p>
          </table:table-cell>
          <table:table-cell table:formula="of:=IF([$'realWorldCalibrationData-collectedUnscaled'.X2];[$'realWorldCalibrationData-collectedUnscaled'.X2]*[$'realWorldCalibrationData-collectedUnscaled'.$AL2];&quot;&quot;)" office:value-type="float" office:value="4269.31" calcext:value-type="float">
            <text:p>4269.31</text:p>
          </table:table-cell>
          <table:table-cell table:formula="of:=IF([$'realWorldCalibrationData-collectedUnscaled'.Y2];[$'realWorldCalibrationData-collectedUnscaled'.Y2]*[$'realWorldCalibrationData-collectedUnscaled'.$AL2];&quot;&quot;)" office:value-type="float" office:value="4549.47" calcext:value-type="float">
            <text:p>4549.47</text:p>
          </table:table-cell>
          <table:table-cell table:formula="of:=IF([$'realWorldCalibrationData-collectedUnscaled'.Z2];[$'realWorldCalibrationData-collectedUnscaled'.Z2]*[$'realWorldCalibrationData-collectedUnscaled'.$AL2];&quot;&quot;)" office:value-type="float" office:value="4778.6" calcext:value-type="float">
            <text:p>4778.6</text:p>
          </table:table-cell>
          <table:table-cell table:formula="of:=IF([$'realWorldCalibrationData-collectedUnscaled'.AA2];[$'realWorldCalibrationData-collectedUnscaled'.AA2]*[$'realWorldCalibrationData-collectedUnscaled'.$AL2];&quot;&quot;)" office:value-type="float" office:value="4953.28" calcext:value-type="float">
            <text:p>4953.28</text:p>
          </table:table-cell>
          <table:table-cell table:formula="of:=IF([$'realWorldCalibrationData-collectedUnscaled'.AB2];[$'realWorldCalibrationData-collectedUnscaled'.AB2]*[$'realWorldCalibrationData-collectedUnscaled'.$AL2];&quot;&quot;)" office:value-type="float" office:value="5285.34" calcext:value-type="float">
            <text:p>5285.34</text:p>
          </table:table-cell>
          <table:table-cell table:formula="of:=IF([$'realWorldCalibrationData-collectedUnscaled'.AC2];[$'realWorldCalibrationData-collectedUnscaled'.AC2]*[$'realWorldCalibrationData-collectedUnscaled'.$AL2];&quot;&quot;)" office:value-type="float" office:value="5634.91" calcext:value-type="float">
            <text:p>5634.91</text:p>
          </table:table-cell>
          <table:table-cell table:formula="of:=IF([$'realWorldCalibrationData-collectedUnscaled'.AD2];[$'realWorldCalibrationData-collectedUnscaled'.AD2]*[$'realWorldCalibrationData-collectedUnscaled'.$AL2];&quot;&quot;)" office:value-type="float" office:value="6010.67" calcext:value-type="float">
            <text:p>6010.67</text:p>
          </table:table-cell>
          <table:table-cell table:formula="of:=IF([$'realWorldCalibrationData-collectedUnscaled'.AE2];[$'realWorldCalibrationData-collectedUnscaled'.AE2]*[$'realWorldCalibrationData-collectedUnscaled'.$AL2];&quot;&quot;)" office:value-type="float" office:value="6340.81" calcext:value-type="float">
            <text:p>6340.81</text:p>
          </table:table-cell>
          <table:table-cell table:formula="of:=IF([$'realWorldCalibrationData-collectedUnscaled'.AF2];[$'realWorldCalibrationData-collectedUnscaled'.AF2]*[$'realWorldCalibrationData-collectedUnscaled'.$AL2];&quot;&quot;)" office:value-type="float" office:value="6779.12" calcext:value-type="float">
            <text:p>6779.12</text:p>
          </table:table-cell>
          <table:table-cell table:formula="of:=IF([$'realWorldCalibrationData-collectedUnscaled'.AG2];[$'realWorldCalibrationData-collectedUnscaled'.AG2]*[$'realWorldCalibrationData-collectedUnscaled'.$AL2];&quot;&quot;)" office:value-type="float" office:value="7134.03" calcext:value-type="float">
            <text:p>7134.03</text:p>
          </table:table-cell>
          <table:table-cell table:formula="of:=IF([$'realWorldCalibrationData-collectedUnscaled'.AH2];[$'realWorldCalibrationData-collectedUnscaled'.AH2]*[$'realWorldCalibrationData-collectedUnscaled'.$AL2];&quot;&quot;)" office:value-type="float" office:value="7755.26" calcext:value-type="float">
            <text:p>7755.26</text:p>
          </table:table-cell>
          <table:table-cell table:formula="of:=IF([$'realWorldCalibrationData-collectedUnscaled'.AI2];[$'realWorldCalibrationData-collectedUnscaled'.AI2]*[$'realWorldCalibrationData-collectedUnscaled'.$AL2];&quot;&quot;)">
            <text:p/>
          </table:table-cell>
        </table:table-row>
        <table:table-row table:style-name="ro1">
          <table:table-cell table:formula="of:=[$'realWorldCalibrationData-collectedUnscaled'.A3]" office:value-type="string" office:string-value="Wind and Solar Energy Output" calcext:value-type="string">
            <text:p>Wind and Solar Energy Output</text:p>
          </table:table-cell>
          <table:table-cell table:formula="of:=IF([$'realWorldCalibrationData-collectedUnscaled'.B3];[$'realWorldCalibrationData-collectedUnscaled'.B3]*[$'realWorldCalibrationData-collectedUnscaled'.$AL3];&quot;&quot;)" office:value-type="float" office:value="4.02082055" calcext:value-type="float">
            <text:p>4.02082055</text:p>
          </table:table-cell>
          <table:table-cell table:formula="of:=IF([$'realWorldCalibrationData-collectedUnscaled'.C3];[$'realWorldCalibrationData-collectedUnscaled'.C3]*[$'realWorldCalibrationData-collectedUnscaled'.$AL3];&quot;&quot;)" office:value-type="float" office:value="4.5914299" calcext:value-type="float">
            <text:p>4.5914299</text:p>
          </table:table-cell>
          <table:table-cell table:formula="of:=IF([$'realWorldCalibrationData-collectedUnscaled'.D3];[$'realWorldCalibrationData-collectedUnscaled'.D3]*[$'realWorldCalibrationData-collectedUnscaled'.$AL3];&quot;&quot;)" office:value-type="float" office:value="5.1994911" calcext:value-type="float">
            <text:p>5.1994911</text:p>
          </table:table-cell>
          <table:table-cell table:formula="of:=IF([$'realWorldCalibrationData-collectedUnscaled'.E3];[$'realWorldCalibrationData-collectedUnscaled'.E3]*[$'realWorldCalibrationData-collectedUnscaled'.$AL3];&quot;&quot;)" office:value-type="float" office:value="6.2608465" calcext:value-type="float">
            <text:p>6.2608465</text:p>
          </table:table-cell>
          <table:table-cell table:formula="of:=IF([$'realWorldCalibrationData-collectedUnscaled'.F3];[$'realWorldCalibrationData-collectedUnscaled'.F3]*[$'realWorldCalibrationData-collectedUnscaled'.$AL3];&quot;&quot;)" office:value-type="float" office:value="7.7287129" calcext:value-type="float">
            <text:p>7.7287129</text:p>
          </table:table-cell>
          <table:table-cell table:formula="of:=IF([$'realWorldCalibrationData-collectedUnscaled'.G3];[$'realWorldCalibrationData-collectedUnscaled'.G3]*[$'realWorldCalibrationData-collectedUnscaled'.$AL3];&quot;&quot;)" office:value-type="float" office:value="8.91100576" calcext:value-type="float">
            <text:p>8.91100576</text:p>
          </table:table-cell>
          <table:table-cell table:formula="of:=IF([$'realWorldCalibrationData-collectedUnscaled'.H3];[$'realWorldCalibrationData-collectedUnscaled'.H3]*[$'realWorldCalibrationData-collectedUnscaled'.$AL3];&quot;&quot;)" office:value-type="float" office:value="9.91483096" calcext:value-type="float">
            <text:p>9.91483096</text:p>
          </table:table-cell>
          <table:table-cell table:formula="of:=IF([$'realWorldCalibrationData-collectedUnscaled'.I3];[$'realWorldCalibrationData-collectedUnscaled'.I3]*[$'realWorldCalibrationData-collectedUnscaled'.$AL3];&quot;&quot;)" office:value-type="float" office:value="12.7778718" calcext:value-type="float">
            <text:p>12.7778718</text:p>
          </table:table-cell>
          <table:table-cell table:formula="of:=IF([$'realWorldCalibrationData-collectedUnscaled'.J3];[$'realWorldCalibrationData-collectedUnscaled'.J3]*[$'realWorldCalibrationData-collectedUnscaled'.$AL3];&quot;&quot;)" office:value-type="float" office:value="16.741112" calcext:value-type="float">
            <text:p>16.741112</text:p>
          </table:table-cell>
          <table:table-cell table:formula="of:=IF([$'realWorldCalibrationData-collectedUnscaled'.K3];[$'realWorldCalibrationData-collectedUnscaled'.K3]*[$'realWorldCalibrationData-collectedUnscaled'.$AL3];&quot;&quot;)" office:value-type="float" office:value="22.1321859" calcext:value-type="float">
            <text:p>22.1321859</text:p>
          </table:table-cell>
          <table:table-cell table:formula="of:=IF([$'realWorldCalibrationData-collectedUnscaled'.L3];[$'realWorldCalibrationData-collectedUnscaled'.L3]*[$'realWorldCalibrationData-collectedUnscaled'.$AL3];&quot;&quot;)" office:value-type="float" office:value="32.24" calcext:value-type="float">
            <text:p>32.24</text:p>
          </table:table-cell>
          <table:table-cell table:formula="of:=IF([$'realWorldCalibrationData-collectedUnscaled'.M3];[$'realWorldCalibrationData-collectedUnscaled'.M3]*[$'realWorldCalibrationData-collectedUnscaled'.$AL3];&quot;&quot;)" office:value-type="float" office:value="39.51" calcext:value-type="float">
            <text:p>39.51</text:p>
          </table:table-cell>
          <table:table-cell table:formula="of:=IF([$'realWorldCalibrationData-collectedUnscaled'.N3];[$'realWorldCalibrationData-collectedUnscaled'.N3]*[$'realWorldCalibrationData-collectedUnscaled'.$AL3];&quot;&quot;)" office:value-type="float" office:value="53.73" calcext:value-type="float">
            <text:p>53.73</text:p>
          </table:table-cell>
          <table:table-cell table:formula="of:=IF([$'realWorldCalibrationData-collectedUnscaled'.O3];[$'realWorldCalibrationData-collectedUnscaled'.O3]*[$'realWorldCalibrationData-collectedUnscaled'.$AL3];&quot;&quot;)" office:value-type="float" office:value="65.5" calcext:value-type="float">
            <text:p>65.5</text:p>
          </table:table-cell>
          <table:table-cell table:formula="of:=IF([$'realWorldCalibrationData-collectedUnscaled'.P3];[$'realWorldCalibrationData-collectedUnscaled'.P3]*[$'realWorldCalibrationData-collectedUnscaled'.$AL3];&quot;&quot;)" office:value-type="float" office:value="87.97" calcext:value-type="float">
            <text:p>87.97</text:p>
          </table:table-cell>
          <table:table-cell table:formula="of:=IF([$'realWorldCalibrationData-collectedUnscaled'.Q3];[$'realWorldCalibrationData-collectedUnscaled'.Q3]*[$'realWorldCalibrationData-collectedUnscaled'.$AL3];&quot;&quot;)" office:value-type="float" office:value="107.67" calcext:value-type="float">
            <text:p>107.67</text:p>
          </table:table-cell>
          <table:table-cell table:formula="of:=IF([$'realWorldCalibrationData-collectedUnscaled'.R3];[$'realWorldCalibrationData-collectedUnscaled'.R3]*[$'realWorldCalibrationData-collectedUnscaled'.$AL3];&quot;&quot;)" office:value-type="float" office:value="137.9" calcext:value-type="float">
            <text:p>137.9</text:p>
          </table:table-cell>
          <table:table-cell table:formula="of:=IF([$'realWorldCalibrationData-collectedUnscaled'.S3];[$'realWorldCalibrationData-collectedUnscaled'.S3]*[$'realWorldCalibrationData-collectedUnscaled'.$AL3];&quot;&quot;)" office:value-type="float" office:value="177.83" calcext:value-type="float">
            <text:p>177.83</text:p>
          </table:table-cell>
          <table:table-cell table:formula="of:=IF([$'realWorldCalibrationData-collectedUnscaled'.T3];[$'realWorldCalibrationData-collectedUnscaled'.T3]*[$'realWorldCalibrationData-collectedUnscaled'.$AL3];&quot;&quot;)" office:value-type="float" office:value="231.43" calcext:value-type="float">
            <text:p>231.43</text:p>
          </table:table-cell>
          <table:table-cell table:formula="of:=IF([$'realWorldCalibrationData-collectedUnscaled'.U3];[$'realWorldCalibrationData-collectedUnscaled'.U3]*[$'realWorldCalibrationData-collectedUnscaled'.$AL3];&quot;&quot;)" office:value-type="float" office:value="295.07" calcext:value-type="float">
            <text:p>295.07</text:p>
          </table:table-cell>
          <table:table-cell table:formula="of:=IF([$'realWorldCalibrationData-collectedUnscaled'.V3];[$'realWorldCalibrationData-collectedUnscaled'.V3]*[$'realWorldCalibrationData-collectedUnscaled'.$AL3];&quot;&quot;)" office:value-type="float" office:value="377.04" calcext:value-type="float">
            <text:p>377.04</text:p>
          </table:table-cell>
          <table:table-cell table:formula="of:=IF([$'realWorldCalibrationData-collectedUnscaled'.W3];[$'realWorldCalibrationData-collectedUnscaled'.W3]*[$'realWorldCalibrationData-collectedUnscaled'.$AL3];&quot;&quot;)" office:value-type="float" office:value="502.24" calcext:value-type="float">
            <text:p>502.24</text:p>
          </table:table-cell>
          <table:table-cell table:formula="of:=IF([$'realWorldCalibrationData-collectedUnscaled'.X3];[$'realWorldCalibrationData-collectedUnscaled'.X3]*[$'realWorldCalibrationData-collectedUnscaled'.$AL3];&quot;&quot;)" office:value-type="float" office:value="624.29" calcext:value-type="float">
            <text:p>624.29</text:p>
          </table:table-cell>
          <table:table-cell table:formula="of:=IF([$'realWorldCalibrationData-collectedUnscaled'.Y3];[$'realWorldCalibrationData-collectedUnscaled'.Y3]*[$'realWorldCalibrationData-collectedUnscaled'.$AL3];&quot;&quot;)" office:value-type="float" office:value="772.59" calcext:value-type="float">
            <text:p>772.59</text:p>
          </table:table-cell>
          <table:table-cell table:formula="of:=IF([$'realWorldCalibrationData-collectedUnscaled'.Z3];[$'realWorldCalibrationData-collectedUnscaled'.Z3]*[$'realWorldCalibrationData-collectedUnscaled'.$AL3];&quot;&quot;)" office:value-type="float" office:value="912.97" calcext:value-type="float">
            <text:p>912.97</text:p>
          </table:table-cell>
          <table:table-cell table:formula="of:=IF([$'realWorldCalibrationData-collectedUnscaled'.AA3];[$'realWorldCalibrationData-collectedUnscaled'.AA3]*[$'realWorldCalibrationData-collectedUnscaled'.$AL3];&quot;&quot;)" office:value-type="float" office:value="1083.24" calcext:value-type="float">
            <text:p>1083.24</text:p>
          </table:table-cell>
          <table:table-cell table:formula="of:=IF([$'realWorldCalibrationData-collectedUnscaled'.AB3];[$'realWorldCalibrationData-collectedUnscaled'.AB3]*[$'realWorldCalibrationData-collectedUnscaled'.$AL3];&quot;&quot;)" office:value-type="float" office:value="1288.8" calcext:value-type="float">
            <text:p>1288.8</text:p>
          </table:table-cell>
          <table:table-cell table:formula="of:=IF([$'realWorldCalibrationData-collectedUnscaled'.AC3];[$'realWorldCalibrationData-collectedUnscaled'.AC3]*[$'realWorldCalibrationData-collectedUnscaled'.$AL3];&quot;&quot;)" office:value-type="float" office:value="1580.95" calcext:value-type="float">
            <text:p>1580.95</text:p>
          </table:table-cell>
          <table:table-cell table:formula="of:=IF([$'realWorldCalibrationData-collectedUnscaled'.AD3];[$'realWorldCalibrationData-collectedUnscaled'.AD3]*[$'realWorldCalibrationData-collectedUnscaled'.$AL3];&quot;&quot;)" office:value-type="float" office:value="1835.86" calcext:value-type="float">
            <text:p>1835.86</text:p>
          </table:table-cell>
          <table:table-cell table:formula="of:=IF([$'realWorldCalibrationData-collectedUnscaled'.AE3];[$'realWorldCalibrationData-collectedUnscaled'.AE3]*[$'realWorldCalibrationData-collectedUnscaled'.$AL3];&quot;&quot;)" office:value-type="float" office:value="2120.7" calcext:value-type="float">
            <text:p>2120.7</text:p>
          </table:table-cell>
          <table:table-cell table:formula="of:=IF([$'realWorldCalibrationData-collectedUnscaled'.AF3];[$'realWorldCalibrationData-collectedUnscaled'.AF3]*[$'realWorldCalibrationData-collectedUnscaled'.$AL3];&quot;&quot;)" office:value-type="float" office:value="2438.02" calcext:value-type="float">
            <text:p>2438.02</text:p>
          </table:table-cell>
          <table:table-cell table:formula="of:=IF([$'realWorldCalibrationData-collectedUnscaled'.AG3];[$'realWorldCalibrationData-collectedUnscaled'.AG3]*[$'realWorldCalibrationData-collectedUnscaled'.$AL3];&quot;&quot;)" office:value-type="float" office:value="2889.46" calcext:value-type="float">
            <text:p>2889.46</text:p>
          </table:table-cell>
          <table:table-cell table:formula="of:=IF([$'realWorldCalibrationData-collectedUnscaled'.AH3];[$'realWorldCalibrationData-collectedUnscaled'.AH3]*[$'realWorldCalibrationData-collectedUnscaled'.$AL3];&quot;&quot;)" office:value-type="float" office:value="3428.5" calcext:value-type="float">
            <text:p>3428.5</text:p>
          </table:table-cell>
          <table:table-cell table:formula="of:=IF([$'realWorldCalibrationData-collectedUnscaled'.AI3];[$'realWorldCalibrationData-collectedUnscaled'.AI3]*[$'realWorldCalibrationData-collectedUnscaled'.$AL3];&quot;&quot;)">
            <text:p/>
          </table:table-cell>
        </table:table-row>
        <table:table-row table:style-name="ro1">
          <table:table-cell table:formula="of:=[$'realWorldCalibrationData-collectedUnscaled'.A4]" office:value-type="string" office:string-value="Hydropower Energy Output" calcext:value-type="string">
            <text:p>Hydropower Energy Output</text:p>
          </table:table-cell>
          <table:table-cell table:formula="of:=IF([$'realWorldCalibrationData-collectedUnscaled'.B4];[$'realWorldCalibrationData-collectedUnscaled'.B4]*[$'realWorldCalibrationData-collectedUnscaled'.$AL4];&quot;&quot;)" office:value-type="float" office:value="2158.854" calcext:value-type="float">
            <text:p>2158.854</text:p>
          </table:table-cell>
          <table:table-cell table:formula="of:=IF([$'realWorldCalibrationData-collectedUnscaled'.C4];[$'realWorldCalibrationData-collectedUnscaled'.C4]*[$'realWorldCalibrationData-collectedUnscaled'.$AL4];&quot;&quot;)" office:value-type="float" office:value="2208.702" calcext:value-type="float">
            <text:p>2208.702</text:p>
          </table:table-cell>
          <table:table-cell table:formula="of:=IF([$'realWorldCalibrationData-collectedUnscaled'.D4];[$'realWorldCalibrationData-collectedUnscaled'.D4]*[$'realWorldCalibrationData-collectedUnscaled'.$AL4];&quot;&quot;)" office:value-type="float" office:value="2208.4592" calcext:value-type="float">
            <text:p>2208.4592</text:p>
          </table:table-cell>
          <table:table-cell table:formula="of:=IF([$'realWorldCalibrationData-collectedUnscaled'.E4];[$'realWorldCalibrationData-collectedUnscaled'.E4]*[$'realWorldCalibrationData-collectedUnscaled'.$AL4];&quot;&quot;)" office:value-type="float" office:value="2341.4597" calcext:value-type="float">
            <text:p>2341.4597</text:p>
          </table:table-cell>
          <table:table-cell table:formula="of:=IF([$'realWorldCalibrationData-collectedUnscaled'.F4];[$'realWorldCalibrationData-collectedUnscaled'.F4]*[$'realWorldCalibrationData-collectedUnscaled'.$AL4];&quot;&quot;)" office:value-type="float" office:value="2356.203" calcext:value-type="float">
            <text:p>2356.203</text:p>
          </table:table-cell>
          <table:table-cell table:formula="of:=IF([$'realWorldCalibrationData-collectedUnscaled'.G4];[$'realWorldCalibrationData-collectedUnscaled'.G4]*[$'realWorldCalibrationData-collectedUnscaled'.$AL4];&quot;&quot;)" office:value-type="float" office:value="2483.6868" calcext:value-type="float">
            <text:p>2483.6868</text:p>
          </table:table-cell>
          <table:table-cell table:formula="of:=IF([$'realWorldCalibrationData-collectedUnscaled'.H4];[$'realWorldCalibrationData-collectedUnscaled'.H4]*[$'realWorldCalibrationData-collectedUnscaled'.$AL4];&quot;&quot;)" office:value-type="float" office:value="2517.03" calcext:value-type="float">
            <text:p>2517.03</text:p>
          </table:table-cell>
          <table:table-cell table:formula="of:=IF([$'realWorldCalibrationData-collectedUnscaled'.I4];[$'realWorldCalibrationData-collectedUnscaled'.I4]*[$'realWorldCalibrationData-collectedUnscaled'.$AL4];&quot;&quot;)" office:value-type="float" office:value="2561.359" calcext:value-type="float">
            <text:p>2561.359</text:p>
          </table:table-cell>
          <table:table-cell table:formula="of:=IF([$'realWorldCalibrationData-collectedUnscaled'.J4];[$'realWorldCalibrationData-collectedUnscaled'.J4]*[$'realWorldCalibrationData-collectedUnscaled'.$AL4];&quot;&quot;)" office:value-type="float" office:value="2581.1204" calcext:value-type="float">
            <text:p>2581.1204</text:p>
          </table:table-cell>
          <table:table-cell table:formula="of:=IF([$'realWorldCalibrationData-collectedUnscaled'.K4];[$'realWorldCalibrationData-collectedUnscaled'.K4]*[$'realWorldCalibrationData-collectedUnscaled'.$AL4];&quot;&quot;)" office:value-type="float" office:value="2600.65" calcext:value-type="float">
            <text:p>2600.65</text:p>
          </table:table-cell>
          <table:table-cell table:formula="of:=IF([$'realWorldCalibrationData-collectedUnscaled'.L4];[$'realWorldCalibrationData-collectedUnscaled'.L4]*[$'realWorldCalibrationData-collectedUnscaled'.$AL4];&quot;&quot;)" office:value-type="float" office:value="2621.36" calcext:value-type="float">
            <text:p>2621.36</text:p>
          </table:table-cell>
          <table:table-cell table:formula="of:=IF([$'realWorldCalibrationData-collectedUnscaled'.M4];[$'realWorldCalibrationData-collectedUnscaled'.M4]*[$'realWorldCalibrationData-collectedUnscaled'.$AL4];&quot;&quot;)" office:value-type="float" office:value="2561.04" calcext:value-type="float">
            <text:p>2561.04</text:p>
          </table:table-cell>
          <table:table-cell table:formula="of:=IF([$'realWorldCalibrationData-collectedUnscaled'.N4];[$'realWorldCalibrationData-collectedUnscaled'.N4]*[$'realWorldCalibrationData-collectedUnscaled'.$AL4];&quot;&quot;)" office:value-type="float" office:value="2601.39" calcext:value-type="float">
            <text:p>2601.39</text:p>
          </table:table-cell>
          <table:table-cell table:formula="of:=IF([$'realWorldCalibrationData-collectedUnscaled'.O4];[$'realWorldCalibrationData-collectedUnscaled'.O4]*[$'realWorldCalibrationData-collectedUnscaled'.$AL4];&quot;&quot;)" office:value-type="float" office:value="2602.33" calcext:value-type="float">
            <text:p>2602.33</text:p>
          </table:table-cell>
          <table:table-cell table:formula="of:=IF([$'realWorldCalibrationData-collectedUnscaled'.P4];[$'realWorldCalibrationData-collectedUnscaled'.P4]*[$'realWorldCalibrationData-collectedUnscaled'.$AL4];&quot;&quot;)" office:value-type="float" office:value="2796.69" calcext:value-type="float">
            <text:p>2796.69</text:p>
          </table:table-cell>
          <table:table-cell table:formula="of:=IF([$'realWorldCalibrationData-collectedUnscaled'.Q4];[$'realWorldCalibrationData-collectedUnscaled'.Q4]*[$'realWorldCalibrationData-collectedUnscaled'.$AL4];&quot;&quot;)" office:value-type="float" office:value="2895.17" calcext:value-type="float">
            <text:p>2895.17</text:p>
          </table:table-cell>
          <table:table-cell table:formula="of:=IF([$'realWorldCalibrationData-collectedUnscaled'.R4];[$'realWorldCalibrationData-collectedUnscaled'.R4]*[$'realWorldCalibrationData-collectedUnscaled'.$AL4];&quot;&quot;)" office:value-type="float" office:value="3001.53" calcext:value-type="float">
            <text:p>3001.53</text:p>
          </table:table-cell>
          <table:table-cell table:formula="of:=IF([$'realWorldCalibrationData-collectedUnscaled'.S4];[$'realWorldCalibrationData-collectedUnscaled'.S4]*[$'realWorldCalibrationData-collectedUnscaled'.$AL4];&quot;&quot;)" office:value-type="float" office:value="3046.18" calcext:value-type="float">
            <text:p>3046.18</text:p>
          </table:table-cell>
          <table:table-cell table:formula="of:=IF([$'realWorldCalibrationData-collectedUnscaled'.T4];[$'realWorldCalibrationData-collectedUnscaled'.T4]*[$'realWorldCalibrationData-collectedUnscaled'.$AL4];&quot;&quot;)" office:value-type="float" office:value="3231.07" calcext:value-type="float">
            <text:p>3231.07</text:p>
          </table:table-cell>
          <table:table-cell table:formula="of:=IF([$'realWorldCalibrationData-collectedUnscaled'.U4];[$'realWorldCalibrationData-collectedUnscaled'.U4]*[$'realWorldCalibrationData-collectedUnscaled'.$AL4];&quot;&quot;)" office:value-type="float" office:value="3229.55" calcext:value-type="float">
            <text:p>3229.55</text:p>
          </table:table-cell>
          <table:table-cell table:formula="of:=IF([$'realWorldCalibrationData-collectedUnscaled'.V4];[$'realWorldCalibrationData-collectedUnscaled'.V4]*[$'realWorldCalibrationData-collectedUnscaled'.$AL4];&quot;&quot;)" office:value-type="float" office:value="3412.33" calcext:value-type="float">
            <text:p>3412.33</text:p>
          </table:table-cell>
          <table:table-cell table:formula="of:=IF([$'realWorldCalibrationData-collectedUnscaled'.W4];[$'realWorldCalibrationData-collectedUnscaled'.W4]*[$'realWorldCalibrationData-collectedUnscaled'.$AL4];&quot;&quot;)" office:value-type="float" office:value="3479.25" calcext:value-type="float">
            <text:p>3479.25</text:p>
          </table:table-cell>
          <table:table-cell table:formula="of:=IF([$'realWorldCalibrationData-collectedUnscaled'.X4];[$'realWorldCalibrationData-collectedUnscaled'.X4]*[$'realWorldCalibrationData-collectedUnscaled'.$AL4];&quot;&quot;)" office:value-type="float" office:value="3645.02" calcext:value-type="float">
            <text:p>3645.02</text:p>
          </table:table-cell>
          <table:table-cell table:formula="of:=IF([$'realWorldCalibrationData-collectedUnscaled'.Y4];[$'realWorldCalibrationData-collectedUnscaled'.Y4]*[$'realWorldCalibrationData-collectedUnscaled'.$AL4];&quot;&quot;)" office:value-type="float" office:value="3776.88" calcext:value-type="float">
            <text:p>3776.88</text:p>
          </table:table-cell>
          <table:table-cell table:formula="of:=IF([$'realWorldCalibrationData-collectedUnscaled'.Z4];[$'realWorldCalibrationData-collectedUnscaled'.Z4]*[$'realWorldCalibrationData-collectedUnscaled'.$AL4];&quot;&quot;)" office:value-type="float" office:value="3865.63" calcext:value-type="float">
            <text:p>3865.63</text:p>
          </table:table-cell>
          <table:table-cell table:formula="of:=IF([$'realWorldCalibrationData-collectedUnscaled'.AA4];[$'realWorldCalibrationData-collectedUnscaled'.AA4]*[$'realWorldCalibrationData-collectedUnscaled'.$AL4];&quot;&quot;)" office:value-type="float" office:value="3870.04" calcext:value-type="float">
            <text:p>3870.04</text:p>
          </table:table-cell>
          <table:table-cell table:formula="of:=IF([$'realWorldCalibrationData-collectedUnscaled'.AB4];[$'realWorldCalibrationData-collectedUnscaled'.AB4]*[$'realWorldCalibrationData-collectedUnscaled'.$AL4];&quot;&quot;)" office:value-type="float" office:value="3996.54" calcext:value-type="float">
            <text:p>3996.54</text:p>
          </table:table-cell>
          <table:table-cell table:formula="of:=IF([$'realWorldCalibrationData-collectedUnscaled'.AC4];[$'realWorldCalibrationData-collectedUnscaled'.AC4]*[$'realWorldCalibrationData-collectedUnscaled'.$AL4];&quot;&quot;)" office:value-type="float" office:value="4053.96" calcext:value-type="float">
            <text:p>4053.96</text:p>
          </table:table-cell>
          <table:table-cell table:formula="of:=IF([$'realWorldCalibrationData-collectedUnscaled'.AD4];[$'realWorldCalibrationData-collectedUnscaled'.AD4]*[$'realWorldCalibrationData-collectedUnscaled'.$AL4];&quot;&quot;)" office:value-type="float" office:value="4174.81" calcext:value-type="float">
            <text:p>4174.81</text:p>
          </table:table-cell>
          <table:table-cell table:formula="of:=IF([$'realWorldCalibrationData-collectedUnscaled'.AE4];[$'realWorldCalibrationData-collectedUnscaled'.AE4]*[$'realWorldCalibrationData-collectedUnscaled'.$AL4];&quot;&quot;)" office:value-type="float" office:value="4220.11" calcext:value-type="float">
            <text:p>4220.11</text:p>
          </table:table-cell>
          <table:table-cell table:formula="of:=IF([$'realWorldCalibrationData-collectedUnscaled'.AF4];[$'realWorldCalibrationData-collectedUnscaled'.AF4]*[$'realWorldCalibrationData-collectedUnscaled'.$AL4];&quot;&quot;)" office:value-type="float" office:value="4341.1" calcext:value-type="float">
            <text:p>4341.1</text:p>
          </table:table-cell>
          <table:table-cell table:formula="of:=IF([$'realWorldCalibrationData-collectedUnscaled'.AG4];[$'realWorldCalibrationData-collectedUnscaled'.AG4]*[$'realWorldCalibrationData-collectedUnscaled'.$AL4];&quot;&quot;)" office:value-type="float" office:value="4244.57" calcext:value-type="float">
            <text:p>4244.57</text:p>
          </table:table-cell>
          <table:table-cell table:formula="of:=IF([$'realWorldCalibrationData-collectedUnscaled'.AH4];[$'realWorldCalibrationData-collectedUnscaled'.AH4]*[$'realWorldCalibrationData-collectedUnscaled'.$AL4];&quot;&quot;)" office:value-type="float" office:value="4326.76" calcext:value-type="float">
            <text:p>4326.76</text:p>
          </table:table-cell>
          <table:table-cell table:formula="of:=IF([$'realWorldCalibrationData-collectedUnscaled'.AI4];[$'realWorldCalibrationData-collectedUnscaled'.AI4]*[$'realWorldCalibrationData-collectedUnscaled'.$AL4];&quot;&quot;)">
            <text:p/>
          </table:table-cell>
        </table:table-row>
        <table:table-row table:style-name="ro1">
          <table:table-cell table:formula="of:=[$'realWorldCalibrationData-collectedUnscaled'.A5]" office:value-type="string" office:string-value="Total Renewable Energy Capacity" calcext:value-type="string">
            <text:p>Total Renewable Energy Capacity</text:p>
          </table:table-cell>
          <table:table-cell table:formula="of:=IF([$'realWorldCalibrationData-collectedUnscaled'.B5];[$'realWorldCalibrationData-collectedUnscaled'.B5]*[$'realWorldCalibrationData-collectedUnscaled'.$AL5];&quot;&quot;)">
            <text:p/>
          </table:table-cell>
          <table:table-cell table:formula="of:=IF([$'realWorldCalibrationData-collectedUnscaled'.C5];[$'realWorldCalibrationData-collectedUnscaled'.C5]*[$'realWorldCalibrationData-collectedUnscaled'.$AL5];&quot;&quot;)">
            <text:p/>
          </table:table-cell>
          <table:table-cell table:formula="of:=IF([$'realWorldCalibrationData-collectedUnscaled'.D5];[$'realWorldCalibrationData-collectedUnscaled'.D5]*[$'realWorldCalibrationData-collectedUnscaled'.$AL5];&quot;&quot;)">
            <text:p/>
          </table:table-cell>
          <table:table-cell table:formula="of:=IF([$'realWorldCalibrationData-collectedUnscaled'.E5];[$'realWorldCalibrationData-collectedUnscaled'.E5]*[$'realWorldCalibrationData-collectedUnscaled'.$AL5];&quot;&quot;)">
            <text:p/>
          </table:table-cell>
          <table:table-cell table:formula="of:=IF([$'realWorldCalibrationData-collectedUnscaled'.F5];[$'realWorldCalibrationData-collectedUnscaled'.F5]*[$'realWorldCalibrationData-collectedUnscaled'.$AL5];&quot;&quot;)">
            <text:p/>
          </table:table-cell>
          <table:table-cell table:formula="of:=IF([$'realWorldCalibrationData-collectedUnscaled'.G5];[$'realWorldCalibrationData-collectedUnscaled'.G5]*[$'realWorldCalibrationData-collectedUnscaled'.$AL5];&quot;&quot;)">
            <text:p/>
          </table:table-cell>
          <table:table-cell table:formula="of:=IF([$'realWorldCalibrationData-collectedUnscaled'.H5];[$'realWorldCalibrationData-collectedUnscaled'.H5]*[$'realWorldCalibrationData-collectedUnscaled'.$AL5];&quot;&quot;)">
            <text:p/>
          </table:table-cell>
          <table:table-cell table:formula="of:=IF([$'realWorldCalibrationData-collectedUnscaled'.I5];[$'realWorldCalibrationData-collectedUnscaled'.I5]*[$'realWorldCalibrationData-collectedUnscaled'.$AL5];&quot;&quot;)">
            <text:p/>
          </table:table-cell>
          <table:table-cell table:formula="of:=IF([$'realWorldCalibrationData-collectedUnscaled'.J5];[$'realWorldCalibrationData-collectedUnscaled'.J5]*[$'realWorldCalibrationData-collectedUnscaled'.$AL5];&quot;&quot;)">
            <text:p/>
          </table:table-cell>
          <table:table-cell table:formula="of:=IF([$'realWorldCalibrationData-collectedUnscaled'.K5];[$'realWorldCalibrationData-collectedUnscaled'.K5]*[$'realWorldCalibrationData-collectedUnscaled'.$AL5];&quot;&quot;)">
            <text:p/>
          </table:table-cell>
          <table:table-cell table:formula="of:=IF([$'realWorldCalibrationData-collectedUnscaled'.L5];[$'realWorldCalibrationData-collectedUnscaled'.L5]*[$'realWorldCalibrationData-collectedUnscaled'.$AL5];&quot;&quot;)" office:value-type="float" office:value="800.319291" calcext:value-type="float">
            <text:p>800.319291</text:p>
          </table:table-cell>
          <table:table-cell table:formula="of:=IF([$'realWorldCalibrationData-collectedUnscaled'.M5];[$'realWorldCalibrationData-collectedUnscaled'.M5]*[$'realWorldCalibrationData-collectedUnscaled'.$AL5];&quot;&quot;)" office:value-type="float" office:value="815.328075" calcext:value-type="float">
            <text:p>815.328075</text:p>
          </table:table-cell>
          <table:table-cell table:formula="of:=IF([$'realWorldCalibrationData-collectedUnscaled'.N5];[$'realWorldCalibrationData-collectedUnscaled'.N5]*[$'realWorldCalibrationData-collectedUnscaled'.$AL5];&quot;&quot;)" office:value-type="float" office:value="835.361481" calcext:value-type="float">
            <text:p>835.361481</text:p>
          </table:table-cell>
          <table:table-cell table:formula="of:=IF([$'realWorldCalibrationData-collectedUnscaled'.O5];[$'realWorldCalibrationData-collectedUnscaled'.O5]*[$'realWorldCalibrationData-collectedUnscaled'.$AL5];&quot;&quot;)" office:value-type="float" office:value="864.133667" calcext:value-type="float">
            <text:p>864.133667</text:p>
          </table:table-cell>
          <table:table-cell table:formula="of:=IF([$'realWorldCalibrationData-collectedUnscaled'.P5];[$'realWorldCalibrationData-collectedUnscaled'.P5]*[$'realWorldCalibrationData-collectedUnscaled'.$AL5];&quot;&quot;)" office:value-type="float" office:value="896.450346" calcext:value-type="float">
            <text:p>896.450346</text:p>
          </table:table-cell>
          <table:table-cell table:formula="of:=IF([$'realWorldCalibrationData-collectedUnscaled'.Q5];[$'realWorldCalibrationData-collectedUnscaled'.Q5]*[$'realWorldCalibrationData-collectedUnscaled'.$AL5];&quot;&quot;)" office:value-type="float" office:value="934.293799" calcext:value-type="float">
            <text:p>934.293799</text:p>
          </table:table-cell>
          <table:table-cell table:formula="of:=IF([$'realWorldCalibrationData-collectedUnscaled'.R5];[$'realWorldCalibrationData-collectedUnscaled'.R5]*[$'realWorldCalibrationData-collectedUnscaled'.$AL5];&quot;&quot;)" office:value-type="float" office:value="974.662704" calcext:value-type="float">
            <text:p>974.662704</text:p>
          </table:table-cell>
          <table:table-cell table:formula="of:=IF([$'realWorldCalibrationData-collectedUnscaled'.S5];[$'realWorldCalibrationData-collectedUnscaled'.S5]*[$'realWorldCalibrationData-collectedUnscaled'.$AL5];&quot;&quot;)" office:value-type="float" office:value="1026.633507" calcext:value-type="float">
            <text:p>1026.633507</text:p>
          </table:table-cell>
          <table:table-cell table:formula="of:=IF([$'realWorldCalibrationData-collectedUnscaled'.T5];[$'realWorldCalibrationData-collectedUnscaled'.T5]*[$'realWorldCalibrationData-collectedUnscaled'.$AL5];&quot;&quot;)" office:value-type="float" office:value="1088.231746" calcext:value-type="float">
            <text:p>1088.231746</text:p>
          </table:table-cell>
          <table:table-cell table:formula="of:=IF([$'realWorldCalibrationData-collectedUnscaled'.U5];[$'realWorldCalibrationData-collectedUnscaled'.U5]*[$'realWorldCalibrationData-collectedUnscaled'.$AL5];&quot;&quot;)" office:value-type="float" office:value="1165.593328" calcext:value-type="float">
            <text:p>1165.593328</text:p>
          </table:table-cell>
          <table:table-cell table:formula="of:=IF([$'realWorldCalibrationData-collectedUnscaled'.V5];[$'realWorldCalibrationData-collectedUnscaled'.V5]*[$'realWorldCalibrationData-collectedUnscaled'.$AL5];&quot;&quot;)" office:value-type="float" office:value="1248.464884" calcext:value-type="float">
            <text:p>1248.464884</text:p>
          </table:table-cell>
          <table:table-cell table:formula="of:=IF([$'realWorldCalibrationData-collectedUnscaled'.W5];[$'realWorldCalibrationData-collectedUnscaled'.W5]*[$'realWorldCalibrationData-collectedUnscaled'.$AL5];&quot;&quot;)" office:value-type="float" office:value="1351.39375" calcext:value-type="float">
            <text:p>1351.39375</text:p>
          </table:table-cell>
          <table:table-cell table:formula="of:=IF([$'realWorldCalibrationData-collectedUnscaled'.X5];[$'realWorldCalibrationData-collectedUnscaled'.X5]*[$'realWorldCalibrationData-collectedUnscaled'.$AL5];&quot;&quot;)" office:value-type="float" office:value="1461.78455" calcext:value-type="float">
            <text:p>1461.78455</text:p>
          </table:table-cell>
          <table:table-cell table:formula="of:=IF([$'realWorldCalibrationData-collectedUnscaled'.Y5];[$'realWorldCalibrationData-collectedUnscaled'.Y5]*[$'realWorldCalibrationData-collectedUnscaled'.$AL5];&quot;&quot;)" office:value-type="float" office:value="1577.83286" calcext:value-type="float">
            <text:p>1577.83286</text:p>
          </table:table-cell>
          <table:table-cell table:formula="of:=IF([$'realWorldCalibrationData-collectedUnscaled'.Z5];[$'realWorldCalibrationData-collectedUnscaled'.Z5]*[$'realWorldCalibrationData-collectedUnscaled'.$AL5];&quot;&quot;)" office:value-type="float" office:value="1705.84172" calcext:value-type="float">
            <text:p>1705.84172</text:p>
          </table:table-cell>
          <table:table-cell table:formula="of:=IF([$'realWorldCalibrationData-collectedUnscaled'.AA5];[$'realWorldCalibrationData-collectedUnscaled'.AA5]*[$'realWorldCalibrationData-collectedUnscaled'.$AL5];&quot;&quot;)" office:value-type="float" office:value="1855.59782" calcext:value-type="float">
            <text:p>1855.59782</text:p>
          </table:table-cell>
          <table:table-cell table:formula="of:=IF([$'realWorldCalibrationData-collectedUnscaled'.AB5];[$'realWorldCalibrationData-collectedUnscaled'.AB5]*[$'realWorldCalibrationData-collectedUnscaled'.$AL5];&quot;&quot;)" office:value-type="float" office:value="2014.04532" calcext:value-type="float">
            <text:p>2014.04532</text:p>
          </table:table-cell>
          <table:table-cell table:formula="of:=IF([$'realWorldCalibrationData-collectedUnscaled'.AC5];[$'realWorldCalibrationData-collectedUnscaled'.AC5]*[$'realWorldCalibrationData-collectedUnscaled'.$AL5];&quot;&quot;)" office:value-type="float" office:value="2181.31956" calcext:value-type="float">
            <text:p>2181.31956</text:p>
          </table:table-cell>
          <table:table-cell table:formula="of:=IF([$'realWorldCalibrationData-collectedUnscaled'.AD5];[$'realWorldCalibrationData-collectedUnscaled'.AD5]*[$'realWorldCalibrationData-collectedUnscaled'.$AL5];&quot;&quot;)" office:value-type="float" office:value="2347.56237" calcext:value-type="float">
            <text:p>2347.56237</text:p>
          </table:table-cell>
          <table:table-cell table:formula="of:=IF([$'realWorldCalibrationData-collectedUnscaled'.AE5];[$'realWorldCalibrationData-collectedUnscaled'.AE5]*[$'realWorldCalibrationData-collectedUnscaled'.$AL5];&quot;&quot;)" office:value-type="float" office:value="2525.17" calcext:value-type="float">
            <text:p>2525.17</text:p>
          </table:table-cell>
          <table:table-cell table:formula="of:=IF([$'realWorldCalibrationData-collectedUnscaled'.AF5];[$'realWorldCalibrationData-collectedUnscaled'.AF5]*[$'realWorldCalibrationData-collectedUnscaled'.$AL5];&quot;&quot;)" office:value-type="float" office:value="2786.162" calcext:value-type="float">
            <text:p>2786.162</text:p>
          </table:table-cell>
          <table:table-cell table:formula="of:=IF([$'realWorldCalibrationData-collectedUnscaled'.AG5];[$'realWorldCalibrationData-collectedUnscaled'.AG5]*[$'realWorldCalibrationData-collectedUnscaled'.$AL5];&quot;&quot;)" office:value-type="float" office:value="3048.42275" calcext:value-type="float">
            <text:p>3048.42275</text:p>
          </table:table-cell>
          <table:table-cell table:formula="of:=IF([$'realWorldCalibrationData-collectedUnscaled'.AH5];[$'realWorldCalibrationData-collectedUnscaled'.AH5]*[$'realWorldCalibrationData-collectedUnscaled'.$AL5];&quot;&quot;)" office:value-type="float" office:value="3344.53785" calcext:value-type="float">
            <text:p>3344.53785</text:p>
          </table:table-cell>
          <table:table-cell table:formula="of:=IF([$'realWorldCalibrationData-collectedUnscaled'.AI5];[$'realWorldCalibrationData-collectedUnscaled'.AI5]*[$'realWorldCalibrationData-collectedUnscaled'.$AL5];&quot;&quot;)">
            <text:p/>
          </table:table-cell>
        </table:table-row>
        <table:table-row table:style-name="ro1">
          <table:table-cell table:formula="of:=[$'realWorldCalibrationData-collectedUnscaled'.A6]" office:value-type="string" office:string-value="Wind and Solar Energy Capacity" calcext:value-type="string">
            <text:p>Wind and Solar Energy Capacity</text:p>
          </table:table-cell>
          <table:table-cell table:formula="of:=IF([$'realWorldCalibrationData-collectedUnscaled'.B6];[$'realWorldCalibrationData-collectedUnscaled'.B6]*[$'realWorldCalibrationData-collectedUnscaled'.$AL6];&quot;&quot;)">
            <text:p/>
          </table:table-cell>
          <table:table-cell table:formula="of:=IF([$'realWorldCalibrationData-collectedUnscaled'.C6];[$'realWorldCalibrationData-collectedUnscaled'.C6]*[$'realWorldCalibrationData-collectedUnscaled'.$AL6];&quot;&quot;)">
            <text:p/>
          </table:table-cell>
          <table:table-cell table:formula="of:=IF([$'realWorldCalibrationData-collectedUnscaled'.D6];[$'realWorldCalibrationData-collectedUnscaled'.D6]*[$'realWorldCalibrationData-collectedUnscaled'.$AL6];&quot;&quot;)">
            <text:p/>
          </table:table-cell>
          <table:table-cell table:formula="of:=IF([$'realWorldCalibrationData-collectedUnscaled'.E6];[$'realWorldCalibrationData-collectedUnscaled'.E6]*[$'realWorldCalibrationData-collectedUnscaled'.$AL6];&quot;&quot;)">
            <text:p/>
          </table:table-cell>
          <table:table-cell table:formula="of:=IF([$'realWorldCalibrationData-collectedUnscaled'.F6];[$'realWorldCalibrationData-collectedUnscaled'.F6]*[$'realWorldCalibrationData-collectedUnscaled'.$AL6];&quot;&quot;)">
            <text:p/>
          </table:table-cell>
          <table:table-cell table:formula="of:=IF([$'realWorldCalibrationData-collectedUnscaled'.G6];[$'realWorldCalibrationData-collectedUnscaled'.G6]*[$'realWorldCalibrationData-collectedUnscaled'.$AL6];&quot;&quot;)">
            <text:p/>
          </table:table-cell>
          <table:table-cell table:formula="of:=IF([$'realWorldCalibrationData-collectedUnscaled'.H6];[$'realWorldCalibrationData-collectedUnscaled'.H6]*[$'realWorldCalibrationData-collectedUnscaled'.$AL6];&quot;&quot;)">
            <text:p/>
          </table:table-cell>
          <table:table-cell table:formula="of:=IF([$'realWorldCalibrationData-collectedUnscaled'.I6];[$'realWorldCalibrationData-collectedUnscaled'.I6]*[$'realWorldCalibrationData-collectedUnscaled'.$AL6];&quot;&quot;)">
            <text:p/>
          </table:table-cell>
          <table:table-cell table:formula="of:=IF([$'realWorldCalibrationData-collectedUnscaled'.J6];[$'realWorldCalibrationData-collectedUnscaled'.J6]*[$'realWorldCalibrationData-collectedUnscaled'.$AL6];&quot;&quot;)">
            <text:p/>
          </table:table-cell>
          <table:table-cell table:formula="of:=IF([$'realWorldCalibrationData-collectedUnscaled'.K6];[$'realWorldCalibrationData-collectedUnscaled'.K6]*[$'realWorldCalibrationData-collectedUnscaled'.$AL6];&quot;&quot;)">
            <text:p/>
          </table:table-cell>
          <table:table-cell table:formula="of:=IF([$'realWorldCalibrationData-collectedUnscaled'.L6];[$'realWorldCalibrationData-collectedUnscaled'.L6]*[$'realWorldCalibrationData-collectedUnscaled'.$AL6];&quot;&quot;)" office:value-type="float" office:value="18.169041" calcext:value-type="float">
            <text:p>18.169041</text:p>
          </table:table-cell>
          <table:table-cell table:formula="of:=IF([$'realWorldCalibrationData-collectedUnscaled'.M6];[$'realWorldCalibrationData-collectedUnscaled'.M6]*[$'realWorldCalibrationData-collectedUnscaled'.$AL6];&quot;&quot;)" office:value-type="float" office:value="25.451675" calcext:value-type="float">
            <text:p>25.451675</text:p>
          </table:table-cell>
          <table:table-cell table:formula="of:=IF([$'realWorldCalibrationData-collectedUnscaled'.N6];[$'realWorldCalibrationData-collectedUnscaled'.N6]*[$'realWorldCalibrationData-collectedUnscaled'.$AL6];&quot;&quot;)" office:value-type="float" office:value="32.559981" calcext:value-type="float">
            <text:p>32.559981</text:p>
          </table:table-cell>
          <table:table-cell table:formula="of:=IF([$'realWorldCalibrationData-collectedUnscaled'.O6];[$'realWorldCalibrationData-collectedUnscaled'.O6]*[$'realWorldCalibrationData-collectedUnscaled'.$AL6];&quot;&quot;)" office:value-type="float" office:value="41.024967" calcext:value-type="float">
            <text:p>41.024967</text:p>
          </table:table-cell>
          <table:table-cell table:formula="of:=IF([$'realWorldCalibrationData-collectedUnscaled'.P6];[$'realWorldCalibrationData-collectedUnscaled'.P6]*[$'realWorldCalibrationData-collectedUnscaled'.$AL6];&quot;&quot;)" office:value-type="float" office:value="51.123846" calcext:value-type="float">
            <text:p>51.123846</text:p>
          </table:table-cell>
          <table:table-cell table:formula="of:=IF([$'realWorldCalibrationData-collectedUnscaled'.Q6];[$'realWorldCalibrationData-collectedUnscaled'.Q6]*[$'realWorldCalibrationData-collectedUnscaled'.$AL6];&quot;&quot;)" office:value-type="float" office:value="63.354899" calcext:value-type="float">
            <text:p>63.354899</text:p>
          </table:table-cell>
          <table:table-cell table:formula="of:=IF([$'realWorldCalibrationData-collectedUnscaled'.R6];[$'realWorldCalibrationData-collectedUnscaled'.R6]*[$'realWorldCalibrationData-collectedUnscaled'.$AL6];&quot;&quot;)" office:value-type="float" office:value="79.663104" calcext:value-type="float">
            <text:p>79.663104</text:p>
          </table:table-cell>
          <table:table-cell table:formula="of:=IF([$'realWorldCalibrationData-collectedUnscaled'.S6];[$'realWorldCalibrationData-collectedUnscaled'.S6]*[$'realWorldCalibrationData-collectedUnscaled'.$AL6];&quot;&quot;)" office:value-type="float" office:value="100.522947" calcext:value-type="float">
            <text:p>100.522947</text:p>
          </table:table-cell>
          <table:table-cell table:formula="of:=IF([$'realWorldCalibrationData-collectedUnscaled'.T6];[$'realWorldCalibrationData-collectedUnscaled'.T6]*[$'realWorldCalibrationData-collectedUnscaled'.$AL6];&quot;&quot;)" office:value-type="float" office:value="130.817806" calcext:value-type="float">
            <text:p>130.817806</text:p>
          </table:table-cell>
          <table:table-cell table:formula="of:=IF([$'realWorldCalibrationData-collectedUnscaled'.U6];[$'realWorldCalibrationData-collectedUnscaled'.U6]*[$'realWorldCalibrationData-collectedUnscaled'.$AL6];&quot;&quot;)" office:value-type="float" office:value="173.741928" calcext:value-type="float">
            <text:p>173.741928</text:p>
          </table:table-cell>
          <table:table-cell table:formula="of:=IF([$'realWorldCalibrationData-collectedUnscaled'.V6];[$'realWorldCalibrationData-collectedUnscaled'.V6]*[$'realWorldCalibrationData-collectedUnscaled'.$AL6];&quot;&quot;)" office:value-type="float" office:value="222.675824" calcext:value-type="float">
            <text:p>222.675824</text:p>
          </table:table-cell>
          <table:table-cell table:formula="of:=IF([$'realWorldCalibrationData-collectedUnscaled'.W6];[$'realWorldCalibrationData-collectedUnscaled'.W6]*[$'realWorldCalibrationData-collectedUnscaled'.$AL6];&quot;&quot;)" office:value-type="float" office:value="294.15075" calcext:value-type="float">
            <text:p>294.15075</text:p>
          </table:table-cell>
          <table:table-cell table:formula="of:=IF([$'realWorldCalibrationData-collectedUnscaled'.X6];[$'realWorldCalibrationData-collectedUnscaled'.X6]*[$'realWorldCalibrationData-collectedUnscaled'.$AL6];&quot;&quot;)" office:value-type="float" office:value="371.50075" calcext:value-type="float">
            <text:p>371.50075</text:p>
          </table:table-cell>
          <table:table-cell table:formula="of:=IF([$'realWorldCalibrationData-collectedUnscaled'.Y6];[$'realWorldCalibrationData-collectedUnscaled'.Y6]*[$'realWorldCalibrationData-collectedUnscaled'.$AL6];&quot;&quot;)" office:value-type="float" office:value="440.54126" calcext:value-type="float">
            <text:p>440.54126</text:p>
          </table:table-cell>
          <table:table-cell table:formula="of:=IF([$'realWorldCalibrationData-collectedUnscaled'.Z6];[$'realWorldCalibrationData-collectedUnscaled'.Z6]*[$'realWorldCalibrationData-collectedUnscaled'.$AL6];&quot;&quot;)" office:value-type="float" office:value="530.17822" calcext:value-type="float">
            <text:p>530.17822</text:p>
          </table:table-cell>
          <table:table-cell table:formula="of:=IF([$'realWorldCalibrationData-collectedUnscaled'.AA6];[$'realWorldCalibrationData-collectedUnscaled'.AA6]*[$'realWorldCalibrationData-collectedUnscaled'.$AL6];&quot;&quot;)" office:value-type="float" office:value="645.26662" calcext:value-type="float">
            <text:p>645.26662</text:p>
          </table:table-cell>
          <table:table-cell table:formula="of:=IF([$'realWorldCalibrationData-collectedUnscaled'.AB6];[$'realWorldCalibrationData-collectedUnscaled'.AB6]*[$'realWorldCalibrationData-collectedUnscaled'.$AL6];&quot;&quot;)" office:value-type="float" office:value="768.11072" calcext:value-type="float">
            <text:p>768.11072</text:p>
          </table:table-cell>
          <table:table-cell table:formula="of:=IF([$'realWorldCalibrationData-collectedUnscaled'.AC6];[$'realWorldCalibrationData-collectedUnscaled'.AC6]*[$'realWorldCalibrationData-collectedUnscaled'.$AL6];&quot;&quot;)" office:value-type="float" office:value="910.36946" calcext:value-type="float">
            <text:p>910.36946</text:p>
          </table:table-cell>
          <table:table-cell table:formula="of:=IF([$'realWorldCalibrationData-collectedUnscaled'.AD6];[$'realWorldCalibrationData-collectedUnscaled'.AD6]*[$'realWorldCalibrationData-collectedUnscaled'.$AL6];&quot;&quot;)" office:value-type="float" office:value="1053.81887" calcext:value-type="float">
            <text:p>1053.81887</text:p>
          </table:table-cell>
          <table:table-cell table:formula="of:=IF([$'realWorldCalibrationData-collectedUnscaled'.AE6];[$'realWorldCalibrationData-collectedUnscaled'.AE6]*[$'realWorldCalibrationData-collectedUnscaled'.$AL6];&quot;&quot;)" office:value-type="float" office:value="1213.0859" calcext:value-type="float">
            <text:p>1213.0859</text:p>
          </table:table-cell>
          <table:table-cell table:formula="of:=IF([$'realWorldCalibrationData-collectedUnscaled'.AF6];[$'realWorldCalibrationData-collectedUnscaled'.AF6]*[$'realWorldCalibrationData-collectedUnscaled'.$AL6];&quot;&quot;)" office:value-type="float" office:value="1452.0842" calcext:value-type="float">
            <text:p>1452.0842</text:p>
          </table:table-cell>
          <table:table-cell table:formula="of:=IF([$'realWorldCalibrationData-collectedUnscaled'.AG6];[$'realWorldCalibrationData-collectedUnscaled'.AG6]*[$'realWorldCalibrationData-collectedUnscaled'.$AL6];&quot;&quot;)" office:value-type="float" office:value="1685.70815" calcext:value-type="float">
            <text:p>1685.70815</text:p>
          </table:table-cell>
          <table:table-cell table:formula="of:=IF([$'realWorldCalibrationData-collectedUnscaled'.AH6];[$'realWorldCalibrationData-collectedUnscaled'.AH6]*[$'realWorldCalibrationData-collectedUnscaled'.$AL6];&quot;&quot;)" office:value-type="float" office:value="1951.93945" calcext:value-type="float">
            <text:p>1951.93945</text:p>
          </table:table-cell>
          <table:table-cell table:formula="of:=IF([$'realWorldCalibrationData-collectedUnscaled'.AI6];[$'realWorldCalibrationData-collectedUnscaled'.AI6]*[$'realWorldCalibrationData-collectedUnscaled'.$AL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Hydropower Energy Capacity" calcext:value-type="string">
            <text:p>Hydropower Energy Capacity</text:p>
          </table:table-cell>
          <table:table-cell table:formula="of:=IF([$'realWorldCalibrationData-collectedUnscaled'.B7];[$'realWorldCalibrationData-collectedUnscaled'.B7]*[$'realWorldCalibrationData-collectedUnscaled'.$AL7];&quot;&quot;)">
            <text:p/>
          </table:table-cell>
          <table:table-cell table:formula="of:=IF([$'realWorldCalibrationData-collectedUnscaled'.C7];[$'realWorldCalibrationData-collectedUnscaled'.C7]*[$'realWorldCalibrationData-collectedUnscaled'.$AL7];&quot;&quot;)">
            <text:p/>
          </table:table-cell>
          <table:table-cell table:formula="of:=IF([$'realWorldCalibrationData-collectedUnscaled'.D7];[$'realWorldCalibrationData-collectedUnscaled'.D7]*[$'realWorldCalibrationData-collectedUnscaled'.$AL7];&quot;&quot;)">
            <text:p/>
          </table:table-cell>
          <table:table-cell table:formula="of:=IF([$'realWorldCalibrationData-collectedUnscaled'.E7];[$'realWorldCalibrationData-collectedUnscaled'.E7]*[$'realWorldCalibrationData-collectedUnscaled'.$AL7];&quot;&quot;)">
            <text:p/>
          </table:table-cell>
          <table:table-cell table:formula="of:=IF([$'realWorldCalibrationData-collectedUnscaled'.F7];[$'realWorldCalibrationData-collectedUnscaled'.F7]*[$'realWorldCalibrationData-collectedUnscaled'.$AL7];&quot;&quot;)">
            <text:p/>
          </table:table-cell>
          <table:table-cell table:formula="of:=IF([$'realWorldCalibrationData-collectedUnscaled'.G7];[$'realWorldCalibrationData-collectedUnscaled'.G7]*[$'realWorldCalibrationData-collectedUnscaled'.$AL7];&quot;&quot;)">
            <text:p/>
          </table:table-cell>
          <table:table-cell table:formula="of:=IF([$'realWorldCalibrationData-collectedUnscaled'.H7];[$'realWorldCalibrationData-collectedUnscaled'.H7]*[$'realWorldCalibrationData-collectedUnscaled'.$AL7];&quot;&quot;)">
            <text:p/>
          </table:table-cell>
          <table:table-cell table:formula="of:=IF([$'realWorldCalibrationData-collectedUnscaled'.I7];[$'realWorldCalibrationData-collectedUnscaled'.I7]*[$'realWorldCalibrationData-collectedUnscaled'.$AL7];&quot;&quot;)">
            <text:p/>
          </table:table-cell>
          <table:table-cell table:formula="of:=IF([$'realWorldCalibrationData-collectedUnscaled'.J7];[$'realWorldCalibrationData-collectedUnscaled'.J7]*[$'realWorldCalibrationData-collectedUnscaled'.$AL7];&quot;&quot;)">
            <text:p/>
          </table:table-cell>
          <table:table-cell table:formula="of:=IF([$'realWorldCalibrationData-collectedUnscaled'.K7];[$'realWorldCalibrationData-collectedUnscaled'.K7]*[$'realWorldCalibrationData-collectedUnscaled'.$AL7];&quot;&quot;)">
            <text:p/>
          </table:table-cell>
          <table:table-cell table:formula="of:=IF([$'realWorldCalibrationData-collectedUnscaled'.L7];[$'realWorldCalibrationData-collectedUnscaled'.L7]*[$'realWorldCalibrationData-collectedUnscaled'.$AL7];&quot;&quot;)" office:value-type="float" office:value="782.15025" calcext:value-type="float">
            <text:p>782.15025</text:p>
          </table:table-cell>
          <table:table-cell table:formula="of:=IF([$'realWorldCalibrationData-collectedUnscaled'.M7];[$'realWorldCalibrationData-collectedUnscaled'.M7]*[$'realWorldCalibrationData-collectedUnscaled'.$AL7];&quot;&quot;)" office:value-type="float" office:value="789.8764" calcext:value-type="float">
            <text:p>789.8764</text:p>
          </table:table-cell>
          <table:table-cell table:formula="of:=IF([$'realWorldCalibrationData-collectedUnscaled'.N7];[$'realWorldCalibrationData-collectedUnscaled'.N7]*[$'realWorldCalibrationData-collectedUnscaled'.$AL7];&quot;&quot;)" office:value-type="float" office:value="802.8015" calcext:value-type="float">
            <text:p>802.8015</text:p>
          </table:table-cell>
          <table:table-cell table:formula="of:=IF([$'realWorldCalibrationData-collectedUnscaled'.O7];[$'realWorldCalibrationData-collectedUnscaled'.O7]*[$'realWorldCalibrationData-collectedUnscaled'.$AL7];&quot;&quot;)" office:value-type="float" office:value="823.1087" calcext:value-type="float">
            <text:p>823.1087</text:p>
          </table:table-cell>
          <table:table-cell table:formula="of:=IF([$'realWorldCalibrationData-collectedUnscaled'.P7];[$'realWorldCalibrationData-collectedUnscaled'.P7]*[$'realWorldCalibrationData-collectedUnscaled'.$AL7];&quot;&quot;)" office:value-type="float" office:value="845.3265" calcext:value-type="float">
            <text:p>845.3265</text:p>
          </table:table-cell>
          <table:table-cell table:formula="of:=IF([$'realWorldCalibrationData-collectedUnscaled'.Q7];[$'realWorldCalibrationData-collectedUnscaled'.Q7]*[$'realWorldCalibrationData-collectedUnscaled'.$AL7];&quot;&quot;)" office:value-type="float" office:value="870.9389" calcext:value-type="float">
            <text:p>870.9389</text:p>
          </table:table-cell>
          <table:table-cell table:formula="of:=IF([$'realWorldCalibrationData-collectedUnscaled'.R7];[$'realWorldCalibrationData-collectedUnscaled'.R7]*[$'realWorldCalibrationData-collectedUnscaled'.$AL7];&quot;&quot;)" office:value-type="float" office:value="894.9996" calcext:value-type="float">
            <text:p>894.9996</text:p>
          </table:table-cell>
          <table:table-cell table:formula="of:=IF([$'realWorldCalibrationData-collectedUnscaled'.S7];[$'realWorldCalibrationData-collectedUnscaled'.S7]*[$'realWorldCalibrationData-collectedUnscaled'.$AL7];&quot;&quot;)" office:value-type="float" office:value="926.11056" calcext:value-type="float">
            <text:p>926.11056</text:p>
          </table:table-cell>
          <table:table-cell table:formula="of:=IF([$'realWorldCalibrationData-collectedUnscaled'.T7];[$'realWorldCalibrationData-collectedUnscaled'.T7]*[$'realWorldCalibrationData-collectedUnscaled'.$AL7];&quot;&quot;)" office:value-type="float" office:value="957.41394" calcext:value-type="float">
            <text:p>957.41394</text:p>
          </table:table-cell>
          <table:table-cell table:formula="of:=IF([$'realWorldCalibrationData-collectedUnscaled'.U7];[$'realWorldCalibrationData-collectedUnscaled'.U7]*[$'realWorldCalibrationData-collectedUnscaled'.$AL7];&quot;&quot;)" office:value-type="float" office:value="991.8514" calcext:value-type="float">
            <text:p>991.8514</text:p>
          </table:table-cell>
          <table:table-cell table:formula="of:=IF([$'realWorldCalibrationData-collectedUnscaled'.V7];[$'realWorldCalibrationData-collectedUnscaled'.V7]*[$'realWorldCalibrationData-collectedUnscaled'.$AL7];&quot;&quot;)" office:value-type="float" office:value="1025.78906" calcext:value-type="float">
            <text:p>1025.78906</text:p>
          </table:table-cell>
          <table:table-cell table:formula="of:=IF([$'realWorldCalibrationData-collectedUnscaled'.W7];[$'realWorldCalibrationData-collectedUnscaled'.W7]*[$'realWorldCalibrationData-collectedUnscaled'.$AL7];&quot;&quot;)" office:value-type="float" office:value="1057.243" calcext:value-type="float">
            <text:p>1057.243</text:p>
          </table:table-cell>
          <table:table-cell table:formula="of:=IF([$'realWorldCalibrationData-collectedUnscaled'.X7];[$'realWorldCalibrationData-collectedUnscaled'.X7]*[$'realWorldCalibrationData-collectedUnscaled'.$AL7];&quot;&quot;)" office:value-type="float" office:value="1090.2838" calcext:value-type="float">
            <text:p>1090.2838</text:p>
          </table:table-cell>
          <table:table-cell table:formula="of:=IF([$'realWorldCalibrationData-collectedUnscaled'.Y7];[$'realWorldCalibrationData-collectedUnscaled'.Y7]*[$'realWorldCalibrationData-collectedUnscaled'.$AL7];&quot;&quot;)" office:value-type="float" office:value="1137.2916" calcext:value-type="float">
            <text:p>1137.2916</text:p>
          </table:table-cell>
          <table:table-cell table:formula="of:=IF([$'realWorldCalibrationData-collectedUnscaled'.Z7];[$'realWorldCalibrationData-collectedUnscaled'.Z7]*[$'realWorldCalibrationData-collectedUnscaled'.$AL7];&quot;&quot;)" office:value-type="float" office:value="1175.6635" calcext:value-type="float">
            <text:p>1175.6635</text:p>
          </table:table-cell>
          <table:table-cell table:formula="of:=IF([$'realWorldCalibrationData-collectedUnscaled'.AA7];[$'realWorldCalibrationData-collectedUnscaled'.AA7]*[$'realWorldCalibrationData-collectedUnscaled'.$AL7];&quot;&quot;)" office:value-type="float" office:value="1210.3312" calcext:value-type="float">
            <text:p>1210.3312</text:p>
          </table:table-cell>
          <table:table-cell table:formula="of:=IF([$'realWorldCalibrationData-collectedUnscaled'.AB7];[$'realWorldCalibrationData-collectedUnscaled'.AB7]*[$'realWorldCalibrationData-collectedUnscaled'.$AL7];&quot;&quot;)" office:value-type="float" office:value="1245.9346" calcext:value-type="float">
            <text:p>1245.9346</text:p>
          </table:table-cell>
          <table:table-cell table:formula="of:=IF([$'realWorldCalibrationData-collectedUnscaled'.AC7];[$'realWorldCalibrationData-collectedUnscaled'.AC7]*[$'realWorldCalibrationData-collectedUnscaled'.$AL7];&quot;&quot;)" office:value-type="float" office:value="1270.9501" calcext:value-type="float">
            <text:p>1270.9501</text:p>
          </table:table-cell>
          <table:table-cell table:formula="of:=IF([$'realWorldCalibrationData-collectedUnscaled'.AD7];[$'realWorldCalibrationData-collectedUnscaled'.AD7]*[$'realWorldCalibrationData-collectedUnscaled'.$AL7];&quot;&quot;)" office:value-type="float" office:value="1293.7435" calcext:value-type="float">
            <text:p>1293.7435</text:p>
          </table:table-cell>
          <table:table-cell table:formula="of:=IF([$'realWorldCalibrationData-collectedUnscaled'.AE7];[$'realWorldCalibrationData-collectedUnscaled'.AE7]*[$'realWorldCalibrationData-collectedUnscaled'.$AL7];&quot;&quot;)" office:value-type="float" office:value="1312.0841" calcext:value-type="float">
            <text:p>1312.0841</text:p>
          </table:table-cell>
          <table:table-cell table:formula="of:=IF([$'realWorldCalibrationData-collectedUnscaled'.AF7];[$'realWorldCalibrationData-collectedUnscaled'.AF7]*[$'realWorldCalibrationData-collectedUnscaled'.$AL7];&quot;&quot;)" office:value-type="float" office:value="1334.0778" calcext:value-type="float">
            <text:p>1334.0778</text:p>
          </table:table-cell>
          <table:table-cell table:formula="of:=IF([$'realWorldCalibrationData-collectedUnscaled'.AG7];[$'realWorldCalibrationData-collectedUnscaled'.AG7]*[$'realWorldCalibrationData-collectedUnscaled'.$AL7];&quot;&quot;)" office:value-type="float" office:value="1362.7146" calcext:value-type="float">
            <text:p>1362.7146</text:p>
          </table:table-cell>
          <table:table-cell table:formula="of:=IF([$'realWorldCalibrationData-collectedUnscaled'.AH7];[$'realWorldCalibrationData-collectedUnscaled'.AH7]*[$'realWorldCalibrationData-collectedUnscaled'.$AL7];&quot;&quot;)" office:value-type="float" office:value="1392.5984" calcext:value-type="float">
            <text:p>1392.5984</text:p>
          </table:table-cell>
          <table:table-cell table:formula="of:=IF([$'realWorldCalibrationData-collectedUnscaled'.AI7];[$'realWorldCalibrationData-collectedUnscaled'.AI7]*[$'realWorldCalibrationData-collectedUnscaled'.$AL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Primary Fossil Energy (FUEL)" calcext:value-type="string">
            <text:p>Primary Fossil Energy (FUEL)</text:p>
          </table:table-cell>
          <table:table-cell table:formula="of:=IF([$'realWorldCalibrationData-collectedUnscaled'.B8];[$'realWorldCalibrationData-collectedUnscaled'.B8]*[$'realWorldCalibrationData-collectedUnscaled'.$AL8];&quot;&quot;)" office:value-type="float" office:value="82768.898" calcext:value-type="float">
            <text:p>82768.898</text:p>
          </table:table-cell>
          <table:table-cell table:formula="of:=IF([$'realWorldCalibrationData-collectedUnscaled'.C8];[$'realWorldCalibrationData-collectedUnscaled'.C8]*[$'realWorldCalibrationData-collectedUnscaled'.$AL8];&quot;&quot;)" office:value-type="float" office:value="82216.201" calcext:value-type="float">
            <text:p>82216.201</text:p>
          </table:table-cell>
          <table:table-cell table:formula="of:=IF([$'realWorldCalibrationData-collectedUnscaled'.D8];[$'realWorldCalibrationData-collectedUnscaled'.D8]*[$'realWorldCalibrationData-collectedUnscaled'.$AL8];&quot;&quot;)" office:value-type="float" office:value="82748.764" calcext:value-type="float">
            <text:p>82748.764</text:p>
          </table:table-cell>
          <table:table-cell table:formula="of:=IF([$'realWorldCalibrationData-collectedUnscaled'.E8];[$'realWorldCalibrationData-collectedUnscaled'.E8]*[$'realWorldCalibrationData-collectedUnscaled'.$AL8];&quot;&quot;)" office:value-type="float" office:value="82153.709" calcext:value-type="float">
            <text:p>82153.709</text:p>
          </table:table-cell>
          <table:table-cell table:formula="of:=IF([$'realWorldCalibrationData-collectedUnscaled'.F8];[$'realWorldCalibrationData-collectedUnscaled'.F8]*[$'realWorldCalibrationData-collectedUnscaled'.$AL8];&quot;&quot;)" office:value-type="float" office:value="83533.346" calcext:value-type="float">
            <text:p>83533.346</text:p>
          </table:table-cell>
          <table:table-cell table:formula="of:=IF([$'realWorldCalibrationData-collectedUnscaled'.G8];[$'realWorldCalibrationData-collectedUnscaled'.G8]*[$'realWorldCalibrationData-collectedUnscaled'.$AL8];&quot;&quot;)" office:value-type="float" office:value="85165.627" calcext:value-type="float">
            <text:p>85165.627</text:p>
          </table:table-cell>
          <table:table-cell table:formula="of:=IF([$'realWorldCalibrationData-collectedUnscaled'.H8];[$'realWorldCalibrationData-collectedUnscaled'.H8]*[$'realWorldCalibrationData-collectedUnscaled'.$AL8];&quot;&quot;)" office:value-type="float" office:value="87552.406" calcext:value-type="float">
            <text:p>87552.406</text:p>
          </table:table-cell>
          <table:table-cell table:formula="of:=IF([$'realWorldCalibrationData-collectedUnscaled'.I8];[$'realWorldCalibrationData-collectedUnscaled'.I8]*[$'realWorldCalibrationData-collectedUnscaled'.$AL8];&quot;&quot;)" office:value-type="float" office:value="88796.155" calcext:value-type="float">
            <text:p>88796.155</text:p>
          </table:table-cell>
          <table:table-cell table:formula="of:=IF([$'realWorldCalibrationData-collectedUnscaled'.J8];[$'realWorldCalibrationData-collectedUnscaled'.J8]*[$'realWorldCalibrationData-collectedUnscaled'.$AL8];&quot;&quot;)" office:value-type="float" office:value="89903.496" calcext:value-type="float">
            <text:p>89903.496</text:p>
          </table:table-cell>
          <table:table-cell table:formula="of:=IF([$'realWorldCalibrationData-collectedUnscaled'.K8];[$'realWorldCalibrationData-collectedUnscaled'.K8]*[$'realWorldCalibrationData-collectedUnscaled'.$AL8];&quot;&quot;)" office:value-type="float" office:value="89622.659" calcext:value-type="float">
            <text:p>89622.659</text:p>
          </table:table-cell>
          <table:table-cell table:formula="of:=IF([$'realWorldCalibrationData-collectedUnscaled'.L8];[$'realWorldCalibrationData-collectedUnscaled'.L8]*[$'realWorldCalibrationData-collectedUnscaled'.$AL8];&quot;&quot;)" office:value-type="float" office:value="92653.306" calcext:value-type="float">
            <text:p>92653.306</text:p>
          </table:table-cell>
          <table:table-cell table:formula="of:=IF([$'realWorldCalibrationData-collectedUnscaled'.M8];[$'realWorldCalibrationData-collectedUnscaled'.M8]*[$'realWorldCalibrationData-collectedUnscaled'.$AL8];&quot;&quot;)" office:value-type="float" office:value="94354.384" calcext:value-type="float">
            <text:p>94354.384</text:p>
          </table:table-cell>
          <table:table-cell table:formula="of:=IF([$'realWorldCalibrationData-collectedUnscaled'.N8];[$'realWorldCalibrationData-collectedUnscaled'.N8]*[$'realWorldCalibrationData-collectedUnscaled'.$AL8];&quot;&quot;)" office:value-type="float" office:value="94760.123" calcext:value-type="float">
            <text:p>94760.123</text:p>
          </table:table-cell>
          <table:table-cell table:formula="of:=IF([$'realWorldCalibrationData-collectedUnscaled'.O8];[$'realWorldCalibrationData-collectedUnscaled'.O8]*[$'realWorldCalibrationData-collectedUnscaled'.$AL8];&quot;&quot;)" office:value-type="float" office:value="99569.533" calcext:value-type="float">
            <text:p>99569.533</text:p>
          </table:table-cell>
          <table:table-cell table:formula="of:=IF([$'realWorldCalibrationData-collectedUnscaled'.P8];[$'realWorldCalibrationData-collectedUnscaled'.P8]*[$'realWorldCalibrationData-collectedUnscaled'.$AL8];&quot;&quot;)" office:value-type="float" office:value="105241.165" calcext:value-type="float">
            <text:p>105241.165</text:p>
          </table:table-cell>
          <table:table-cell table:formula="of:=IF([$'realWorldCalibrationData-collectedUnscaled'.Q8];[$'realWorldCalibrationData-collectedUnscaled'.Q8]*[$'realWorldCalibrationData-collectedUnscaled'.$AL8];&quot;&quot;)" office:value-type="float" office:value="108349.211" calcext:value-type="float">
            <text:p>108349.211</text:p>
          </table:table-cell>
          <table:table-cell table:formula="of:=IF([$'realWorldCalibrationData-collectedUnscaled'.R8];[$'realWorldCalibrationData-collectedUnscaled'.R8]*[$'realWorldCalibrationData-collectedUnscaled'.$AL8];&quot;&quot;)" office:value-type="float" office:value="111465.649" calcext:value-type="float">
            <text:p>111465.649</text:p>
          </table:table-cell>
          <table:table-cell table:formula="of:=IF([$'realWorldCalibrationData-collectedUnscaled'.S8];[$'realWorldCalibrationData-collectedUnscaled'.S8]*[$'realWorldCalibrationData-collectedUnscaled'.$AL8];&quot;&quot;)" office:value-type="float" office:value="113756.134" calcext:value-type="float">
            <text:p>113756.134</text:p>
          </table:table-cell>
          <table:table-cell table:formula="of:=IF([$'realWorldCalibrationData-collectedUnscaled'.T8];[$'realWorldCalibrationData-collectedUnscaled'.T8]*[$'realWorldCalibrationData-collectedUnscaled'.$AL8];&quot;&quot;)" office:value-type="float" office:value="116579.01" calcext:value-type="float">
            <text:p>116579.01</text:p>
          </table:table-cell>
          <table:table-cell table:formula="of:=IF([$'realWorldCalibrationData-collectedUnscaled'.U8];[$'realWorldCalibrationData-collectedUnscaled'.U8]*[$'realWorldCalibrationData-collectedUnscaled'.$AL8];&quot;&quot;)" office:value-type="float" office:value="114421.114" calcext:value-type="float">
            <text:p>114421.114</text:p>
          </table:table-cell>
          <table:table-cell table:formula="of:=IF([$'realWorldCalibrationData-collectedUnscaled'.V8];[$'realWorldCalibrationData-collectedUnscaled'.V8]*[$'realWorldCalibrationData-collectedUnscaled'.$AL8];&quot;&quot;)" office:value-type="float" office:value="119541.688" calcext:value-type="float">
            <text:p>119541.688</text:p>
          </table:table-cell>
          <table:table-cell table:formula="of:=IF([$'realWorldCalibrationData-collectedUnscaled'.W8];[$'realWorldCalibrationData-collectedUnscaled'.W8]*[$'realWorldCalibrationData-collectedUnscaled'.$AL8];&quot;&quot;)" office:value-type="float" office:value="123936.212" calcext:value-type="float">
            <text:p>123936.212</text:p>
          </table:table-cell>
          <table:table-cell table:formula="of:=IF([$'realWorldCalibrationData-collectedUnscaled'.X8];[$'realWorldCalibrationData-collectedUnscaled'.X8]*[$'realWorldCalibrationData-collectedUnscaled'.$AL8];&quot;&quot;)" office:value-type="float" office:value="126392.485" calcext:value-type="float">
            <text:p>126392.485</text:p>
          </table:table-cell>
          <table:table-cell table:formula="of:=IF([$'realWorldCalibrationData-collectedUnscaled'.Y8];[$'realWorldCalibrationData-collectedUnscaled'.Y8]*[$'realWorldCalibrationData-collectedUnscaled'.$AL8];&quot;&quot;)" office:value-type="float" office:value="127578.901" calcext:value-type="float">
            <text:p>127578.901</text:p>
          </table:table-cell>
          <table:table-cell table:formula="of:=IF([$'realWorldCalibrationData-collectedUnscaled'.Z8];[$'realWorldCalibrationData-collectedUnscaled'.Z8]*[$'realWorldCalibrationData-collectedUnscaled'.$AL8];&quot;&quot;)" office:value-type="float" office:value="129291.48" calcext:value-type="float">
            <text:p>129291.48</text:p>
          </table:table-cell>
          <table:table-cell table:formula="of:=IF([$'realWorldCalibrationData-collectedUnscaled'.AA8];[$'realWorldCalibrationData-collectedUnscaled'.AA8]*[$'realWorldCalibrationData-collectedUnscaled'.$AL8];&quot;&quot;)" office:value-type="float" office:value="130389.098" calcext:value-type="float">
            <text:p>130389.098</text:p>
          </table:table-cell>
          <table:table-cell table:formula="of:=IF([$'realWorldCalibrationData-collectedUnscaled'.AB8];[$'realWorldCalibrationData-collectedUnscaled'.AB8]*[$'realWorldCalibrationData-collectedUnscaled'.$AL8];&quot;&quot;)" office:value-type="float" office:value="128455.718" calcext:value-type="float">
            <text:p>128455.718</text:p>
          </table:table-cell>
          <table:table-cell table:formula="of:=IF([$'realWorldCalibrationData-collectedUnscaled'.AC8];[$'realWorldCalibrationData-collectedUnscaled'.AC8]*[$'realWorldCalibrationData-collectedUnscaled'.$AL8];&quot;&quot;)" office:value-type="float" office:value="130774.808" calcext:value-type="float">
            <text:p>130774.808</text:p>
          </table:table-cell>
          <table:table-cell table:formula="of:=IF([$'realWorldCalibrationData-collectedUnscaled'.AD8];[$'realWorldCalibrationData-collectedUnscaled'.AD8]*[$'realWorldCalibrationData-collectedUnscaled'.$AL8];&quot;&quot;)" office:value-type="float" office:value="135832.78" calcext:value-type="float">
            <text:p>135832.78</text:p>
          </table:table-cell>
          <table:table-cell table:formula="of:=IF([$'realWorldCalibrationData-collectedUnscaled'.AE8];[$'realWorldCalibrationData-collectedUnscaled'.AE8]*[$'realWorldCalibrationData-collectedUnscaled'.$AL8];&quot;&quot;)" office:value-type="float" office:value="137318.956" calcext:value-type="float">
            <text:p>137318.956</text:p>
          </table:table-cell>
          <table:table-cell table:formula="of:=IF([$'realWorldCalibrationData-collectedUnscaled'.AF8];[$'realWorldCalibrationData-collectedUnscaled'.AF8]*[$'realWorldCalibrationData-collectedUnscaled'.$AL8];&quot;&quot;)" office:value-type="float" office:value="130561.404" calcext:value-type="float">
            <text:p>130561.404</text:p>
          </table:table-cell>
          <table:table-cell table:formula="of:=IF([$'realWorldCalibrationData-collectedUnscaled'.AG8];[$'realWorldCalibrationData-collectedUnscaled'.AG8]*[$'realWorldCalibrationData-collectedUnscaled'.$AL8];&quot;&quot;)" office:value-type="float" office:value="134863.769" calcext:value-type="float">
            <text:p>134863.769</text:p>
          </table:table-cell>
          <table:table-cell table:formula="of:=IF([$'realWorldCalibrationData-collectedUnscaled'.AH8];[$'realWorldCalibrationData-collectedUnscaled'.AH8]*[$'realWorldCalibrationData-collectedUnscaled'.$AL8];&quot;&quot;)" office:value-type="float" office:value="140183.73" calcext:value-type="float">
            <text:p>140183.73</text:p>
          </table:table-cell>
          <table:table-cell table:formula="of:=IF([$'realWorldCalibrationData-collectedUnscaled'.AI8];[$'realWorldCalibrationData-collectedUnscaled'.AI8]*[$'realWorldCalibrationData-collectedUnscaled'.$AL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Secondary Fossil Energy Output" calcext:value-type="string">
            <text:p>Secondary Fossil Energy Output</text:p>
          </table:table-cell>
          <table:table-cell table:formula="of:=IF([$'realWorldCalibrationData-collectedUnscaled'.B9];[$'realWorldCalibrationData-collectedUnscaled'.B9]*[$'realWorldCalibrationData-collectedUnscaled'.$AL9];&quot;&quot;)" office:value-type="float" office:value="7614.6292" calcext:value-type="float">
            <text:p>7614.6292</text:p>
          </table:table-cell>
          <table:table-cell table:formula="of:=IF([$'realWorldCalibrationData-collectedUnscaled'.C9];[$'realWorldCalibrationData-collectedUnscaled'.C9]*[$'realWorldCalibrationData-collectedUnscaled'.$AL9];&quot;&quot;)" office:value-type="float" office:value="7722.2179" calcext:value-type="float">
            <text:p>7722.2179</text:p>
          </table:table-cell>
          <table:table-cell table:formula="of:=IF([$'realWorldCalibrationData-collectedUnscaled'.D9];[$'realWorldCalibrationData-collectedUnscaled'.D9]*[$'realWorldCalibrationData-collectedUnscaled'.$AL9];&quot;&quot;)" office:value-type="float" office:value="7807.5196" calcext:value-type="float">
            <text:p>7807.5196</text:p>
          </table:table-cell>
          <table:table-cell table:formula="of:=IF([$'realWorldCalibrationData-collectedUnscaled'.E9];[$'realWorldCalibrationData-collectedUnscaled'.E9]*[$'realWorldCalibrationData-collectedUnscaled'.$AL9];&quot;&quot;)" office:value-type="float" office:value="7858.3298" calcext:value-type="float">
            <text:p>7858.3298</text:p>
          </table:table-cell>
          <table:table-cell table:formula="of:=IF([$'realWorldCalibrationData-collectedUnscaled'.F9];[$'realWorldCalibrationData-collectedUnscaled'.F9]*[$'realWorldCalibrationData-collectedUnscaled'.$AL9];&quot;&quot;)" office:value-type="float" office:value="8119.1229" calcext:value-type="float">
            <text:p>8119.1229</text:p>
          </table:table-cell>
          <table:table-cell table:formula="of:=IF([$'realWorldCalibrationData-collectedUnscaled'.G9];[$'realWorldCalibrationData-collectedUnscaled'.G9]*[$'realWorldCalibrationData-collectedUnscaled'.$AL9];&quot;&quot;)" office:value-type="float" office:value="8335.2589" calcext:value-type="float">
            <text:p>8335.2589</text:p>
          </table:table-cell>
          <table:table-cell table:formula="of:=IF([$'realWorldCalibrationData-collectedUnscaled'.H9];[$'realWorldCalibrationData-collectedUnscaled'.H9]*[$'realWorldCalibrationData-collectedUnscaled'.$AL9];&quot;&quot;)" office:value-type="float" office:value="8626.9507" calcext:value-type="float">
            <text:p>8626.9507</text:p>
          </table:table-cell>
          <table:table-cell table:formula="of:=IF([$'realWorldCalibrationData-collectedUnscaled'.I9];[$'realWorldCalibrationData-collectedUnscaled'.I9]*[$'realWorldCalibrationData-collectedUnscaled'.$AL9];&quot;&quot;)" office:value-type="float" office:value="8911.3345" calcext:value-type="float">
            <text:p>8911.3345</text:p>
          </table:table-cell>
          <table:table-cell table:formula="of:=IF([$'realWorldCalibrationData-collectedUnscaled'.J9];[$'realWorldCalibrationData-collectedUnscaled'.J9]*[$'realWorldCalibrationData-collectedUnscaled'.$AL9];&quot;&quot;)" office:value-type="float" office:value="9214.4557" calcext:value-type="float">
            <text:p>9214.4557</text:p>
          </table:table-cell>
          <table:table-cell table:formula="of:=IF([$'realWorldCalibrationData-collectedUnscaled'.K9];[$'realWorldCalibrationData-collectedUnscaled'.K9]*[$'realWorldCalibrationData-collectedUnscaled'.$AL9];&quot;&quot;)" office:value-type="float" office:value="9498.2689" calcext:value-type="float">
            <text:p>9498.2689</text:p>
          </table:table-cell>
          <table:table-cell table:formula="of:=IF([$'realWorldCalibrationData-collectedUnscaled'.L9];[$'realWorldCalibrationData-collectedUnscaled'.L9]*[$'realWorldCalibrationData-collectedUnscaled'.$AL9];&quot;&quot;)" office:value-type="float" office:value="9609.74" calcext:value-type="float">
            <text:p>9609.74</text:p>
          </table:table-cell>
          <table:table-cell table:formula="of:=IF([$'realWorldCalibrationData-collectedUnscaled'.M9];[$'realWorldCalibrationData-collectedUnscaled'.M9]*[$'realWorldCalibrationData-collectedUnscaled'.$AL9];&quot;&quot;)" office:value-type="float" office:value="9826.39" calcext:value-type="float">
            <text:p>9826.39</text:p>
          </table:table-cell>
          <table:table-cell table:formula="of:=IF([$'realWorldCalibrationData-collectedUnscaled'.N9];[$'realWorldCalibrationData-collectedUnscaled'.N9]*[$'realWorldCalibrationData-collectedUnscaled'.$AL9];&quot;&quot;)" office:value-type="float" office:value="10265.48" calcext:value-type="float">
            <text:p>10265.48</text:p>
          </table:table-cell>
          <table:table-cell table:formula="of:=IF([$'realWorldCalibrationData-collectedUnscaled'.O9];[$'realWorldCalibrationData-collectedUnscaled'.O9]*[$'realWorldCalibrationData-collectedUnscaled'.$AL9];&quot;&quot;)" office:value-type="float" office:value="10822.59" calcext:value-type="float">
            <text:p>10822.59</text:p>
          </table:table-cell>
          <table:table-cell table:formula="of:=IF([$'realWorldCalibrationData-collectedUnscaled'.P9];[$'realWorldCalibrationData-collectedUnscaled'.P9]*[$'realWorldCalibrationData-collectedUnscaled'.$AL9];&quot;&quot;)" office:value-type="float" office:value="11283.27" calcext:value-type="float">
            <text:p>11283.27</text:p>
          </table:table-cell>
          <table:table-cell table:formula="of:=IF([$'realWorldCalibrationData-collectedUnscaled'.Q9];[$'realWorldCalibrationData-collectedUnscaled'.Q9]*[$'realWorldCalibrationData-collectedUnscaled'.$AL9];&quot;&quot;)" office:value-type="float" office:value="11806.97" calcext:value-type="float">
            <text:p>11806.97</text:p>
          </table:table-cell>
          <table:table-cell table:formula="of:=IF([$'realWorldCalibrationData-collectedUnscaled'.R9];[$'realWorldCalibrationData-collectedUnscaled'.R9]*[$'realWorldCalibrationData-collectedUnscaled'.$AL9];&quot;&quot;)" office:value-type="float" office:value="12329.32" calcext:value-type="float">
            <text:p>12329.32</text:p>
          </table:table-cell>
          <table:table-cell table:formula="of:=IF([$'realWorldCalibrationData-collectedUnscaled'.S9];[$'realWorldCalibrationData-collectedUnscaled'.S9]*[$'realWorldCalibrationData-collectedUnscaled'.$AL9];&quot;&quot;)" office:value-type="float" office:value="13160.68" calcext:value-type="float">
            <text:p>13160.68</text:p>
          </table:table-cell>
          <table:table-cell table:formula="of:=IF([$'realWorldCalibrationData-collectedUnscaled'.T9];[$'realWorldCalibrationData-collectedUnscaled'.T9]*[$'realWorldCalibrationData-collectedUnscaled'.$AL9];&quot;&quot;)" office:value-type="float" office:value="13217.09" calcext:value-type="float">
            <text:p>13217.09</text:p>
          </table:table-cell>
          <table:table-cell table:formula="of:=IF([$'realWorldCalibrationData-collectedUnscaled'.U9];[$'realWorldCalibrationData-collectedUnscaled'.U9]*[$'realWorldCalibrationData-collectedUnscaled'.$AL9];&quot;&quot;)" office:value-type="float" office:value="13070.16" calcext:value-type="float">
            <text:p>13070.16</text:p>
          </table:table-cell>
          <table:table-cell table:formula="of:=IF([$'realWorldCalibrationData-collectedUnscaled'.V9];[$'realWorldCalibrationData-collectedUnscaled'.V9]*[$'realWorldCalibrationData-collectedUnscaled'.$AL9];&quot;&quot;)" office:value-type="float" office:value="14071.65" calcext:value-type="float">
            <text:p>14071.65</text:p>
          </table:table-cell>
          <table:table-cell table:formula="of:=IF([$'realWorldCalibrationData-collectedUnscaled'.W9];[$'realWorldCalibrationData-collectedUnscaled'.W9]*[$'realWorldCalibrationData-collectedUnscaled'.$AL9];&quot;&quot;)" office:value-type="float" office:value="14685.28" calcext:value-type="float">
            <text:p>14685.28</text:p>
          </table:table-cell>
          <table:table-cell table:formula="of:=IF([$'realWorldCalibrationData-collectedUnscaled'.X9];[$'realWorldCalibrationData-collectedUnscaled'.X9]*[$'realWorldCalibrationData-collectedUnscaled'.$AL9];&quot;&quot;)" office:value-type="float" office:value="15055.62" calcext:value-type="float">
            <text:p>15055.62</text:p>
          </table:table-cell>
          <table:table-cell table:formula="of:=IF([$'realWorldCalibrationData-collectedUnscaled'.Y9];[$'realWorldCalibrationData-collectedUnscaled'.Y9]*[$'realWorldCalibrationData-collectedUnscaled'.$AL9];&quot;&quot;)" office:value-type="float" office:value="15364.88" calcext:value-type="float">
            <text:p>15364.88</text:p>
          </table:table-cell>
          <table:table-cell table:formula="of:=IF([$'realWorldCalibrationData-collectedUnscaled'.Z9];[$'realWorldCalibrationData-collectedUnscaled'.Z9]*[$'realWorldCalibrationData-collectedUnscaled'.$AL9];&quot;&quot;)" office:value-type="float" office:value="15655.38" calcext:value-type="float">
            <text:p>15655.38</text:p>
          </table:table-cell>
          <table:table-cell table:formula="of:=IF([$'realWorldCalibrationData-collectedUnscaled'.AA9];[$'realWorldCalibrationData-collectedUnscaled'.AA9]*[$'realWorldCalibrationData-collectedUnscaled'.$AL9];&quot;&quot;)" office:value-type="float" office:value="15647.27" calcext:value-type="float">
            <text:p>15647.27</text:p>
          </table:table-cell>
          <table:table-cell table:formula="of:=IF([$'realWorldCalibrationData-collectedUnscaled'.AB9];[$'realWorldCalibrationData-collectedUnscaled'.AB9]*[$'realWorldCalibrationData-collectedUnscaled'.$AL9];&quot;&quot;)" office:value-type="float" office:value="15900.89" calcext:value-type="float">
            <text:p>15900.89</text:p>
          </table:table-cell>
          <table:table-cell table:formula="of:=IF([$'realWorldCalibrationData-collectedUnscaled'.AC9];[$'realWorldCalibrationData-collectedUnscaled'.AC9]*[$'realWorldCalibrationData-collectedUnscaled'.$AL9];&quot;&quot;)" office:value-type="float" office:value="16223.81" calcext:value-type="float">
            <text:p>16223.81</text:p>
          </table:table-cell>
          <table:table-cell table:formula="of:=IF([$'realWorldCalibrationData-collectedUnscaled'.AD9];[$'realWorldCalibrationData-collectedUnscaled'.AD9]*[$'realWorldCalibrationData-collectedUnscaled'.$AL9];&quot;&quot;)" office:value-type="float" office:value="16756.02" calcext:value-type="float">
            <text:p>16756.02</text:p>
          </table:table-cell>
          <table:table-cell table:formula="of:=IF([$'realWorldCalibrationData-collectedUnscaled'.AE9];[$'realWorldCalibrationData-collectedUnscaled'.AE9]*[$'realWorldCalibrationData-collectedUnscaled'.$AL9];&quot;&quot;)" office:value-type="float" office:value="16634.04" calcext:value-type="float">
            <text:p>16634.04</text:p>
          </table:table-cell>
          <table:table-cell table:formula="of:=IF([$'realWorldCalibrationData-collectedUnscaled'.AF9];[$'realWorldCalibrationData-collectedUnscaled'.AF9]*[$'realWorldCalibrationData-collectedUnscaled'.$AL9];&quot;&quot;)" office:value-type="float" office:value="16166.37" calcext:value-type="float">
            <text:p>16166.37</text:p>
          </table:table-cell>
          <table:table-cell table:formula="of:=IF([$'realWorldCalibrationData-collectedUnscaled'.AG9];[$'realWorldCalibrationData-collectedUnscaled'.AG9]*[$'realWorldCalibrationData-collectedUnscaled'.$AL9];&quot;&quot;)" office:value-type="float" office:value="17201.33" calcext:value-type="float">
            <text:p>17201.33</text:p>
          </table:table-cell>
          <table:table-cell table:formula="of:=IF([$'realWorldCalibrationData-collectedUnscaled'.AH9];[$'realWorldCalibrationData-collectedUnscaled'.AH9]*[$'realWorldCalibrationData-collectedUnscaled'.$AL9];&quot;&quot;)" office:value-type="float" office:value="17385.15" calcext:value-type="float">
            <text:p>17385.15</text:p>
          </table:table-cell>
          <table:table-cell table:formula="of:=IF([$'realWorldCalibrationData-collectedUnscaled'.AI9];[$'realWorldCalibrationData-collectedUnscaled'.AI9]*[$'realWorldCalibrationData-collectedUnscaled'.$AL9];&quot;&quot;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CO2 emissions from fossil fuels" calcext:value-type="string">
            <text:p>CO2 emissions from fossil fuels</text:p>
          </table:table-cell>
          <table:table-cell table:formula="of:=IF([$'realWorldCalibrationData-collectedUnscaled'.B10];[$'realWorldCalibrationData-collectedUnscaled'.B10]*[$'realWorldCalibrationData-collectedUnscaled'.$AL10];&quot;&quot;)" office:value-type="float" office:value="22757.48" calcext:value-type="float">
            <text:p>22757.48</text:p>
          </table:table-cell>
          <table:table-cell table:formula="of:=IF([$'realWorldCalibrationData-collectedUnscaled'.C10];[$'realWorldCalibrationData-collectedUnscaled'.C10]*[$'realWorldCalibrationData-collectedUnscaled'.$AL10];&quot;&quot;)" office:value-type="float" office:value="23244.806" calcext:value-type="float">
            <text:p>23244.806</text:p>
          </table:table-cell>
          <table:table-cell table:formula="of:=IF([$'realWorldCalibrationData-collectedUnscaled'.D10];[$'realWorldCalibrationData-collectedUnscaled'.D10]*[$'realWorldCalibrationData-collectedUnscaled'.$AL10];&quot;&quot;)" office:value-type="float" office:value="22580.023" calcext:value-type="float">
            <text:p>22580.023</text:p>
          </table:table-cell>
          <table:table-cell table:formula="of:=IF([$'realWorldCalibrationData-collectedUnscaled'.E10];[$'realWorldCalibrationData-collectedUnscaled'.E10]*[$'realWorldCalibrationData-collectedUnscaled'.$AL10];&quot;&quot;)" office:value-type="float" office:value="22812.901" calcext:value-type="float">
            <text:p>22812.901</text:p>
          </table:table-cell>
          <table:table-cell table:formula="of:=IF([$'realWorldCalibrationData-collectedUnscaled'.F10];[$'realWorldCalibrationData-collectedUnscaled'.F10]*[$'realWorldCalibrationData-collectedUnscaled'.$AL10];&quot;&quot;)" office:value-type="float" office:value="22969.498" calcext:value-type="float">
            <text:p>22969.498</text:p>
          </table:table-cell>
          <table:table-cell table:formula="of:=IF([$'realWorldCalibrationData-collectedUnscaled'.G10];[$'realWorldCalibrationData-collectedUnscaled'.G10]*[$'realWorldCalibrationData-collectedUnscaled'.$AL10];&quot;&quot;)" office:value-type="float" office:value="23458.714" calcext:value-type="float">
            <text:p>23458.714</text:p>
          </table:table-cell>
          <table:table-cell table:formula="of:=IF([$'realWorldCalibrationData-collectedUnscaled'.H10];[$'realWorldCalibrationData-collectedUnscaled'.H10]*[$'realWorldCalibrationData-collectedUnscaled'.$AL10];&quot;&quot;)" office:value-type="float" office:value="24159.384" calcext:value-type="float">
            <text:p>24159.384</text:p>
          </table:table-cell>
          <table:table-cell table:formula="of:=IF([$'realWorldCalibrationData-collectedUnscaled'.I10];[$'realWorldCalibrationData-collectedUnscaled'.I10]*[$'realWorldCalibrationData-collectedUnscaled'.$AL10];&quot;&quot;)" office:value-type="float" office:value="24302.584" calcext:value-type="float">
            <text:p>24302.584</text:p>
          </table:table-cell>
          <table:table-cell table:formula="of:=IF([$'realWorldCalibrationData-collectedUnscaled'.J10];[$'realWorldCalibrationData-collectedUnscaled'.J10]*[$'realWorldCalibrationData-collectedUnscaled'.$AL10];&quot;&quot;)" office:value-type="float" office:value="24213.26" calcext:value-type="float">
            <text:p>24213.26</text:p>
          </table:table-cell>
          <table:table-cell table:formula="of:=IF([$'realWorldCalibrationData-collectedUnscaled'.K10];[$'realWorldCalibrationData-collectedUnscaled'.K10]*[$'realWorldCalibrationData-collectedUnscaled'.$AL10];&quot;&quot;)" office:value-type="float" office:value="24732.39" calcext:value-type="float">
            <text:p>24732.39</text:p>
          </table:table-cell>
          <table:table-cell table:formula="of:=IF([$'realWorldCalibrationData-collectedUnscaled'.L10];[$'realWorldCalibrationData-collectedUnscaled'.L10]*[$'realWorldCalibrationData-collectedUnscaled'.$AL10];&quot;&quot;)" office:value-type="float" office:value="25453.623" calcext:value-type="float">
            <text:p>25453.623</text:p>
          </table:table-cell>
          <table:table-cell table:formula="of:=IF([$'realWorldCalibrationData-collectedUnscaled'.M10];[$'realWorldCalibrationData-collectedUnscaled'.M10]*[$'realWorldCalibrationData-collectedUnscaled'.$AL10];&quot;&quot;)" office:value-type="float" office:value="25668.049" calcext:value-type="float">
            <text:p>25668.049</text:p>
          </table:table-cell>
          <table:table-cell table:formula="of:=IF([$'realWorldCalibrationData-collectedUnscaled'.N10];[$'realWorldCalibrationData-collectedUnscaled'.N10]*[$'realWorldCalibrationData-collectedUnscaled'.$AL10];&quot;&quot;)" office:value-type="float" office:value="26281.038" calcext:value-type="float">
            <text:p>26281.038</text:p>
          </table:table-cell>
          <table:table-cell table:formula="of:=IF([$'realWorldCalibrationData-collectedUnscaled'.O10];[$'realWorldCalibrationData-collectedUnscaled'.O10]*[$'realWorldCalibrationData-collectedUnscaled'.$AL10];&quot;&quot;)" office:value-type="float" office:value="27651.596" calcext:value-type="float">
            <text:p>27651.596</text:p>
          </table:table-cell>
          <table:table-cell table:formula="of:=IF([$'realWorldCalibrationData-collectedUnscaled'.P10];[$'realWorldCalibrationData-collectedUnscaled'.P10]*[$'realWorldCalibrationData-collectedUnscaled'.$AL10];&quot;&quot;)" office:value-type="float" office:value="28636.695" calcext:value-type="float">
            <text:p>28636.695</text:p>
          </table:table-cell>
          <table:table-cell table:formula="of:=IF([$'realWorldCalibrationData-collectedUnscaled'.Q10];[$'realWorldCalibrationData-collectedUnscaled'.Q10]*[$'realWorldCalibrationData-collectedUnscaled'.$AL10];&quot;&quot;)" office:value-type="float" office:value="29614.602" calcext:value-type="float">
            <text:p>29614.602</text:p>
          </table:table-cell>
          <table:table-cell table:formula="of:=IF([$'realWorldCalibrationData-collectedUnscaled'.R10];[$'realWorldCalibrationData-collectedUnscaled'.R10]*[$'realWorldCalibrationData-collectedUnscaled'.$AL10];&quot;&quot;)" office:value-type="float" office:value="30593.118" calcext:value-type="float">
            <text:p>30593.118</text:p>
          </table:table-cell>
          <table:table-cell table:formula="of:=IF([$'realWorldCalibrationData-collectedUnscaled'.S10];[$'realWorldCalibrationData-collectedUnscaled'.S10]*[$'realWorldCalibrationData-collectedUnscaled'.$AL10];&quot;&quot;)" office:value-type="float" office:value="31506.788" calcext:value-type="float">
            <text:p>31506.788</text:p>
          </table:table-cell>
          <table:table-cell table:formula="of:=IF([$'realWorldCalibrationData-collectedUnscaled'.T10];[$'realWorldCalibrationData-collectedUnscaled'.T10]*[$'realWorldCalibrationData-collectedUnscaled'.$AL10];&quot;&quot;)" office:value-type="float" office:value="32085.836" calcext:value-type="float">
            <text:p>32085.836</text:p>
          </table:table-cell>
          <table:table-cell table:formula="of:=IF([$'realWorldCalibrationData-collectedUnscaled'.U10];[$'realWorldCalibrationData-collectedUnscaled'.U10]*[$'realWorldCalibrationData-collectedUnscaled'.$AL10];&quot;&quot;)" office:value-type="float" office:value="31564.032" calcext:value-type="float">
            <text:p>31564.032</text:p>
          </table:table-cell>
          <table:table-cell table:formula="of:=IF([$'realWorldCalibrationData-collectedUnscaled'.V10];[$'realWorldCalibrationData-collectedUnscaled'.V10]*[$'realWorldCalibrationData-collectedUnscaled'.$AL10];&quot;&quot;)" office:value-type="float" office:value="33364.347" calcext:value-type="float">
            <text:p>33364.347</text:p>
          </table:table-cell>
          <table:table-cell table:formula="of:=IF([$'realWorldCalibrationData-collectedUnscaled'.W10];[$'realWorldCalibrationData-collectedUnscaled'.W10]*[$'realWorldCalibrationData-collectedUnscaled'.$AL10];&quot;&quot;)" office:value-type="float" office:value="34487.013" calcext:value-type="float">
            <text:p>34487.013</text:p>
          </table:table-cell>
          <table:table-cell table:formula="of:=IF([$'realWorldCalibrationData-collectedUnscaled'.X10];[$'realWorldCalibrationData-collectedUnscaled'.X10]*[$'realWorldCalibrationData-collectedUnscaled'.$AL10];&quot;&quot;)" office:value-type="float" office:value="35006.27" calcext:value-type="float">
            <text:p>35006.27</text:p>
          </table:table-cell>
          <table:table-cell table:formula="of:=IF([$'realWorldCalibrationData-collectedUnscaled'.Y10];[$'realWorldCalibrationData-collectedUnscaled'.Y10]*[$'realWorldCalibrationData-collectedUnscaled'.$AL10];&quot;&quot;)" office:value-type="float" office:value="35319.2" calcext:value-type="float">
            <text:p>35319.2</text:p>
          </table:table-cell>
          <table:table-cell table:formula="of:=IF([$'realWorldCalibrationData-collectedUnscaled'.Z10];[$'realWorldCalibrationData-collectedUnscaled'.Z10]*[$'realWorldCalibrationData-collectedUnscaled'.$AL10];&quot;&quot;)" office:value-type="float" office:value="35577.537" calcext:value-type="float">
            <text:p>35577.537</text:p>
          </table:table-cell>
          <table:table-cell table:formula="of:=IF([$'realWorldCalibrationData-collectedUnscaled'.AA10];[$'realWorldCalibrationData-collectedUnscaled'.AA10]*[$'realWorldCalibrationData-collectedUnscaled'.$AL10];&quot;&quot;)" office:value-type="float" office:value="35558.568" calcext:value-type="float">
            <text:p>35558.568</text:p>
          </table:table-cell>
          <table:table-cell table:formula="of:=IF([$'realWorldCalibrationData-collectedUnscaled'.AB10];[$'realWorldCalibrationData-collectedUnscaled'.AB10]*[$'realWorldCalibrationData-collectedUnscaled'.$AL10];&quot;&quot;)" office:value-type="float" office:value="35524.19" calcext:value-type="float">
            <text:p>35524.19</text:p>
          </table:table-cell>
          <table:table-cell table:formula="of:=IF([$'realWorldCalibrationData-collectedUnscaled'.AC10];[$'realWorldCalibrationData-collectedUnscaled'.AC10]*[$'realWorldCalibrationData-collectedUnscaled'.$AL10];&quot;&quot;)" office:value-type="float" office:value="36096.737" calcext:value-type="float">
            <text:p>36096.737</text:p>
          </table:table-cell>
          <table:table-cell table:formula="of:=IF([$'realWorldCalibrationData-collectedUnscaled'.AD10];[$'realWorldCalibrationData-collectedUnscaled'.AD10]*[$'realWorldCalibrationData-collectedUnscaled'.$AL10];&quot;&quot;)" office:value-type="float" office:value="36826.51" calcext:value-type="float">
            <text:p>36826.51</text:p>
          </table:table-cell>
          <table:table-cell table:formula="of:=IF([$'realWorldCalibrationData-collectedUnscaled'.AE10];[$'realWorldCalibrationData-collectedUnscaled'.AE10]*[$'realWorldCalibrationData-collectedUnscaled'.$AL10];&quot;&quot;)" office:value-type="float" office:value="37082.56" calcext:value-type="float">
            <text:p>37082.56</text:p>
          </table:table-cell>
          <table:table-cell table:formula="of:=IF([$'realWorldCalibrationData-collectedUnscaled'.AF10];[$'realWorldCalibrationData-collectedUnscaled'.AF10]*[$'realWorldCalibrationData-collectedUnscaled'.$AL10];&quot;&quot;)" office:value-type="float" office:value="35264.086" calcext:value-type="float">
            <text:p>35264.086</text:p>
          </table:table-cell>
          <table:table-cell table:formula="of:=IF([$'realWorldCalibrationData-collectedUnscaled'.AG10];[$'realWorldCalibrationData-collectedUnscaled'.AG10]*[$'realWorldCalibrationData-collectedUnscaled'.$AL10];&quot;&quot;)" office:value-type="float" office:value="37123.85" calcext:value-type="float">
            <text:p>37123.85</text:p>
          </table:table-cell>
          <table:table-cell table:formula="of:=IF([$'realWorldCalibrationData-collectedUnscaled'.AH10];[$'realWorldCalibrationData-collectedUnscaled'.AH10]*[$'realWorldCalibrationData-collectedUnscaled'.$AL10];&quot;&quot;)">
            <text:p/>
          </table:table-cell>
          <table:table-cell table:formula="of:=IF([$'realWorldCalibrationData-collectedUnscaled'.AI10];[$'realWorldCalibrationData-collectedUnscaled'.AI10]*[$'realWorldCalibrationData-collectedUnscaled'.$AL10];&quot;&quot;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SO2 emissions from fossil fuels" calcext:value-type="string">
            <text:p>SO2 emissions from fossil fuels</text:p>
          </table:table-cell>
          <table:table-cell table:formula="of:=IF([$'realWorldCalibrationData-collectedUnscaled'.B11];[$'realWorldCalibrationData-collectedUnscaled'.B11]*[$'realWorldCalibrationData-collectedUnscaled'.$AL11];&quot;&quot;)" office:value-type="float" office:value="118.599772890332" calcext:value-type="float">
            <text:p>118.599772890332</text:p>
          </table:table-cell>
          <table:table-cell table:formula="of:=IF([$'realWorldCalibrationData-collectedUnscaled'.C11];[$'realWorldCalibrationData-collectedUnscaled'.C11]*[$'realWorldCalibrationData-collectedUnscaled'.$AL11];&quot;&quot;)">
            <text:p/>
          </table:table-cell>
          <table:table-cell table:formula="of:=IF([$'realWorldCalibrationData-collectedUnscaled'.D11];[$'realWorldCalibrationData-collectedUnscaled'.D11]*[$'realWorldCalibrationData-collectedUnscaled'.$AL11];&quot;&quot;)">
            <text:p/>
          </table:table-cell>
          <table:table-cell table:formula="of:=IF([$'realWorldCalibrationData-collectedUnscaled'.E11];[$'realWorldCalibrationData-collectedUnscaled'.E11]*[$'realWorldCalibrationData-collectedUnscaled'.$AL11];&quot;&quot;)">
            <text:p/>
          </table:table-cell>
          <table:table-cell table:formula="of:=IF([$'realWorldCalibrationData-collectedUnscaled'.F11];[$'realWorldCalibrationData-collectedUnscaled'.F11]*[$'realWorldCalibrationData-collectedUnscaled'.$AL11];&quot;&quot;)">
            <text:p/>
          </table:table-cell>
          <table:table-cell table:formula="of:=IF([$'realWorldCalibrationData-collectedUnscaled'.G11];[$'realWorldCalibrationData-collectedUnscaled'.G11]*[$'realWorldCalibrationData-collectedUnscaled'.$AL11];&quot;&quot;)">
            <text:p/>
          </table:table-cell>
          <table:table-cell table:formula="of:=IF([$'realWorldCalibrationData-collectedUnscaled'.H11];[$'realWorldCalibrationData-collectedUnscaled'.H11]*[$'realWorldCalibrationData-collectedUnscaled'.$AL11];&quot;&quot;)">
            <text:p/>
          </table:table-cell>
          <table:table-cell table:formula="of:=IF([$'realWorldCalibrationData-collectedUnscaled'.I11];[$'realWorldCalibrationData-collectedUnscaled'.I11]*[$'realWorldCalibrationData-collectedUnscaled'.$AL11];&quot;&quot;)">
            <text:p/>
          </table:table-cell>
          <table:table-cell table:formula="of:=IF([$'realWorldCalibrationData-collectedUnscaled'.J11];[$'realWorldCalibrationData-collectedUnscaled'.J11]*[$'realWorldCalibrationData-collectedUnscaled'.$AL11];&quot;&quot;)">
            <text:p/>
          </table:table-cell>
          <table:table-cell table:formula="of:=IF([$'realWorldCalibrationData-collectedUnscaled'.K11];[$'realWorldCalibrationData-collectedUnscaled'.K11]*[$'realWorldCalibrationData-collectedUnscaled'.$AL11];&quot;&quot;)">
            <text:p/>
          </table:table-cell>
          <table:table-cell table:formula="of:=IF([$'realWorldCalibrationData-collectedUnscaled'.L11];[$'realWorldCalibrationData-collectedUnscaled'.L11]*[$'realWorldCalibrationData-collectedUnscaled'.$AL11];&quot;&quot;)" office:value-type="float" office:value="95.082527140107" calcext:value-type="float">
            <text:p>95.082527140107</text:p>
          </table:table-cell>
          <table:table-cell table:formula="of:=IF([$'realWorldCalibrationData-collectedUnscaled'.M11];[$'realWorldCalibrationData-collectedUnscaled'.M11]*[$'realWorldCalibrationData-collectedUnscaled'.$AL11];&quot;&quot;)">
            <text:p/>
          </table:table-cell>
          <table:table-cell table:formula="of:=IF([$'realWorldCalibrationData-collectedUnscaled'.N11];[$'realWorldCalibrationData-collectedUnscaled'.N11]*[$'realWorldCalibrationData-collectedUnscaled'.$AL11];&quot;&quot;)">
            <text:p/>
          </table:table-cell>
          <table:table-cell table:formula="of:=IF([$'realWorldCalibrationData-collectedUnscaled'.O11];[$'realWorldCalibrationData-collectedUnscaled'.O11]*[$'realWorldCalibrationData-collectedUnscaled'.$AL11];&quot;&quot;)">
            <text:p/>
          </table:table-cell>
          <table:table-cell table:formula="of:=IF([$'realWorldCalibrationData-collectedUnscaled'.P11];[$'realWorldCalibrationData-collectedUnscaled'.P11]*[$'realWorldCalibrationData-collectedUnscaled'.$AL11];&quot;&quot;)">
            <text:p/>
          </table:table-cell>
          <table:table-cell table:formula="of:=IF([$'realWorldCalibrationData-collectedUnscaled'.Q11];[$'realWorldCalibrationData-collectedUnscaled'.Q11]*[$'realWorldCalibrationData-collectedUnscaled'.$AL11];&quot;&quot;)">
            <text:p/>
          </table:table-cell>
          <table:table-cell table:formula="of:=IF([$'realWorldCalibrationData-collectedUnscaled'.R11];[$'realWorldCalibrationData-collectedUnscaled'.R11]*[$'realWorldCalibrationData-collectedUnscaled'.$AL11];&quot;&quot;)">
            <text:p/>
          </table:table-cell>
          <table:table-cell table:formula="of:=IF([$'realWorldCalibrationData-collectedUnscaled'.S11];[$'realWorldCalibrationData-collectedUnscaled'.S11]*[$'realWorldCalibrationData-collectedUnscaled'.$AL11];&quot;&quot;)">
            <text:p/>
          </table:table-cell>
          <table:table-cell table:formula="of:=IF([$'realWorldCalibrationData-collectedUnscaled'.T11];[$'realWorldCalibrationData-collectedUnscaled'.T11]*[$'realWorldCalibrationData-collectedUnscaled'.$AL11];&quot;&quot;)">
            <text:p/>
          </table:table-cell>
          <table:table-cell table:formula="of:=IF([$'realWorldCalibrationData-collectedUnscaled'.U11];[$'realWorldCalibrationData-collectedUnscaled'.U11]*[$'realWorldCalibrationData-collectedUnscaled'.$AL11];&quot;&quot;)">
            <text:p/>
          </table:table-cell>
          <table:table-cell table:formula="of:=IF([$'realWorldCalibrationData-collectedUnscaled'.V11];[$'realWorldCalibrationData-collectedUnscaled'.V11]*[$'realWorldCalibrationData-collectedUnscaled'.$AL11];&quot;&quot;)">
            <text:p/>
          </table:table-cell>
          <table:table-cell table:formula="of:=IF([$'realWorldCalibrationData-collectedUnscaled'.W11];[$'realWorldCalibrationData-collectedUnscaled'.W11]*[$'realWorldCalibrationData-collectedUnscaled'.$AL11];&quot;&quot;)">
            <text:p/>
          </table:table-cell>
          <table:table-cell table:formula="of:=IF([$'realWorldCalibrationData-collectedUnscaled'.X11];[$'realWorldCalibrationData-collectedUnscaled'.X11]*[$'realWorldCalibrationData-collectedUnscaled'.$AL11];&quot;&quot;)">
            <text:p/>
          </table:table-cell>
          <table:table-cell table:formula="of:=IF([$'realWorldCalibrationData-collectedUnscaled'.Y11];[$'realWorldCalibrationData-collectedUnscaled'.Y11]*[$'realWorldCalibrationData-collectedUnscaled'.$AL11];&quot;&quot;)">
            <text:p/>
          </table:table-cell>
          <table:table-cell table:formula="of:=IF([$'realWorldCalibrationData-collectedUnscaled'.Z11];[$'realWorldCalibrationData-collectedUnscaled'.Z11]*[$'realWorldCalibrationData-collectedUnscaled'.$AL11];&quot;&quot;)">
            <text:p/>
          </table:table-cell>
          <table:table-cell table:formula="of:=IF([$'realWorldCalibrationData-collectedUnscaled'.AA11];[$'realWorldCalibrationData-collectedUnscaled'.AA11]*[$'realWorldCalibrationData-collectedUnscaled'.$AL11];&quot;&quot;)">
            <text:p/>
          </table:table-cell>
          <table:table-cell table:formula="of:=IF([$'realWorldCalibrationData-collectedUnscaled'.AB11];[$'realWorldCalibrationData-collectedUnscaled'.AB11]*[$'realWorldCalibrationData-collectedUnscaled'.$AL11];&quot;&quot;)">
            <text:p/>
          </table:table-cell>
          <table:table-cell table:formula="of:=IF([$'realWorldCalibrationData-collectedUnscaled'.AC11];[$'realWorldCalibrationData-collectedUnscaled'.AC11]*[$'realWorldCalibrationData-collectedUnscaled'.$AL11];&quot;&quot;)">
            <text:p/>
          </table:table-cell>
          <table:table-cell table:formula="of:=IF([$'realWorldCalibrationData-collectedUnscaled'.AD11];[$'realWorldCalibrationData-collectedUnscaled'.AD11]*[$'realWorldCalibrationData-collectedUnscaled'.$AL11];&quot;&quot;)">
            <text:p/>
          </table:table-cell>
          <table:table-cell table:formula="of:=IF([$'realWorldCalibrationData-collectedUnscaled'.AE11];[$'realWorldCalibrationData-collectedUnscaled'.AE11]*[$'realWorldCalibrationData-collectedUnscaled'.$AL11];&quot;&quot;)">
            <text:p/>
          </table:table-cell>
          <table:table-cell table:formula="of:=IF([$'realWorldCalibrationData-collectedUnscaled'.AF11];[$'realWorldCalibrationData-collectedUnscaled'.AF11]*[$'realWorldCalibrationData-collectedUnscaled'.$AL11];&quot;&quot;)">
            <text:p/>
          </table:table-cell>
          <table:table-cell table:formula="of:=IF([$'realWorldCalibrationData-collectedUnscaled'.AG11];[$'realWorldCalibrationData-collectedUnscaled'.AG11]*[$'realWorldCalibrationData-collectedUnscaled'.$AL11];&quot;&quot;)">
            <text:p/>
          </table:table-cell>
          <table:table-cell table:formula="of:=IF([$'realWorldCalibrationData-collectedUnscaled'.AH11];[$'realWorldCalibrationData-collectedUnscaled'.AH11]*[$'realWorldCalibrationData-collectedUnscaled'.$AL11];&quot;&quot;)">
            <text:p/>
          </table:table-cell>
          <table:table-cell table:formula="of:=IF([$'realWorldCalibrationData-collectedUnscaled'.AI11];[$'realWorldCalibrationData-collectedUnscaled'.AI11]*[$'realWorldCalibrationData-collectedUnscaled'.$AL11];&quot;&quot;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demand for electricity" calcext:value-type="string">
            <text:p>demand for electricity</text:p>
          </table:table-cell>
          <table:table-cell table:formula="of:=IF([$'realWorldCalibrationData-collectedUnscaled'.B12];[$'realWorldCalibrationData-collectedUnscaled'.B12]*[$'realWorldCalibrationData-collectedUnscaled'.$AL12];&quot;&quot;)">
            <text:p/>
          </table:table-cell>
          <table:table-cell table:formula="of:=IF([$'realWorldCalibrationData-collectedUnscaled'.C12];[$'realWorldCalibrationData-collectedUnscaled'.C12]*[$'realWorldCalibrationData-collectedUnscaled'.$AL12];&quot;&quot;)">
            <text:p/>
          </table:table-cell>
          <table:table-cell table:formula="of:=IF([$'realWorldCalibrationData-collectedUnscaled'.D12];[$'realWorldCalibrationData-collectedUnscaled'.D12]*[$'realWorldCalibrationData-collectedUnscaled'.$AL12];&quot;&quot;)">
            <text:p/>
          </table:table-cell>
          <table:table-cell table:formula="of:=IF([$'realWorldCalibrationData-collectedUnscaled'.E12];[$'realWorldCalibrationData-collectedUnscaled'.E12]*[$'realWorldCalibrationData-collectedUnscaled'.$AL12];&quot;&quot;)">
            <text:p/>
          </table:table-cell>
          <table:table-cell table:formula="of:=IF([$'realWorldCalibrationData-collectedUnscaled'.F12];[$'realWorldCalibrationData-collectedUnscaled'.F12]*[$'realWorldCalibrationData-collectedUnscaled'.$AL12];&quot;&quot;)">
            <text:p/>
          </table:table-cell>
          <table:table-cell table:formula="of:=IF([$'realWorldCalibrationData-collectedUnscaled'.G12];[$'realWorldCalibrationData-collectedUnscaled'.G12]*[$'realWorldCalibrationData-collectedUnscaled'.$AL12];&quot;&quot;)">
            <text:p/>
          </table:table-cell>
          <table:table-cell table:formula="of:=IF([$'realWorldCalibrationData-collectedUnscaled'.H12];[$'realWorldCalibrationData-collectedUnscaled'.H12]*[$'realWorldCalibrationData-collectedUnscaled'.$AL12];&quot;&quot;)">
            <text:p/>
          </table:table-cell>
          <table:table-cell table:formula="of:=IF([$'realWorldCalibrationData-collectedUnscaled'.I12];[$'realWorldCalibrationData-collectedUnscaled'.I12]*[$'realWorldCalibrationData-collectedUnscaled'.$AL12];&quot;&quot;)">
            <text:p/>
          </table:table-cell>
          <table:table-cell table:formula="of:=IF([$'realWorldCalibrationData-collectedUnscaled'.J12];[$'realWorldCalibrationData-collectedUnscaled'.J12]*[$'realWorldCalibrationData-collectedUnscaled'.$AL12];&quot;&quot;)">
            <text:p/>
          </table:table-cell>
          <table:table-cell table:formula="of:=IF([$'realWorldCalibrationData-collectedUnscaled'.K12];[$'realWorldCalibrationData-collectedUnscaled'.K12]*[$'realWorldCalibrationData-collectedUnscaled'.$AL12];&quot;&quot;)">
            <text:p/>
          </table:table-cell>
          <table:table-cell table:formula="of:=IF([$'realWorldCalibrationData-collectedUnscaled'.L12];[$'realWorldCalibrationData-collectedUnscaled'.L12]*[$'realWorldCalibrationData-collectedUnscaled'.$AL12];&quot;&quot;)" office:value-type="float" office:value="14971.79" calcext:value-type="float">
            <text:p>14971.79</text:p>
          </table:table-cell>
          <table:table-cell table:formula="of:=IF([$'realWorldCalibrationData-collectedUnscaled'.M12];[$'realWorldCalibrationData-collectedUnscaled'.M12]*[$'realWorldCalibrationData-collectedUnscaled'.$AL12];&quot;&quot;)" office:value-type="float" office:value="15196.35" calcext:value-type="float">
            <text:p>15196.35</text:p>
          </table:table-cell>
          <table:table-cell table:formula="of:=IF([$'realWorldCalibrationData-collectedUnscaled'.N12];[$'realWorldCalibrationData-collectedUnscaled'.N12]*[$'realWorldCalibrationData-collectedUnscaled'.$AL12];&quot;&quot;)" office:value-type="float" office:value="15733.18" calcext:value-type="float">
            <text:p>15733.18</text:p>
          </table:table-cell>
          <table:table-cell table:formula="of:=IF([$'realWorldCalibrationData-collectedUnscaled'.O12];[$'realWorldCalibrationData-collectedUnscaled'.O12]*[$'realWorldCalibrationData-collectedUnscaled'.$AL12];&quot;&quot;)" office:value-type="float" office:value="16292.11" calcext:value-type="float">
            <text:p>16292.11</text:p>
          </table:table-cell>
          <table:table-cell table:formula="of:=IF([$'realWorldCalibrationData-collectedUnscaled'.P12];[$'realWorldCalibrationData-collectedUnscaled'.P12]*[$'realWorldCalibrationData-collectedUnscaled'.$AL12];&quot;&quot;)" office:value-type="float" office:value="17093.14" calcext:value-type="float">
            <text:p>17093.14</text:p>
          </table:table-cell>
          <table:table-cell table:formula="of:=IF([$'realWorldCalibrationData-collectedUnscaled'.Q12];[$'realWorldCalibrationData-collectedUnscaled'.Q12]*[$'realWorldCalibrationData-collectedUnscaled'.$AL12];&quot;&quot;)" office:value-type="float" office:value="17763.94" calcext:value-type="float">
            <text:p>17763.94</text:p>
          </table:table-cell>
          <table:table-cell table:formula="of:=IF([$'realWorldCalibrationData-collectedUnscaled'.R12];[$'realWorldCalibrationData-collectedUnscaled'.R12]*[$'realWorldCalibrationData-collectedUnscaled'.$AL12];&quot;&quot;)" office:value-type="float" office:value="18471.24" calcext:value-type="float">
            <text:p>18471.24</text:p>
          </table:table-cell>
          <table:table-cell table:formula="of:=IF([$'realWorldCalibrationData-collectedUnscaled'.S12];[$'realWorldCalibrationData-collectedUnscaled'.S12]*[$'realWorldCalibrationData-collectedUnscaled'.$AL12];&quot;&quot;)" office:value-type="float" office:value="19357.62" calcext:value-type="float">
            <text:p>19357.62</text:p>
          </table:table-cell>
          <table:table-cell table:formula="of:=IF([$'realWorldCalibrationData-collectedUnscaled'.T12];[$'realWorldCalibrationData-collectedUnscaled'.T12]*[$'realWorldCalibrationData-collectedUnscaled'.$AL12];&quot;&quot;)" office:value-type="float" office:value="19660.04" calcext:value-type="float">
            <text:p>19660.04</text:p>
          </table:table-cell>
          <table:table-cell table:formula="of:=IF([$'realWorldCalibrationData-collectedUnscaled'.U12];[$'realWorldCalibrationData-collectedUnscaled'.U12]*[$'realWorldCalibrationData-collectedUnscaled'.$AL12];&quot;&quot;)" office:value-type="float" office:value="19561.35" calcext:value-type="float">
            <text:p>19561.35</text:p>
          </table:table-cell>
          <table:table-cell table:formula="of:=IF([$'realWorldCalibrationData-collectedUnscaled'.V12];[$'realWorldCalibrationData-collectedUnscaled'.V12]*[$'realWorldCalibrationData-collectedUnscaled'.$AL12];&quot;&quot;)" office:value-type="float" office:value="20938.06" calcext:value-type="float">
            <text:p>20938.06</text:p>
          </table:table-cell>
          <table:table-cell table:formula="of:=IF([$'realWorldCalibrationData-collectedUnscaled'.W12];[$'realWorldCalibrationData-collectedUnscaled'.W12]*[$'realWorldCalibrationData-collectedUnscaled'.$AL12];&quot;&quot;)" office:value-type="float" office:value="21654.23" calcext:value-type="float">
            <text:p>21654.23</text:p>
          </table:table-cell>
          <table:table-cell table:formula="of:=IF([$'realWorldCalibrationData-collectedUnscaled'.X12];[$'realWorldCalibrationData-collectedUnscaled'.X12]*[$'realWorldCalibrationData-collectedUnscaled'.$AL12];&quot;&quot;)" office:value-type="float" office:value="22169.89" calcext:value-type="float">
            <text:p>22169.89</text:p>
          </table:table-cell>
          <table:table-cell table:formula="of:=IF([$'realWorldCalibrationData-collectedUnscaled'.Y12];[$'realWorldCalibrationData-collectedUnscaled'.Y12]*[$'realWorldCalibrationData-collectedUnscaled'.$AL12];&quot;&quot;)" office:value-type="float" office:value="22808.29" calcext:value-type="float">
            <text:p>22808.29</text:p>
          </table:table-cell>
          <table:table-cell table:formula="of:=IF([$'realWorldCalibrationData-collectedUnscaled'.Z12];[$'realWorldCalibrationData-collectedUnscaled'.Z12]*[$'realWorldCalibrationData-collectedUnscaled'.$AL12];&quot;&quot;)" office:value-type="float" office:value="23422.83" calcext:value-type="float">
            <text:p>23422.83</text:p>
          </table:table-cell>
          <table:table-cell table:formula="of:=IF([$'realWorldCalibrationData-collectedUnscaled'.AA12];[$'realWorldCalibrationData-collectedUnscaled'.AA12]*[$'realWorldCalibrationData-collectedUnscaled'.$AL12];&quot;&quot;)" office:value-type="float" office:value="23660.36" calcext:value-type="float">
            <text:p>23660.36</text:p>
          </table:table-cell>
          <table:table-cell table:formula="of:=IF([$'realWorldCalibrationData-collectedUnscaled'.AB12];[$'realWorldCalibrationData-collectedUnscaled'.AB12]*[$'realWorldCalibrationData-collectedUnscaled'.$AL12];&quot;&quot;)" office:value-type="float" office:value="24294.39" calcext:value-type="float">
            <text:p>24294.39</text:p>
          </table:table-cell>
          <table:table-cell table:formula="of:=IF([$'realWorldCalibrationData-collectedUnscaled'.AC12];[$'realWorldCalibrationData-collectedUnscaled'.AC12]*[$'realWorldCalibrationData-collectedUnscaled'.$AL12];&quot;&quot;)" office:value-type="float" office:value="25026.4" calcext:value-type="float">
            <text:p>25026.4</text:p>
          </table:table-cell>
          <table:table-cell table:formula="of:=IF([$'realWorldCalibrationData-collectedUnscaled'.AD12];[$'realWorldCalibrationData-collectedUnscaled'.AD12]*[$'realWorldCalibrationData-collectedUnscaled'.$AL12];&quot;&quot;)" office:value-type="float" office:value="26022.01" calcext:value-type="float">
            <text:p>26022.01</text:p>
          </table:table-cell>
          <table:table-cell table:formula="of:=IF([$'realWorldCalibrationData-collectedUnscaled'.AE12];[$'realWorldCalibrationData-collectedUnscaled'.AE12]*[$'realWorldCalibrationData-collectedUnscaled'.$AL12];&quot;&quot;)" office:value-type="float" office:value="26365.58" calcext:value-type="float">
            <text:p>26365.58</text:p>
          </table:table-cell>
          <table:table-cell table:formula="of:=IF([$'realWorldCalibrationData-collectedUnscaled'.AF12];[$'realWorldCalibrationData-collectedUnscaled'.AF12]*[$'realWorldCalibrationData-collectedUnscaled'.$AL12];&quot;&quot;)" office:value-type="float" office:value="26276.91" calcext:value-type="float">
            <text:p>26276.91</text:p>
          </table:table-cell>
          <table:table-cell table:formula="of:=IF([$'realWorldCalibrationData-collectedUnscaled'.AG12];[$'realWorldCalibrationData-collectedUnscaled'.AG12]*[$'realWorldCalibrationData-collectedUnscaled'.$AL12];&quot;&quot;)" office:value-type="float" office:value="27834.92" calcext:value-type="float">
            <text:p>27834.92</text:p>
          </table:table-cell>
          <table:table-cell table:formula="of:=IF([$'realWorldCalibrationData-collectedUnscaled'.AH12];[$'realWorldCalibrationData-collectedUnscaled'.AH12]*[$'realWorldCalibrationData-collectedUnscaled'.$AL12];&quot;&quot;)" office:value-type="float" office:value="28527.76" calcext:value-type="float">
            <text:p>28527.76</text:p>
          </table:table-cell>
          <table:table-cell table:formula="of:=IF([$'realWorldCalibrationData-collectedUnscaled'.AI12];[$'realWorldCalibrationData-collectedUnscaled'.AI12]*[$'realWorldCalibrationData-collectedUnscaled'.$AL12];&quot;&quot;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Total Energy Output" calcext:value-type="string">
            <text:p>Total Energy Output</text:p>
          </table:table-cell>
          <table:table-cell table:formula="of:=IF([$'realWorldCalibrationData-collectedUnscaled'.B13];[$'realWorldCalibrationData-collectedUnscaled'.B13]*[$'realWorldCalibrationData-collectedUnscaled'.$AL13];&quot;&quot;)" office:value-type="float" office:value="9777.50402055" calcext:value-type="float">
            <text:p>9777.50402055</text:p>
          </table:table-cell>
          <table:table-cell table:formula="of:=IF([$'realWorldCalibrationData-collectedUnscaled'.C13];[$'realWorldCalibrationData-collectedUnscaled'.C13]*[$'realWorldCalibrationData-collectedUnscaled'.$AL13];&quot;&quot;)" office:value-type="float" office:value="9935.5113299" calcext:value-type="float">
            <text:p>9935.5113299</text:p>
          </table:table-cell>
          <table:table-cell table:formula="of:=IF([$'realWorldCalibrationData-collectedUnscaled'.D13];[$'realWorldCalibrationData-collectedUnscaled'.D13]*[$'realWorldCalibrationData-collectedUnscaled'.$AL13];&quot;&quot;)" office:value-type="float" office:value="10021.1782911" calcext:value-type="float">
            <text:p>10021.1782911</text:p>
          </table:table-cell>
          <table:table-cell table:formula="of:=IF([$'realWorldCalibrationData-collectedUnscaled'.E13];[$'realWorldCalibrationData-collectedUnscaled'.E13]*[$'realWorldCalibrationData-collectedUnscaled'.$AL13];&quot;&quot;)" office:value-type="float" office:value="10206.0503465" calcext:value-type="float">
            <text:p>10206.0503465</text:p>
          </table:table-cell>
          <table:table-cell table:formula="of:=IF([$'realWorldCalibrationData-collectedUnscaled'.F13];[$'realWorldCalibrationData-collectedUnscaled'.F13]*[$'realWorldCalibrationData-collectedUnscaled'.$AL13];&quot;&quot;)" office:value-type="float" office:value="10483.0546129" calcext:value-type="float">
            <text:p>10483.0546129</text:p>
          </table:table-cell>
          <table:table-cell table:formula="of:=IF([$'realWorldCalibrationData-collectedUnscaled'.G13];[$'realWorldCalibrationData-collectedUnscaled'.G13]*[$'realWorldCalibrationData-collectedUnscaled'.$AL13];&quot;&quot;)" office:value-type="float" office:value="10827.85670576" calcext:value-type="float">
            <text:p>10827.85670576</text:p>
          </table:table-cell>
          <table:table-cell table:formula="of:=IF([$'realWorldCalibrationData-collectedUnscaled'.H13];[$'realWorldCalibrationData-collectedUnscaled'.H13]*[$'realWorldCalibrationData-collectedUnscaled'.$AL13];&quot;&quot;)" office:value-type="float" office:value="11153.89553096" calcext:value-type="float">
            <text:p>11153.89553096</text:p>
          </table:table-cell>
          <table:table-cell table:formula="of:=IF([$'realWorldCalibrationData-collectedUnscaled'.I13];[$'realWorldCalibrationData-collectedUnscaled'.I13]*[$'realWorldCalibrationData-collectedUnscaled'.$AL13];&quot;&quot;)" office:value-type="float" office:value="11485.4713718" calcext:value-type="float">
            <text:p>11485.4713718</text:p>
          </table:table-cell>
          <table:table-cell table:formula="of:=IF([$'realWorldCalibrationData-collectedUnscaled'.J13];[$'realWorldCalibrationData-collectedUnscaled'.J13]*[$'realWorldCalibrationData-collectedUnscaled'.$AL13];&quot;&quot;)" office:value-type="float" office:value="11812.317212" calcext:value-type="float">
            <text:p>11812.317212</text:p>
          </table:table-cell>
          <table:table-cell table:formula="of:=IF([$'realWorldCalibrationData-collectedUnscaled'.K13];[$'realWorldCalibrationData-collectedUnscaled'.K13]*[$'realWorldCalibrationData-collectedUnscaled'.$AL13];&quot;&quot;)" office:value-type="float" office:value="12121.0510859" calcext:value-type="float">
            <text:p>12121.0510859</text:p>
          </table:table-cell>
          <table:table-cell table:formula="of:=IF([$'realWorldCalibrationData-collectedUnscaled'.L13];[$'realWorldCalibrationData-collectedUnscaled'.L13]*[$'realWorldCalibrationData-collectedUnscaled'.$AL13];&quot;&quot;)" office:value-type="float" office:value="12263.34" calcext:value-type="float">
            <text:p>12263.34</text:p>
          </table:table-cell>
          <table:table-cell table:formula="of:=IF([$'realWorldCalibrationData-collectedUnscaled'.M13];[$'realWorldCalibrationData-collectedUnscaled'.M13]*[$'realWorldCalibrationData-collectedUnscaled'.$AL13];&quot;&quot;)" office:value-type="float" office:value="12426.94" calcext:value-type="float">
            <text:p>12426.94</text:p>
          </table:table-cell>
          <table:table-cell table:formula="of:=IF([$'realWorldCalibrationData-collectedUnscaled'.N13];[$'realWorldCalibrationData-collectedUnscaled'.N13]*[$'realWorldCalibrationData-collectedUnscaled'.$AL13];&quot;&quot;)" office:value-type="float" office:value="12920.6" calcext:value-type="float">
            <text:p>12920.6</text:p>
          </table:table-cell>
          <table:table-cell table:formula="of:=IF([$'realWorldCalibrationData-collectedUnscaled'.O13];[$'realWorldCalibrationData-collectedUnscaled'.O13]*[$'realWorldCalibrationData-collectedUnscaled'.$AL13];&quot;&quot;)" office:value-type="float" office:value="13490.42" calcext:value-type="float">
            <text:p>13490.42</text:p>
          </table:table-cell>
          <table:table-cell table:formula="of:=IF([$'realWorldCalibrationData-collectedUnscaled'.P13];[$'realWorldCalibrationData-collectedUnscaled'.P13]*[$'realWorldCalibrationData-collectedUnscaled'.$AL13];&quot;&quot;)" office:value-type="float" office:value="14167.93" calcext:value-type="float">
            <text:p>14167.93</text:p>
          </table:table-cell>
          <table:table-cell table:formula="of:=IF([$'realWorldCalibrationData-collectedUnscaled'.Q13];[$'realWorldCalibrationData-collectedUnscaled'.Q13]*[$'realWorldCalibrationData-collectedUnscaled'.$AL13];&quot;&quot;)" office:value-type="float" office:value="14809.81" calcext:value-type="float">
            <text:p>14809.81</text:p>
          </table:table-cell>
          <table:table-cell table:formula="of:=IF([$'realWorldCalibrationData-collectedUnscaled'.R13];[$'realWorldCalibrationData-collectedUnscaled'.R13]*[$'realWorldCalibrationData-collectedUnscaled'.$AL13];&quot;&quot;)" office:value-type="float" office:value="15468.75" calcext:value-type="float">
            <text:p>15468.75</text:p>
          </table:table-cell>
          <table:table-cell table:formula="of:=IF([$'realWorldCalibrationData-collectedUnscaled'.S13];[$'realWorldCalibrationData-collectedUnscaled'.S13]*[$'realWorldCalibrationData-collectedUnscaled'.$AL13];&quot;&quot;)" office:value-type="float" office:value="16384.69" calcext:value-type="float">
            <text:p>16384.69</text:p>
          </table:table-cell>
          <table:table-cell table:formula="of:=IF([$'realWorldCalibrationData-collectedUnscaled'.T13];[$'realWorldCalibrationData-collectedUnscaled'.T13]*[$'realWorldCalibrationData-collectedUnscaled'.$AL13];&quot;&quot;)" office:value-type="float" office:value="16679.59" calcext:value-type="float">
            <text:p>16679.59</text:p>
          </table:table-cell>
          <table:table-cell table:formula="of:=IF([$'realWorldCalibrationData-collectedUnscaled'.U13];[$'realWorldCalibrationData-collectedUnscaled'.U13]*[$'realWorldCalibrationData-collectedUnscaled'.$AL13];&quot;&quot;)" office:value-type="float" office:value="16594.78" calcext:value-type="float">
            <text:p>16594.78</text:p>
          </table:table-cell>
          <table:table-cell table:formula="of:=IF([$'realWorldCalibrationData-collectedUnscaled'.V13];[$'realWorldCalibrationData-collectedUnscaled'.V13]*[$'realWorldCalibrationData-collectedUnscaled'.$AL13];&quot;&quot;)" office:value-type="float" office:value="17861.02" calcext:value-type="float">
            <text:p>17861.02</text:p>
          </table:table-cell>
          <table:table-cell table:formula="of:=IF([$'realWorldCalibrationData-collectedUnscaled'.W13];[$'realWorldCalibrationData-collectedUnscaled'.W13]*[$'realWorldCalibrationData-collectedUnscaled'.$AL13];&quot;&quot;)" office:value-type="float" office:value="18666.77" calcext:value-type="float">
            <text:p>18666.77</text:p>
          </table:table-cell>
          <table:table-cell table:formula="of:=IF([$'realWorldCalibrationData-collectedUnscaled'.X13];[$'realWorldCalibrationData-collectedUnscaled'.X13]*[$'realWorldCalibrationData-collectedUnscaled'.$AL13];&quot;&quot;)" office:value-type="float" office:value="19324.93" calcext:value-type="float">
            <text:p>19324.93</text:p>
          </table:table-cell>
          <table:table-cell table:formula="of:=IF([$'realWorldCalibrationData-collectedUnscaled'.Y13];[$'realWorldCalibrationData-collectedUnscaled'.Y13]*[$'realWorldCalibrationData-collectedUnscaled'.$AL13];&quot;&quot;)" office:value-type="float" office:value="19914.35" calcext:value-type="float">
            <text:p>19914.35</text:p>
          </table:table-cell>
          <table:table-cell table:formula="of:=IF([$'realWorldCalibrationData-collectedUnscaled'.Z13];[$'realWorldCalibrationData-collectedUnscaled'.Z13]*[$'realWorldCalibrationData-collectedUnscaled'.$AL13];&quot;&quot;)" office:value-type="float" office:value="20433.98" calcext:value-type="float">
            <text:p>20433.98</text:p>
          </table:table-cell>
          <table:table-cell table:formula="of:=IF([$'realWorldCalibrationData-collectedUnscaled'.AA13];[$'realWorldCalibrationData-collectedUnscaled'.AA13]*[$'realWorldCalibrationData-collectedUnscaled'.$AL13];&quot;&quot;)" office:value-type="float" office:value="20600.55" calcext:value-type="float">
            <text:p>20600.55</text:p>
          </table:table-cell>
          <table:table-cell table:formula="of:=IF([$'realWorldCalibrationData-collectedUnscaled'.AB13];[$'realWorldCalibrationData-collectedUnscaled'.AB13]*[$'realWorldCalibrationData-collectedUnscaled'.$AL13];&quot;&quot;)" office:value-type="float" office:value="21186.23" calcext:value-type="float">
            <text:p>21186.23</text:p>
          </table:table-cell>
          <table:table-cell table:formula="of:=IF([$'realWorldCalibrationData-collectedUnscaled'.AC13];[$'realWorldCalibrationData-collectedUnscaled'.AC13]*[$'realWorldCalibrationData-collectedUnscaled'.$AL13];&quot;&quot;)" office:value-type="float" office:value="21858.72" calcext:value-type="float">
            <text:p>21858.72</text:p>
          </table:table-cell>
          <table:table-cell table:formula="of:=IF([$'realWorldCalibrationData-collectedUnscaled'.AD13];[$'realWorldCalibrationData-collectedUnscaled'.AD13]*[$'realWorldCalibrationData-collectedUnscaled'.$AL13];&quot;&quot;)" office:value-type="float" office:value="22766.69" calcext:value-type="float">
            <text:p>22766.69</text:p>
          </table:table-cell>
          <table:table-cell table:formula="of:=IF([$'realWorldCalibrationData-collectedUnscaled'.AE13];[$'realWorldCalibrationData-collectedUnscaled'.AE13]*[$'realWorldCalibrationData-collectedUnscaled'.$AL13];&quot;&quot;)" office:value-type="float" office:value="22974.85" calcext:value-type="float">
            <text:p>22974.85</text:p>
          </table:table-cell>
          <table:table-cell table:formula="of:=IF([$'realWorldCalibrationData-collectedUnscaled'.AF13];[$'realWorldCalibrationData-collectedUnscaled'.AF13]*[$'realWorldCalibrationData-collectedUnscaled'.$AL13];&quot;&quot;)" office:value-type="float" office:value="22945.49" calcext:value-type="float">
            <text:p>22945.49</text:p>
          </table:table-cell>
          <table:table-cell table:formula="of:=IF([$'realWorldCalibrationData-collectedUnscaled'.AG13];[$'realWorldCalibrationData-collectedUnscaled'.AG13]*[$'realWorldCalibrationData-collectedUnscaled'.$AL13];&quot;&quot;)" office:value-type="float" office:value="24335.36" calcext:value-type="float">
            <text:p>24335.36</text:p>
          </table:table-cell>
          <table:table-cell table:formula="of:=IF([$'realWorldCalibrationData-collectedUnscaled'.AH13];[$'realWorldCalibrationData-collectedUnscaled'.AH13]*[$'realWorldCalibrationData-collectedUnscaled'.$AL13];&quot;&quot;)" office:value-type="float" office:value="25140.41" calcext:value-type="float">
            <text:p>25140.41</text:p>
          </table:table-cell>
          <table:table-cell table:formula="of:=IF([$'realWorldCalibrationData-collectedUnscaled'.AI13];[$'realWorldCalibrationData-collectedUnscaled'.AI13]*[$'realWorldCalibrationData-collectedUnscaled'.$AL13];&quot;&quot;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Investments in Fossil Fuel Extraction Capital" calcext:value-type="string">
            <text:p>Investments in Fossil Fuel Extraction Capital</text:p>
          </table:table-cell>
          <table:table-cell table:formula="of:=IF([$'realWorldCalibrationData-collectedUnscaled'.B14];[$'realWorldCalibrationData-collectedUnscaled'.B14]*[$'realWorldCalibrationData-collectedUnscaled'.$AL14];&quot;&quot;)">
            <text:p/>
          </table:table-cell>
          <table:table-cell table:formula="of:=IF([$'realWorldCalibrationData-collectedUnscaled'.C14];[$'realWorldCalibrationData-collectedUnscaled'.C14]*[$'realWorldCalibrationData-collectedUnscaled'.$AL14];&quot;&quot;)">
            <text:p/>
          </table:table-cell>
          <table:table-cell table:formula="of:=IF([$'realWorldCalibrationData-collectedUnscaled'.D14];[$'realWorldCalibrationData-collectedUnscaled'.D14]*[$'realWorldCalibrationData-collectedUnscaled'.$AL14];&quot;&quot;)">
            <text:p/>
          </table:table-cell>
          <table:table-cell table:formula="of:=IF([$'realWorldCalibrationData-collectedUnscaled'.E14];[$'realWorldCalibrationData-collectedUnscaled'.E14]*[$'realWorldCalibrationData-collectedUnscaled'.$AL14];&quot;&quot;)">
            <text:p/>
          </table:table-cell>
          <table:table-cell table:formula="of:=IF([$'realWorldCalibrationData-collectedUnscaled'.F14];[$'realWorldCalibrationData-collectedUnscaled'.F14]*[$'realWorldCalibrationData-collectedUnscaled'.$AL14];&quot;&quot;)">
            <text:p/>
          </table:table-cell>
          <table:table-cell table:formula="of:=IF([$'realWorldCalibrationData-collectedUnscaled'.G14];[$'realWorldCalibrationData-collectedUnscaled'.G14]*[$'realWorldCalibrationData-collectedUnscaled'.$AL14];&quot;&quot;)">
            <text:p/>
          </table:table-cell>
          <table:table-cell table:formula="of:=IF([$'realWorldCalibrationData-collectedUnscaled'.H14];[$'realWorldCalibrationData-collectedUnscaled'.H14]*[$'realWorldCalibrationData-collectedUnscaled'.$AL14];&quot;&quot;)">
            <text:p/>
          </table:table-cell>
          <table:table-cell table:formula="of:=IF([$'realWorldCalibrationData-collectedUnscaled'.I14];[$'realWorldCalibrationData-collectedUnscaled'.I14]*[$'realWorldCalibrationData-collectedUnscaled'.$AL14];&quot;&quot;)">
            <text:p/>
          </table:table-cell>
          <table:table-cell table:formula="of:=IF([$'realWorldCalibrationData-collectedUnscaled'.J14];[$'realWorldCalibrationData-collectedUnscaled'.J14]*[$'realWorldCalibrationData-collectedUnscaled'.$AL14];&quot;&quot;)">
            <text:p/>
          </table:table-cell>
          <table:table-cell table:formula="of:=IF([$'realWorldCalibrationData-collectedUnscaled'.K14];[$'realWorldCalibrationData-collectedUnscaled'.K14]*[$'realWorldCalibrationData-collectedUnscaled'.$AL14];&quot;&quot;)">
            <text:p/>
          </table:table-cell>
          <table:table-cell table:formula="of:=IF([$'realWorldCalibrationData-collectedUnscaled'.L14];[$'realWorldCalibrationData-collectedUnscaled'.L14]*[$'realWorldCalibrationData-collectedUnscaled'.$AL14];&quot;&quot;)">
            <text:p/>
          </table:table-cell>
          <table:table-cell table:formula="of:=IF([$'realWorldCalibrationData-collectedUnscaled'.M14];[$'realWorldCalibrationData-collectedUnscaled'.M14]*[$'realWorldCalibrationData-collectedUnscaled'.$AL14];&quot;&quot;)">
            <text:p/>
          </table:table-cell>
          <table:table-cell table:formula="of:=IF([$'realWorldCalibrationData-collectedUnscaled'.N14];[$'realWorldCalibrationData-collectedUnscaled'.N14]*[$'realWorldCalibrationData-collectedUnscaled'.$AL14];&quot;&quot;)">
            <text:p/>
          </table:table-cell>
          <table:table-cell table:formula="of:=IF([$'realWorldCalibrationData-collectedUnscaled'.O14];[$'realWorldCalibrationData-collectedUnscaled'.O14]*[$'realWorldCalibrationData-collectedUnscaled'.$AL14];&quot;&quot;)">
            <text:p/>
          </table:table-cell>
          <table:table-cell table:formula="of:=IF([$'realWorldCalibrationData-collectedUnscaled'.P14];[$'realWorldCalibrationData-collectedUnscaled'.P14]*[$'realWorldCalibrationData-collectedUnscaled'.$AL14];&quot;&quot;)">
            <text:p/>
          </table:table-cell>
          <table:table-cell table:formula="of:=IF([$'realWorldCalibrationData-collectedUnscaled'.Q14];[$'realWorldCalibrationData-collectedUnscaled'.Q14]*[$'realWorldCalibrationData-collectedUnscaled'.$AL14];&quot;&quot;)">
            <text:p/>
          </table:table-cell>
          <table:table-cell table:formula="of:=IF([$'realWorldCalibrationData-collectedUnscaled'.R14];[$'realWorldCalibrationData-collectedUnscaled'.R14]*[$'realWorldCalibrationData-collectedUnscaled'.$AL14];&quot;&quot;)">
            <text:p/>
          </table:table-cell>
          <table:table-cell table:formula="of:=IF([$'realWorldCalibrationData-collectedUnscaled'.S14];[$'realWorldCalibrationData-collectedUnscaled'.S14]*[$'realWorldCalibrationData-collectedUnscaled'.$AL14];&quot;&quot;)">
            <text:p/>
          </table:table-cell>
          <table:table-cell table:formula="of:=IF([$'realWorldCalibrationData-collectedUnscaled'.T14];[$'realWorldCalibrationData-collectedUnscaled'.T14]*[$'realWorldCalibrationData-collectedUnscaled'.$AL14];&quot;&quot;)">
            <text:p/>
          </table:table-cell>
          <table:table-cell table:formula="of:=IF([$'realWorldCalibrationData-collectedUnscaled'.U14];[$'realWorldCalibrationData-collectedUnscaled'.U14]*[$'realWorldCalibrationData-collectedUnscaled'.$AL14];&quot;&quot;)">
            <text:p/>
          </table:table-cell>
          <table:table-cell table:style-name="ce3" table:formula="of:=IF([$'realWorldCalibrationData-collectedUnscaled'.V14];[$'realWorldCalibrationData-collectedUnscaled'.V14]*[$'realWorldCalibrationData-collectedUnscaled'.$AL14];&quot;&quot;)" office:value-type="float" office:value="1097751124437.78" calcext:value-type="float">
            <text:p>1097751124437.78</text:p>
          </table:table-cell>
          <table:table-cell table:style-name="ce3" table:formula="of:=IF([$'realWorldCalibrationData-collectedUnscaled'.W14];[$'realWorldCalibrationData-collectedUnscaled'.W14]*[$'realWorldCalibrationData-collectedUnscaled'.$AL14];&quot;&quot;)" office:value-type="float" office:value="1202698650674.66" calcext:value-type="float">
            <text:p>1202698650674.66</text:p>
          </table:table-cell>
          <table:table-cell table:style-name="ce3" table:formula="of:=IF([$'realWorldCalibrationData-collectedUnscaled'.X14];[$'realWorldCalibrationData-collectedUnscaled'.X14]*[$'realWorldCalibrationData-collectedUnscaled'.$AL14];&quot;&quot;)" office:value-type="float" office:value="1347526236881.56" calcext:value-type="float">
            <text:p>1347526236881.56</text:p>
          </table:table-cell>
          <table:table-cell table:style-name="ce3" table:formula="of:=IF([$'realWorldCalibrationData-collectedUnscaled'.Y14];[$'realWorldCalibrationData-collectedUnscaled'.Y14]*[$'realWorldCalibrationData-collectedUnscaled'.$AL14];&quot;&quot;)" office:value-type="float" office:value="1374812593703.15" calcext:value-type="float">
            <text:p>1374812593703.15</text:p>
          </table:table-cell>
          <table:table-cell table:style-name="ce3" table:formula="of:=IF([$'realWorldCalibrationData-collectedUnscaled'.Z14];[$'realWorldCalibrationData-collectedUnscaled'.Z14]*[$'realWorldCalibrationData-collectedUnscaled'.$AL14];&quot;&quot;)" office:value-type="float" office:value="1387406296851.57" calcext:value-type="float">
            <text:p>1387406296851.57</text:p>
          </table:table-cell>
          <table:table-cell table:style-name="ce3" table:formula="of:=IF([$'realWorldCalibrationData-collectedUnscaled'.AA14];[$'realWorldCalibrationData-collectedUnscaled'.AA14]*[$'realWorldCalibrationData-collectedUnscaled'.$AL14];&quot;&quot;)" office:value-type="float" office:value="1143928035982.01" calcext:value-type="float">
            <text:p>1143928035982.01</text:p>
          </table:table-cell>
          <table:table-cell table:style-name="ce3" table:formula="of:=IF([$'realWorldCalibrationData-collectedUnscaled'.AB14];[$'realWorldCalibrationData-collectedUnscaled'.AB14]*[$'realWorldCalibrationData-collectedUnscaled'.$AL14];&quot;&quot;)" office:value-type="float" office:value="936131934032.983" calcext:value-type="float">
            <text:p>936131934032.983</text:p>
          </table:table-cell>
          <table:table-cell table:style-name="ce3" table:formula="of:=IF([$'realWorldCalibrationData-collectedUnscaled'.AC14];[$'realWorldCalibrationData-collectedUnscaled'.AC14]*[$'realWorldCalibrationData-collectedUnscaled'.$AL14];&quot;&quot;)" office:value-type="float" office:value="955022488755.622" calcext:value-type="float">
            <text:p>955022488755.622</text:p>
          </table:table-cell>
          <table:table-cell table:style-name="ce3" table:formula="of:=IF([$'realWorldCalibrationData-collectedUnscaled'.AD14];[$'realWorldCalibrationData-collectedUnscaled'.AD14]*[$'realWorldCalibrationData-collectedUnscaled'.$AL14];&quot;&quot;)" office:value-type="float" office:value="965517241379.31" calcext:value-type="float">
            <text:p>965517241379.31</text:p>
          </table:table-cell>
          <table:table-cell table:formula="of:=IF([$'realWorldCalibrationData-collectedUnscaled'.AE14];[$'realWorldCalibrationData-collectedUnscaled'.AE14]*[$'realWorldCalibrationData-collectedUnscaled'.$AL14];&quot;&quot;)" office:value-type="float" office:value="925637181409.295" calcext:value-type="float">
            <text:p>925637181409.295</text:p>
          </table:table-cell>
          <table:table-cell table:formula="of:=IF([$'realWorldCalibrationData-collectedUnscaled'.AF14];[$'realWorldCalibrationData-collectedUnscaled'.AF14]*[$'realWorldCalibrationData-collectedUnscaled'.$AL14];&quot;&quot;)" office:value-type="float" office:value="724137931034.483" calcext:value-type="float">
            <text:p>724137931034.483</text:p>
          </table:table-cell>
          <table:table-cell table:formula="of:=IF([$'realWorldCalibrationData-collectedUnscaled'.AG14];[$'realWorldCalibrationData-collectedUnscaled'.AG14]*[$'realWorldCalibrationData-collectedUnscaled'.$AL14];&quot;&quot;)" office:value-type="float" office:value="803898050974.513" calcext:value-type="float">
            <text:p>803898050974.513</text:p>
          </table:table-cell>
          <table:table-cell table:formula="of:=IF([$'realWorldCalibrationData-collectedUnscaled'.AH14];[$'realWorldCalibrationData-collectedUnscaled'.AH14]*[$'realWorldCalibrationData-collectedUnscaled'.$AL14];&quot;&quot;)" office:value-type="float" office:value="892053973013.493" calcext:value-type="float">
            <text:p>892053973013.493</text:p>
          </table:table-cell>
          <table:table-cell table:formula="of:=IF([$'realWorldCalibrationData-collectedUnscaled'.AI14];[$'realWorldCalibrationData-collectedUnscaled'.AI14]*[$'realWorldCalibrationData-collectedUnscaled'.$AL14];&quot;&quot;)" office:value-type="float" office:value="948725637181.409" calcext:value-type="float">
            <text:p>948725637181.409</text:p>
          </table:table-cell>
        </table:table-row>
        <table:table-row table:style-name="ro1">
          <table:table-cell table:formula="of:=[$'realWorldCalibrationData-collectedUnscaled'.A15]" office:value-type="string" office:string-value="Investments in Fossil Energy Capital" calcext:value-type="string">
            <text:p>Investments in Fossil Energy Capital</text:p>
          </table:table-cell>
          <table:table-cell table:formula="of:=IF([$'realWorldCalibrationData-collectedUnscaled'.B15];[$'realWorldCalibrationData-collectedUnscaled'.B15]*[$'realWorldCalibrationData-collectedUnscaled'.$AL15];&quot;&quot;)">
            <text:p/>
          </table:table-cell>
          <table:table-cell table:formula="of:=IF([$'realWorldCalibrationData-collectedUnscaled'.C15];[$'realWorldCalibrationData-collectedUnscaled'.C15]*[$'realWorldCalibrationData-collectedUnscaled'.$AL15];&quot;&quot;)">
            <text:p/>
          </table:table-cell>
          <table:table-cell table:formula="of:=IF([$'realWorldCalibrationData-collectedUnscaled'.D15];[$'realWorldCalibrationData-collectedUnscaled'.D15]*[$'realWorldCalibrationData-collectedUnscaled'.$AL15];&quot;&quot;)">
            <text:p/>
          </table:table-cell>
          <table:table-cell table:formula="of:=IF([$'realWorldCalibrationData-collectedUnscaled'.E15];[$'realWorldCalibrationData-collectedUnscaled'.E15]*[$'realWorldCalibrationData-collectedUnscaled'.$AL15];&quot;&quot;)">
            <text:p/>
          </table:table-cell>
          <table:table-cell table:formula="of:=IF([$'realWorldCalibrationData-collectedUnscaled'.F15];[$'realWorldCalibrationData-collectedUnscaled'.F15]*[$'realWorldCalibrationData-collectedUnscaled'.$AL15];&quot;&quot;)">
            <text:p/>
          </table:table-cell>
          <table:table-cell table:formula="of:=IF([$'realWorldCalibrationData-collectedUnscaled'.G15];[$'realWorldCalibrationData-collectedUnscaled'.G15]*[$'realWorldCalibrationData-collectedUnscaled'.$AL15];&quot;&quot;)">
            <text:p/>
          </table:table-cell>
          <table:table-cell table:formula="of:=IF([$'realWorldCalibrationData-collectedUnscaled'.H15];[$'realWorldCalibrationData-collectedUnscaled'.H15]*[$'realWorldCalibrationData-collectedUnscaled'.$AL15];&quot;&quot;)">
            <text:p/>
          </table:table-cell>
          <table:table-cell table:formula="of:=IF([$'realWorldCalibrationData-collectedUnscaled'.I15];[$'realWorldCalibrationData-collectedUnscaled'.I15]*[$'realWorldCalibrationData-collectedUnscaled'.$AL15];&quot;&quot;)">
            <text:p/>
          </table:table-cell>
          <table:table-cell table:formula="of:=IF([$'realWorldCalibrationData-collectedUnscaled'.J15];[$'realWorldCalibrationData-collectedUnscaled'.J15]*[$'realWorldCalibrationData-collectedUnscaled'.$AL15];&quot;&quot;)">
            <text:p/>
          </table:table-cell>
          <table:table-cell table:formula="of:=IF([$'realWorldCalibrationData-collectedUnscaled'.K15];[$'realWorldCalibrationData-collectedUnscaled'.K15]*[$'realWorldCalibrationData-collectedUnscaled'.$AL15];&quot;&quot;)">
            <text:p/>
          </table:table-cell>
          <table:table-cell table:formula="of:=IF([$'realWorldCalibrationData-collectedUnscaled'.L15];[$'realWorldCalibrationData-collectedUnscaled'.L15]*[$'realWorldCalibrationData-collectedUnscaled'.$AL15];&quot;&quot;)">
            <text:p/>
          </table:table-cell>
          <table:table-cell table:formula="of:=IF([$'realWorldCalibrationData-collectedUnscaled'.M15];[$'realWorldCalibrationData-collectedUnscaled'.M15]*[$'realWorldCalibrationData-collectedUnscaled'.$AL15];&quot;&quot;)">
            <text:p/>
          </table:table-cell>
          <table:table-cell table:formula="of:=IF([$'realWorldCalibrationData-collectedUnscaled'.N15];[$'realWorldCalibrationData-collectedUnscaled'.N15]*[$'realWorldCalibrationData-collectedUnscaled'.$AL15];&quot;&quot;)">
            <text:p/>
          </table:table-cell>
          <table:table-cell table:formula="of:=IF([$'realWorldCalibrationData-collectedUnscaled'.O15];[$'realWorldCalibrationData-collectedUnscaled'.O15]*[$'realWorldCalibrationData-collectedUnscaled'.$AL15];&quot;&quot;)">
            <text:p/>
          </table:table-cell>
          <table:table-cell table:formula="of:=IF([$'realWorldCalibrationData-collectedUnscaled'.P15];[$'realWorldCalibrationData-collectedUnscaled'.P15]*[$'realWorldCalibrationData-collectedUnscaled'.$AL15];&quot;&quot;)">
            <text:p/>
          </table:table-cell>
          <table:table-cell table:formula="of:=IF([$'realWorldCalibrationData-collectedUnscaled'.Q15];[$'realWorldCalibrationData-collectedUnscaled'.Q15]*[$'realWorldCalibrationData-collectedUnscaled'.$AL15];&quot;&quot;)">
            <text:p/>
          </table:table-cell>
          <table:table-cell table:formula="of:=IF([$'realWorldCalibrationData-collectedUnscaled'.R15];[$'realWorldCalibrationData-collectedUnscaled'.R15]*[$'realWorldCalibrationData-collectedUnscaled'.$AL15];&quot;&quot;)">
            <text:p/>
          </table:table-cell>
          <table:table-cell table:formula="of:=IF([$'realWorldCalibrationData-collectedUnscaled'.S15];[$'realWorldCalibrationData-collectedUnscaled'.S15]*[$'realWorldCalibrationData-collectedUnscaled'.$AL15];&quot;&quot;)">
            <text:p/>
          </table:table-cell>
          <table:table-cell table:formula="of:=IF([$'realWorldCalibrationData-collectedUnscaled'.T15];[$'realWorldCalibrationData-collectedUnscaled'.T15]*[$'realWorldCalibrationData-collectedUnscaled'.$AL15];&quot;&quot;)">
            <text:p/>
          </table:table-cell>
          <table:table-cell table:formula="of:=IF([$'realWorldCalibrationData-collectedUnscaled'.U15];[$'realWorldCalibrationData-collectedUnscaled'.U15]*[$'realWorldCalibrationData-collectedUnscaled'.$AL15];&quot;&quot;)">
            <text:p/>
          </table:table-cell>
          <table:table-cell table:formula="of:=IF([$'realWorldCalibrationData-collectedUnscaled'.V15];[$'realWorldCalibrationData-collectedUnscaled'.V15]*[$'realWorldCalibrationData-collectedUnscaled'.$AL15];&quot;&quot;)">
            <text:p/>
          </table:table-cell>
          <table:table-cell table:formula="of:=IF([$'realWorldCalibrationData-collectedUnscaled'.W15];[$'realWorldCalibrationData-collectedUnscaled'.W15]*[$'realWorldCalibrationData-collectedUnscaled'.$AL15];&quot;&quot;)">
            <text:p/>
          </table:table-cell>
          <table:table-cell table:formula="of:=IF([$'realWorldCalibrationData-collectedUnscaled'.X15];[$'realWorldCalibrationData-collectedUnscaled'.X15]*[$'realWorldCalibrationData-collectedUnscaled'.$AL15];&quot;&quot;)">
            <text:p/>
          </table:table-cell>
          <table:table-cell table:formula="of:=IF([$'realWorldCalibrationData-collectedUnscaled'.Y15];[$'realWorldCalibrationData-collectedUnscaled'.Y15]*[$'realWorldCalibrationData-collectedUnscaled'.$AL15];&quot;&quot;)">
            <text:p/>
          </table:table-cell>
          <table:table-cell table:formula="of:=IF([$'realWorldCalibrationData-collectedUnscaled'.Z15];[$'realWorldCalibrationData-collectedUnscaled'.Z15]*[$'realWorldCalibrationData-collectedUnscaled'.$AL15];&quot;&quot;)">
            <text:p/>
          </table:table-cell>
          <table:table-cell table:formula="of:=IF([$'realWorldCalibrationData-collectedUnscaled'.AA15];[$'realWorldCalibrationData-collectedUnscaled'.AA15]*[$'realWorldCalibrationData-collectedUnscaled'.$AL15];&quot;&quot;)">
            <text:p/>
          </table:table-cell>
          <table:table-cell table:formula="of:=IF([$'realWorldCalibrationData-collectedUnscaled'.AB15];[$'realWorldCalibrationData-collectedUnscaled'.AB15]*[$'realWorldCalibrationData-collectedUnscaled'.$AL15];&quot;&quot;)">
            <text:p/>
          </table:table-cell>
          <table:table-cell table:style-name="ce3" table:formula="of:=IF([$'realWorldCalibrationData-collectedUnscaled'.AC15];[$'realWorldCalibrationData-collectedUnscaled'.AC15]*[$'realWorldCalibrationData-collectedUnscaled'.$AL15];&quot;&quot;)" office:value-type="float" office:value="152000000000" calcext:value-type="float">
            <text:p>152000000000</text:p>
          </table:table-cell>
          <table:table-cell table:style-name="ce3" table:formula="of:=IF([$'realWorldCalibrationData-collectedUnscaled'.AD15];[$'realWorldCalibrationData-collectedUnscaled'.AD15]*[$'realWorldCalibrationData-collectedUnscaled'.$AL15];&quot;&quot;)" office:value-type="float" office:value="135000000000" calcext:value-type="float">
            <text:p>135000000000</text:p>
          </table:table-cell>
          <table:table-cell table:formula="of:=IF([$'realWorldCalibrationData-collectedUnscaled'.AE15];[$'realWorldCalibrationData-collectedUnscaled'.AE15]*[$'realWorldCalibrationData-collectedUnscaled'.$AL15];&quot;&quot;)" office:value-type="float" office:value="134000000000" calcext:value-type="float">
            <text:p>134000000000</text:p>
          </table:table-cell>
          <table:table-cell table:formula="of:=IF([$'realWorldCalibrationData-collectedUnscaled'.AF15];[$'realWorldCalibrationData-collectedUnscaled'.AF15]*[$'realWorldCalibrationData-collectedUnscaled'.$AL15];&quot;&quot;)" office:value-type="float" office:value="107000000000" calcext:value-type="float">
            <text:p>107000000000</text:p>
          </table:table-cell>
          <table:table-cell table:formula="of:=IF([$'realWorldCalibrationData-collectedUnscaled'.AG15];[$'realWorldCalibrationData-collectedUnscaled'.AG15]*[$'realWorldCalibrationData-collectedUnscaled'.$AL15];&quot;&quot;)" office:value-type="float" office:value="107000000000" calcext:value-type="float">
            <text:p>107000000000</text:p>
          </table:table-cell>
          <table:table-cell table:formula="of:=IF([$'realWorldCalibrationData-collectedUnscaled'.AH15];[$'realWorldCalibrationData-collectedUnscaled'.AH15]*[$'realWorldCalibrationData-collectedUnscaled'.$AL15];&quot;&quot;)" office:value-type="float" office:value="108000000000" calcext:value-type="float">
            <text:p>108000000000</text:p>
          </table:table-cell>
          <table:table-cell table:formula="of:=IF([$'realWorldCalibrationData-collectedUnscaled'.AI15];[$'realWorldCalibrationData-collectedUnscaled'.AI15]*[$'realWorldCalibrationData-collectedUnscaled'.$AL15];&quot;&quot;)" office:value-type="float" office:value="106000000000" calcext:value-type="float">
            <text:p>106000000000</text:p>
          </table:table-cell>
        </table:table-row>
        <table:table-row table:style-name="ro1">
          <table:table-cell table:formula="of:=[$'realWorldCalibrationData-collectedUnscaled'.A16]" office:value-type="string" office:string-value="Investments in Solar and Wind Energy Capacity" calcext:value-type="string">
            <text:p>Investments in Solar and Wind Energy Capacity</text:p>
          </table:table-cell>
          <table:table-cell table:formula="of:=IF([$'realWorldCalibrationData-collectedUnscaled'.B16];[$'realWorldCalibrationData-collectedUnscaled'.B16]*[$'realWorldCalibrationData-collectedUnscaled'.$AL16];&quot;&quot;)">
            <text:p/>
          </table:table-cell>
          <table:table-cell table:formula="of:=IF([$'realWorldCalibrationData-collectedUnscaled'.C16];[$'realWorldCalibrationData-collectedUnscaled'.C16]*[$'realWorldCalibrationData-collectedUnscaled'.$AL16];&quot;&quot;)">
            <text:p/>
          </table:table-cell>
          <table:table-cell table:formula="of:=IF([$'realWorldCalibrationData-collectedUnscaled'.D16];[$'realWorldCalibrationData-collectedUnscaled'.D16]*[$'realWorldCalibrationData-collectedUnscaled'.$AL16];&quot;&quot;)">
            <text:p/>
          </table:table-cell>
          <table:table-cell table:formula="of:=IF([$'realWorldCalibrationData-collectedUnscaled'.E16];[$'realWorldCalibrationData-collectedUnscaled'.E16]*[$'realWorldCalibrationData-collectedUnscaled'.$AL16];&quot;&quot;)">
            <text:p/>
          </table:table-cell>
          <table:table-cell table:formula="of:=IF([$'realWorldCalibrationData-collectedUnscaled'.F16];[$'realWorldCalibrationData-collectedUnscaled'.F16]*[$'realWorldCalibrationData-collectedUnscaled'.$AL16];&quot;&quot;)">
            <text:p/>
          </table:table-cell>
          <table:table-cell table:formula="of:=IF([$'realWorldCalibrationData-collectedUnscaled'.G16];[$'realWorldCalibrationData-collectedUnscaled'.G16]*[$'realWorldCalibrationData-collectedUnscaled'.$AL16];&quot;&quot;)">
            <text:p/>
          </table:table-cell>
          <table:table-cell table:formula="of:=IF([$'realWorldCalibrationData-collectedUnscaled'.H16];[$'realWorldCalibrationData-collectedUnscaled'.H16]*[$'realWorldCalibrationData-collectedUnscaled'.$AL16];&quot;&quot;)">
            <text:p/>
          </table:table-cell>
          <table:table-cell table:formula="of:=IF([$'realWorldCalibrationData-collectedUnscaled'.I16];[$'realWorldCalibrationData-collectedUnscaled'.I16]*[$'realWorldCalibrationData-collectedUnscaled'.$AL16];&quot;&quot;)">
            <text:p/>
          </table:table-cell>
          <table:table-cell table:formula="of:=IF([$'realWorldCalibrationData-collectedUnscaled'.J16];[$'realWorldCalibrationData-collectedUnscaled'.J16]*[$'realWorldCalibrationData-collectedUnscaled'.$AL16];&quot;&quot;)">
            <text:p/>
          </table:table-cell>
          <table:table-cell table:formula="of:=IF([$'realWorldCalibrationData-collectedUnscaled'.K16];[$'realWorldCalibrationData-collectedUnscaled'.K16]*[$'realWorldCalibrationData-collectedUnscaled'.$AL16];&quot;&quot;)">
            <text:p/>
          </table:table-cell>
          <table:table-cell table:formula="of:=IF([$'realWorldCalibrationData-collectedUnscaled'.L16];[$'realWorldCalibrationData-collectedUnscaled'.L16]*[$'realWorldCalibrationData-collectedUnscaled'.$AL16];&quot;&quot;)">
            <text:p/>
          </table:table-cell>
          <table:table-cell table:formula="of:=IF([$'realWorldCalibrationData-collectedUnscaled'.M16];[$'realWorldCalibrationData-collectedUnscaled'.M16]*[$'realWorldCalibrationData-collectedUnscaled'.$AL16];&quot;&quot;)">
            <text:p/>
          </table:table-cell>
          <table:table-cell table:formula="of:=IF([$'realWorldCalibrationData-collectedUnscaled'.N16];[$'realWorldCalibrationData-collectedUnscaled'.N16]*[$'realWorldCalibrationData-collectedUnscaled'.$AL16];&quot;&quot;)">
            <text:p/>
          </table:table-cell>
          <table:table-cell table:formula="of:=IF([$'realWorldCalibrationData-collectedUnscaled'.O16];[$'realWorldCalibrationData-collectedUnscaled'.O16]*[$'realWorldCalibrationData-collectedUnscaled'.$AL16];&quot;&quot;)">
            <text:p/>
          </table:table-cell>
          <table:table-cell table:formula="of:=IF([$'realWorldCalibrationData-collectedUnscaled'.P16];[$'realWorldCalibrationData-collectedUnscaled'.P16]*[$'realWorldCalibrationData-collectedUnscaled'.$AL16];&quot;&quot;)" office:value-type="float" office:value="29599999000" calcext:value-type="float">
            <text:p>29599999000</text:p>
          </table:table-cell>
          <table:table-cell table:formula="of:=IF([$'realWorldCalibrationData-collectedUnscaled'.Q16];[$'realWorldCalibrationData-collectedUnscaled'.Q16]*[$'realWorldCalibrationData-collectedUnscaled'.$AL16];&quot;&quot;)" office:value-type="float" office:value="42600000000" calcext:value-type="float">
            <text:p>42600000000</text:p>
          </table:table-cell>
          <table:table-cell table:formula="of:=IF([$'realWorldCalibrationData-collectedUnscaled'.R16];[$'realWorldCalibrationData-collectedUnscaled'.R16]*[$'realWorldCalibrationData-collectedUnscaled'.$AL16];&quot;&quot;)" office:value-type="float" office:value="57800000000" calcext:value-type="float">
            <text:p>57800000000</text:p>
          </table:table-cell>
          <table:table-cell table:formula="of:=IF([$'realWorldCalibrationData-collectedUnscaled'.S16];[$'realWorldCalibrationData-collectedUnscaled'.S16]*[$'realWorldCalibrationData-collectedUnscaled'.$AL16];&quot;&quot;)" office:value-type="float" office:value="96600000000" calcext:value-type="float">
            <text:p>96600000000</text:p>
          </table:table-cell>
          <table:table-cell table:formula="of:=IF([$'realWorldCalibrationData-collectedUnscaled'.T16];[$'realWorldCalibrationData-collectedUnscaled'.T16]*[$'realWorldCalibrationData-collectedUnscaled'.$AL16];&quot;&quot;)" office:value-type="float" office:value="134200000000" calcext:value-type="float">
            <text:p>134200000000</text:p>
          </table:table-cell>
          <table:table-cell table:formula="of:=IF([$'realWorldCalibrationData-collectedUnscaled'.U16];[$'realWorldCalibrationData-collectedUnscaled'.U16]*[$'realWorldCalibrationData-collectedUnscaled'.$AL16];&quot;&quot;)" office:value-type="float" office:value="136700000000" calcext:value-type="float">
            <text:p>136700000000</text:p>
          </table:table-cell>
          <table:table-cell table:formula="of:=IF([$'realWorldCalibrationData-collectedUnscaled'.V16];[$'realWorldCalibrationData-collectedUnscaled'.V16]*[$'realWorldCalibrationData-collectedUnscaled'.$AL16];&quot;&quot;)" office:value-type="float" office:value="199999990000" calcext:value-type="float">
            <text:p>199999990000</text:p>
          </table:table-cell>
          <table:table-cell table:formula="of:=IF([$'realWorldCalibrationData-collectedUnscaled'.W16];[$'realWorldCalibrationData-collectedUnscaled'.W16]*[$'realWorldCalibrationData-collectedUnscaled'.$AL16];&quot;&quot;)" office:value-type="float" office:value="243500000000" calcext:value-type="float">
            <text:p>243500000000</text:p>
          </table:table-cell>
          <table:table-cell table:formula="of:=IF([$'realWorldCalibrationData-collectedUnscaled'.X16];[$'realWorldCalibrationData-collectedUnscaled'.X16]*[$'realWorldCalibrationData-collectedUnscaled'.$AL16];&quot;&quot;)" office:value-type="float" office:value="220799995000" calcext:value-type="float">
            <text:p>220799995000</text:p>
          </table:table-cell>
          <table:table-cell table:formula="of:=IF([$'realWorldCalibrationData-collectedUnscaled'.Y16];[$'realWorldCalibrationData-collectedUnscaled'.Y16]*[$'realWorldCalibrationData-collectedUnscaled'.$AL16];&quot;&quot;)" office:value-type="float" office:value="204600000000" calcext:value-type="float">
            <text:p>204600000000</text:p>
          </table:table-cell>
          <table:table-cell table:formula="of:=IF([$'realWorldCalibrationData-collectedUnscaled'.Z16];[$'realWorldCalibrationData-collectedUnscaled'.Z16]*[$'realWorldCalibrationData-collectedUnscaled'.$AL16];&quot;&quot;)" office:value-type="float" office:value="258699995000" calcext:value-type="float">
            <text:p>258699995000</text:p>
          </table:table-cell>
          <table:table-cell table:formula="of:=IF([$'realWorldCalibrationData-collectedUnscaled'.AA16];[$'realWorldCalibrationData-collectedUnscaled'.AA16]*[$'realWorldCalibrationData-collectedUnscaled'.$AL16];&quot;&quot;)" office:value-type="float" office:value="297699990000" calcext:value-type="float">
            <text:p>297699990000</text:p>
          </table:table-cell>
          <table:table-cell table:formula="of:=IF([$'realWorldCalibrationData-collectedUnscaled'.AB16];[$'realWorldCalibrationData-collectedUnscaled'.AB16]*[$'realWorldCalibrationData-collectedUnscaled'.$AL16];&quot;&quot;)" office:value-type="float" office:value="271200010000" calcext:value-type="float">
            <text:p>271200010000</text:p>
          </table:table-cell>
          <table:table-cell table:formula="of:=IF([$'realWorldCalibrationData-collectedUnscaled'.AC16];[$'realWorldCalibrationData-collectedUnscaled'.AC16]*[$'realWorldCalibrationData-collectedUnscaled'.$AL16];&quot;&quot;)" office:value-type="float" office:value="309699996000" calcext:value-type="float">
            <text:p>309699996000</text:p>
          </table:table-cell>
          <table:table-cell table:formula="of:=IF([$'realWorldCalibrationData-collectedUnscaled'.AD16];[$'realWorldCalibrationData-collectedUnscaled'.AD16]*[$'realWorldCalibrationData-collectedUnscaled'.$AL16];&quot;&quot;)" office:value-type="float" office:value="272600000000" calcext:value-type="float">
            <text:p>272600000000</text:p>
          </table:table-cell>
          <table:table-cell table:formula="of:=IF([$'realWorldCalibrationData-collectedUnscaled'.AE16];[$'realWorldCalibrationData-collectedUnscaled'.AE16]*[$'realWorldCalibrationData-collectedUnscaled'.$AL16];&quot;&quot;)">
            <text:p/>
          </table:table-cell>
          <table:table-cell table:formula="of:=IF([$'realWorldCalibrationData-collectedUnscaled'.AF16];[$'realWorldCalibrationData-collectedUnscaled'.AF16]*[$'realWorldCalibrationData-collectedUnscaled'.$AL16];&quot;&quot;)">
            <text:p/>
          </table:table-cell>
          <table:table-cell table:formula="of:=IF([$'realWorldCalibrationData-collectedUnscaled'.AG16];[$'realWorldCalibrationData-collectedUnscaled'.AG16]*[$'realWorldCalibrationData-collectedUnscaled'.$AL16];&quot;&quot;)">
            <text:p/>
          </table:table-cell>
          <table:table-cell table:formula="of:=IF([$'realWorldCalibrationData-collectedUnscaled'.AH16];[$'realWorldCalibrationData-collectedUnscaled'.AH16]*[$'realWorldCalibrationData-collectedUnscaled'.$AL16];&quot;&quot;)">
            <text:p/>
          </table:table-cell>
          <table:table-cell table:formula="of:=IF([$'realWorldCalibrationData-collectedUnscaled'.AI16];[$'realWorldCalibrationData-collectedUnscaled'.AI16]*[$'realWorldCalibrationData-collectedUnscaled'.$AL16];&quot;&quot;)">
            <text:p/>
          </table:table-cell>
        </table:table-row>
        <table:table-row table:style-name="ro1">
          <table:table-cell table:formula="of:=[$'realWorldCalibrationData-collectedUnscaled'.A17]" office:value-type="string" office:string-value="Investments in Renewables" calcext:value-type="string">
            <text:p>Investments in Renewables</text:p>
          </table:table-cell>
          <table:table-cell table:formula="of:=IF([$'realWorldCalibrationData-collectedUnscaled'.B17];[$'realWorldCalibrationData-collectedUnscaled'.B17]*[$'realWorldCalibrationData-collectedUnscaled'.$AL17];&quot;&quot;)">
            <text:p/>
          </table:table-cell>
          <table:table-cell table:formula="of:=IF([$'realWorldCalibrationData-collectedUnscaled'.C17];[$'realWorldCalibrationData-collectedUnscaled'.C17]*[$'realWorldCalibrationData-collectedUnscaled'.$AL17];&quot;&quot;)">
            <text:p/>
          </table:table-cell>
          <table:table-cell table:formula="of:=IF([$'realWorldCalibrationData-collectedUnscaled'.D17];[$'realWorldCalibrationData-collectedUnscaled'.D17]*[$'realWorldCalibrationData-collectedUnscaled'.$AL17];&quot;&quot;)">
            <text:p/>
          </table:table-cell>
          <table:table-cell table:formula="of:=IF([$'realWorldCalibrationData-collectedUnscaled'.E17];[$'realWorldCalibrationData-collectedUnscaled'.E17]*[$'realWorldCalibrationData-collectedUnscaled'.$AL17];&quot;&quot;)">
            <text:p/>
          </table:table-cell>
          <table:table-cell table:formula="of:=IF([$'realWorldCalibrationData-collectedUnscaled'.F17];[$'realWorldCalibrationData-collectedUnscaled'.F17]*[$'realWorldCalibrationData-collectedUnscaled'.$AL17];&quot;&quot;)">
            <text:p/>
          </table:table-cell>
          <table:table-cell table:formula="of:=IF([$'realWorldCalibrationData-collectedUnscaled'.G17];[$'realWorldCalibrationData-collectedUnscaled'.G17]*[$'realWorldCalibrationData-collectedUnscaled'.$AL17];&quot;&quot;)">
            <text:p/>
          </table:table-cell>
          <table:table-cell table:formula="of:=IF([$'realWorldCalibrationData-collectedUnscaled'.H17];[$'realWorldCalibrationData-collectedUnscaled'.H17]*[$'realWorldCalibrationData-collectedUnscaled'.$AL17];&quot;&quot;)">
            <text:p/>
          </table:table-cell>
          <table:table-cell table:formula="of:=IF([$'realWorldCalibrationData-collectedUnscaled'.I17];[$'realWorldCalibrationData-collectedUnscaled'.I17]*[$'realWorldCalibrationData-collectedUnscaled'.$AL17];&quot;&quot;)">
            <text:p/>
          </table:table-cell>
          <table:table-cell table:formula="of:=IF([$'realWorldCalibrationData-collectedUnscaled'.J17];[$'realWorldCalibrationData-collectedUnscaled'.J17]*[$'realWorldCalibrationData-collectedUnscaled'.$AL17];&quot;&quot;)">
            <text:p/>
          </table:table-cell>
          <table:table-cell table:formula="of:=IF([$'realWorldCalibrationData-collectedUnscaled'.K17];[$'realWorldCalibrationData-collectedUnscaled'.K17]*[$'realWorldCalibrationData-collectedUnscaled'.$AL17];&quot;&quot;)">
            <text:p/>
          </table:table-cell>
          <table:table-cell table:formula="of:=IF([$'realWorldCalibrationData-collectedUnscaled'.L17];[$'realWorldCalibrationData-collectedUnscaled'.L17]*[$'realWorldCalibrationData-collectedUnscaled'.$AL17];&quot;&quot;)">
            <text:p/>
          </table:table-cell>
          <table:table-cell table:formula="of:=IF([$'realWorldCalibrationData-collectedUnscaled'.M17];[$'realWorldCalibrationData-collectedUnscaled'.M17]*[$'realWorldCalibrationData-collectedUnscaled'.$AL17];&quot;&quot;)">
            <text:p/>
          </table:table-cell>
          <table:table-cell table:formula="of:=IF([$'realWorldCalibrationData-collectedUnscaled'.N17];[$'realWorldCalibrationData-collectedUnscaled'.N17]*[$'realWorldCalibrationData-collectedUnscaled'.$AL17];&quot;&quot;)">
            <text:p/>
          </table:table-cell>
          <table:table-cell table:formula="of:=IF([$'realWorldCalibrationData-collectedUnscaled'.O17];[$'realWorldCalibrationData-collectedUnscaled'.O17]*[$'realWorldCalibrationData-collectedUnscaled'.$AL17];&quot;&quot;)">
            <text:p/>
          </table:table-cell>
          <table:table-cell table:formula="of:=IF([$'realWorldCalibrationData-collectedUnscaled'.P17];[$'realWorldCalibrationData-collectedUnscaled'.P17]*[$'realWorldCalibrationData-collectedUnscaled'.$AL17];&quot;&quot;)">
            <text:p/>
          </table:table-cell>
          <table:table-cell table:formula="of:=IF([$'realWorldCalibrationData-collectedUnscaled'.Q17];[$'realWorldCalibrationData-collectedUnscaled'.Q17]*[$'realWorldCalibrationData-collectedUnscaled'.$AL17];&quot;&quot;)">
            <text:p/>
          </table:table-cell>
          <table:table-cell table:formula="of:=IF([$'realWorldCalibrationData-collectedUnscaled'.R17];[$'realWorldCalibrationData-collectedUnscaled'.R17]*[$'realWorldCalibrationData-collectedUnscaled'.$AL17];&quot;&quot;)">
            <text:p/>
          </table:table-cell>
          <table:table-cell table:formula="of:=IF([$'realWorldCalibrationData-collectedUnscaled'.S17];[$'realWorldCalibrationData-collectedUnscaled'.S17]*[$'realWorldCalibrationData-collectedUnscaled'.$AL17];&quot;&quot;)">
            <text:p/>
          </table:table-cell>
          <table:table-cell table:formula="of:=IF([$'realWorldCalibrationData-collectedUnscaled'.T17];[$'realWorldCalibrationData-collectedUnscaled'.T17]*[$'realWorldCalibrationData-collectedUnscaled'.$AL17];&quot;&quot;)">
            <text:p/>
          </table:table-cell>
          <table:table-cell table:formula="of:=IF([$'realWorldCalibrationData-collectedUnscaled'.U17];[$'realWorldCalibrationData-collectedUnscaled'.U17]*[$'realWorldCalibrationData-collectedUnscaled'.$AL17];&quot;&quot;)">
            <text:p/>
          </table:table-cell>
          <table:table-cell table:formula="of:=IF([$'realWorldCalibrationData-collectedUnscaled'.V17];[$'realWorldCalibrationData-collectedUnscaled'.V17]*[$'realWorldCalibrationData-collectedUnscaled'.$AL17];&quot;&quot;)">
            <text:p/>
          </table:table-cell>
          <table:table-cell table:formula="of:=IF([$'realWorldCalibrationData-collectedUnscaled'.W17];[$'realWorldCalibrationData-collectedUnscaled'.W17]*[$'realWorldCalibrationData-collectedUnscaled'.$AL17];&quot;&quot;)">
            <text:p/>
          </table:table-cell>
          <table:table-cell table:formula="of:=IF([$'realWorldCalibrationData-collectedUnscaled'.X17];[$'realWorldCalibrationData-collectedUnscaled'.X17]*[$'realWorldCalibrationData-collectedUnscaled'.$AL17];&quot;&quot;)">
            <text:p/>
          </table:table-cell>
          <table:table-cell table:formula="of:=IF([$'realWorldCalibrationData-collectedUnscaled'.Y17];[$'realWorldCalibrationData-collectedUnscaled'.Y17]*[$'realWorldCalibrationData-collectedUnscaled'.$AL17];&quot;&quot;)">
            <text:p/>
          </table:table-cell>
          <table:table-cell table:formula="of:=IF([$'realWorldCalibrationData-collectedUnscaled'.Z17];[$'realWorldCalibrationData-collectedUnscaled'.Z17]*[$'realWorldCalibrationData-collectedUnscaled'.$AL17];&quot;&quot;)">
            <text:p/>
          </table:table-cell>
          <table:table-cell table:style-name="ce3" table:formula="of:=IF([$'realWorldCalibrationData-collectedUnscaled'.AA17];[$'realWorldCalibrationData-collectedUnscaled'.AA17]*[$'realWorldCalibrationData-collectedUnscaled'.$AL17];&quot;&quot;)" office:value-type="float" office:value="328244274809.16" calcext:value-type="float">
            <text:p>328244274809.16</text:p>
          </table:table-cell>
          <table:table-cell table:style-name="ce3" table:formula="of:=IF([$'realWorldCalibrationData-collectedUnscaled'.AB17];[$'realWorldCalibrationData-collectedUnscaled'.AB17]*[$'realWorldCalibrationData-collectedUnscaled'.$AL17];&quot;&quot;)" office:value-type="float" office:value="335877862595.42" calcext:value-type="float">
            <text:p>335877862595.42</text:p>
          </table:table-cell>
          <table:table-cell table:style-name="ce3" table:formula="of:=IF([$'realWorldCalibrationData-collectedUnscaled'.AC17];[$'realWorldCalibrationData-collectedUnscaled'.AC17]*[$'realWorldCalibrationData-collectedUnscaled'.$AL17];&quot;&quot;)" office:value-type="float" office:value="351145038167.939" calcext:value-type="float">
            <text:p>351145038167.939</text:p>
          </table:table-cell>
          <table:table-cell table:style-name="ce3" table:formula="of:=IF([$'realWorldCalibrationData-collectedUnscaled'.AD17];[$'realWorldCalibrationData-collectedUnscaled'.AD17]*[$'realWorldCalibrationData-collectedUnscaled'.$AL17];&quot;&quot;)" office:value-type="float" office:value="374045801526.718" calcext:value-type="float">
            <text:p>374045801526.718</text:p>
          </table:table-cell>
          <table:table-cell table:formula="of:=IF([$'realWorldCalibrationData-collectedUnscaled'.AE17];[$'realWorldCalibrationData-collectedUnscaled'.AE17]*[$'realWorldCalibrationData-collectedUnscaled'.$AL17];&quot;&quot;)" office:value-type="float" office:value="447837150127.227" calcext:value-type="float">
            <text:p>447837150127.227</text:p>
          </table:table-cell>
          <table:table-cell table:formula="of:=IF([$'realWorldCalibrationData-collectedUnscaled'.AF17];[$'realWorldCalibrationData-collectedUnscaled'.AF17]*[$'realWorldCalibrationData-collectedUnscaled'.$AL17];&quot;&quot;)" office:value-type="float" office:value="493638676844.784" calcext:value-type="float">
            <text:p>493638676844.784</text:p>
          </table:table-cell>
          <table:table-cell table:formula="of:=IF([$'realWorldCalibrationData-collectedUnscaled'.AG17];[$'realWorldCalibrationData-collectedUnscaled'.AG17]*[$'realWorldCalibrationData-collectedUnscaled'.$AL17];&quot;&quot;)" office:value-type="float" office:value="513994910941.476" calcext:value-type="float">
            <text:p>513994910941.476</text:p>
          </table:table-cell>
          <table:table-cell table:formula="of:=IF([$'realWorldCalibrationData-collectedUnscaled'.AH17];[$'realWorldCalibrationData-collectedUnscaled'.AH17]*[$'realWorldCalibrationData-collectedUnscaled'.$AL17];&quot;&quot;)" office:value-type="float" office:value="592875318066.158" calcext:value-type="float">
            <text:p>592875318066.158</text:p>
          </table:table-cell>
          <table:table-cell table:formula="of:=IF([$'realWorldCalibrationData-collectedUnscaled'.AI17];[$'realWorldCalibrationData-collectedUnscaled'.AI17]*[$'realWorldCalibrationData-collectedUnscaled'.$AL17];&quot;&quot;)" office:value-type="float" office:value="659033078880.407" calcext:value-type="float">
            <text:p>659033078880.407</text:p>
          </table:table-cell>
        </table:table-row>
        <table:table-row table:style-name="ro1">
          <table:table-cell table:formula="of:=[$'realWorldCalibrationData-collectedUnscaled'.A18]" office:value-type="string" office:string-value="Installation Cost of S&amp;W capacity" calcext:value-type="string">
            <text:p>Installation Cost of S&amp;W capacity</text:p>
          </table:table-cell>
          <table:table-cell table:formula="of:=IF([$'realWorldCalibrationData-collectedUnscaled'.B18];[$'realWorldCalibrationData-collectedUnscaled'.B18]*[$'realWorldCalibrationData-collectedUnscaled'.$AL18];&quot;&quot;)">
            <text:p/>
          </table:table-cell>
          <table:table-cell table:formula="of:=IF([$'realWorldCalibrationData-collectedUnscaled'.C18];[$'realWorldCalibrationData-collectedUnscaled'.C18]*[$'realWorldCalibrationData-collectedUnscaled'.$AL18];&quot;&quot;)">
            <text:p/>
          </table:table-cell>
          <table:table-cell table:formula="of:=IF([$'realWorldCalibrationData-collectedUnscaled'.D18];[$'realWorldCalibrationData-collectedUnscaled'.D18]*[$'realWorldCalibrationData-collectedUnscaled'.$AL18];&quot;&quot;)">
            <text:p/>
          </table:table-cell>
          <table:table-cell table:formula="of:=IF([$'realWorldCalibrationData-collectedUnscaled'.E18];[$'realWorldCalibrationData-collectedUnscaled'.E18]*[$'realWorldCalibrationData-collectedUnscaled'.$AL18];&quot;&quot;)">
            <text:p/>
          </table:table-cell>
          <table:table-cell table:formula="of:=IF([$'realWorldCalibrationData-collectedUnscaled'.F18];[$'realWorldCalibrationData-collectedUnscaled'.F18]*[$'realWorldCalibrationData-collectedUnscaled'.$AL18];&quot;&quot;)">
            <text:p/>
          </table:table-cell>
          <table:table-cell table:formula="of:=IF([$'realWorldCalibrationData-collectedUnscaled'.G18];[$'realWorldCalibrationData-collectedUnscaled'.G18]*[$'realWorldCalibrationData-collectedUnscaled'.$AL18];&quot;&quot;)">
            <text:p/>
          </table:table-cell>
          <table:table-cell table:formula="of:=IF([$'realWorldCalibrationData-collectedUnscaled'.H18];[$'realWorldCalibrationData-collectedUnscaled'.H18]*[$'realWorldCalibrationData-collectedUnscaled'.$AL18];&quot;&quot;)">
            <text:p/>
          </table:table-cell>
          <table:table-cell table:formula="of:=IF([$'realWorldCalibrationData-collectedUnscaled'.I18];[$'realWorldCalibrationData-collectedUnscaled'.I18]*[$'realWorldCalibrationData-collectedUnscaled'.$AL18];&quot;&quot;)">
            <text:p/>
          </table:table-cell>
          <table:table-cell table:formula="of:=IF([$'realWorldCalibrationData-collectedUnscaled'.J18];[$'realWorldCalibrationData-collectedUnscaled'.J18]*[$'realWorldCalibrationData-collectedUnscaled'.$AL18];&quot;&quot;)">
            <text:p/>
          </table:table-cell>
          <table:table-cell table:formula="of:=IF([$'realWorldCalibrationData-collectedUnscaled'.K18];[$'realWorldCalibrationData-collectedUnscaled'.K18]*[$'realWorldCalibrationData-collectedUnscaled'.$AL18];&quot;&quot;)">
            <text:p/>
          </table:table-cell>
          <table:table-cell table:formula="of:=IF([$'realWorldCalibrationData-collectedUnscaled'.L18];[$'realWorldCalibrationData-collectedUnscaled'.L18]*[$'realWorldCalibrationData-collectedUnscaled'.$AL18];&quot;&quot;)">
            <text:p/>
          </table:table-cell>
          <table:table-cell table:formula="of:=IF([$'realWorldCalibrationData-collectedUnscaled'.M18];[$'realWorldCalibrationData-collectedUnscaled'.M18]*[$'realWorldCalibrationData-collectedUnscaled'.$AL18];&quot;&quot;)">
            <text:p/>
          </table:table-cell>
          <table:table-cell table:formula="of:=IF([$'realWorldCalibrationData-collectedUnscaled'.N18];[$'realWorldCalibrationData-collectedUnscaled'.N18]*[$'realWorldCalibrationData-collectedUnscaled'.$AL18];&quot;&quot;)">
            <text:p/>
          </table:table-cell>
          <table:table-cell table:formula="of:=IF([$'realWorldCalibrationData-collectedUnscaled'.O18];[$'realWorldCalibrationData-collectedUnscaled'.O18]*[$'realWorldCalibrationData-collectedUnscaled'.$AL18];&quot;&quot;)">
            <text:p/>
          </table:table-cell>
          <table:table-cell table:formula="of:=IF([$'realWorldCalibrationData-collectedUnscaled'.P18];[$'realWorldCalibrationData-collectedUnscaled'.P18]*[$'realWorldCalibrationData-collectedUnscaled'.$AL18];&quot;&quot;)">
            <text:p/>
          </table:table-cell>
          <table:table-cell table:formula="of:=IF([$'realWorldCalibrationData-collectedUnscaled'.Q18];[$'realWorldCalibrationData-collectedUnscaled'.Q18]*[$'realWorldCalibrationData-collectedUnscaled'.$AL18];&quot;&quot;)">
            <text:p/>
          </table:table-cell>
          <table:table-cell table:formula="of:=IF([$'realWorldCalibrationData-collectedUnscaled'.R18];[$'realWorldCalibrationData-collectedUnscaled'.R18]*[$'realWorldCalibrationData-collectedUnscaled'.$AL18];&quot;&quot;)">
            <text:p/>
          </table:table-cell>
          <table:table-cell table:formula="of:=IF([$'realWorldCalibrationData-collectedUnscaled'.S18];[$'realWorldCalibrationData-collectedUnscaled'.S18]*[$'realWorldCalibrationData-collectedUnscaled'.$AL18];&quot;&quot;)">
            <text:p/>
          </table:table-cell>
          <table:table-cell table:formula="of:=IF([$'realWorldCalibrationData-collectedUnscaled'.T18];[$'realWorldCalibrationData-collectedUnscaled'.T18]*[$'realWorldCalibrationData-collectedUnscaled'.$AL18];&quot;&quot;)">
            <text:p/>
          </table:table-cell>
          <table:table-cell table:formula="of:=IF([$'realWorldCalibrationData-collectedUnscaled'.U18];[$'realWorldCalibrationData-collectedUnscaled'.U18]*[$'realWorldCalibrationData-collectedUnscaled'.$AL18];&quot;&quot;)">
            <text:p/>
          </table:table-cell>
          <table:table-cell table:formula="of:=IF([$'realWorldCalibrationData-collectedUnscaled'.V18];[$'realWorldCalibrationData-collectedUnscaled'.V18]*[$'realWorldCalibrationData-collectedUnscaled'.$AL18];&quot;&quot;)">
            <text:p/>
          </table:table-cell>
          <table:table-cell table:formula="of:=IF([$'realWorldCalibrationData-collectedUnscaled'.W18];[$'realWorldCalibrationData-collectedUnscaled'.W18]*[$'realWorldCalibrationData-collectedUnscaled'.$AL18];&quot;&quot;)">
            <text:p/>
          </table:table-cell>
          <table:table-cell table:formula="of:=IF([$'realWorldCalibrationData-collectedUnscaled'.X18];[$'realWorldCalibrationData-collectedUnscaled'.X18]*[$'realWorldCalibrationData-collectedUnscaled'.$AL18];&quot;&quot;)">
            <text:p/>
          </table:table-cell>
          <table:table-cell table:formula="of:=IF([$'realWorldCalibrationData-collectedUnscaled'.Y18];[$'realWorldCalibrationData-collectedUnscaled'.Y18]*[$'realWorldCalibrationData-collectedUnscaled'.$AL18];&quot;&quot;)">
            <text:p/>
          </table:table-cell>
          <table:table-cell table:formula="of:=IF([$'realWorldCalibrationData-collectedUnscaled'.Z18];[$'realWorldCalibrationData-collectedUnscaled'.Z18]*[$'realWorldCalibrationData-collectedUnscaled'.$AL18];&quot;&quot;)" office:value-type="float" office:value="870.425741180947" calcext:value-type="float">
            <text:p>870.425741180947</text:p>
          </table:table-cell>
          <table:table-cell table:formula="of:=IF([$'realWorldCalibrationData-collectedUnscaled'.AA18];[$'realWorldCalibrationData-collectedUnscaled'.AA18]*[$'realWorldCalibrationData-collectedUnscaled'.$AL18];&quot;&quot;)" office:value-type="float" office:value="806.430190851043" calcext:value-type="float">
            <text:p>806.430190851043</text:p>
          </table:table-cell>
          <table:table-cell table:formula="of:=IF([$'realWorldCalibrationData-collectedUnscaled'.AB18];[$'realWorldCalibrationData-collectedUnscaled'.AB18]*[$'realWorldCalibrationData-collectedUnscaled'.$AL18];&quot;&quot;)" office:value-type="float" office:value="717.593291398346" calcext:value-type="float">
            <text:p>717.593291398346</text:p>
          </table:table-cell>
          <table:table-cell table:formula="of:=IF([$'realWorldCalibrationData-collectedUnscaled'.AC18];[$'realWorldCalibrationData-collectedUnscaled'.AC18]*[$'realWorldCalibrationData-collectedUnscaled'.$AL18];&quot;&quot;)" office:value-type="float" office:value="617.464770674102" calcext:value-type="float">
            <text:p>617.464770674102</text:p>
          </table:table-cell>
          <table:table-cell table:formula="of:=IF([$'realWorldCalibrationData-collectedUnscaled'.AD18];[$'realWorldCalibrationData-collectedUnscaled'.AD18]*[$'realWorldCalibrationData-collectedUnscaled'.$AL18];&quot;&quot;)" office:value-type="float" office:value="532.158497368439" calcext:value-type="float">
            <text:p>532.158497368439</text:p>
          </table:table-cell>
          <table:table-cell table:formula="of:=IF([$'realWorldCalibrationData-collectedUnscaled'.AE18];[$'realWorldCalibrationData-collectedUnscaled'.AE18]*[$'realWorldCalibrationData-collectedUnscaled'.$AL18];&quot;&quot;)" office:value-type="float" office:value="492.927941118471" calcext:value-type="float">
            <text:p>492.927941118471</text:p>
          </table:table-cell>
          <table:table-cell table:formula="of:=IF([$'realWorldCalibrationData-collectedUnscaled'.AF18];[$'realWorldCalibrationData-collectedUnscaled'.AF18]*[$'realWorldCalibrationData-collectedUnscaled'.$AL18];&quot;&quot;)" office:value-type="float" office:value="497.68054234464" calcext:value-type="float">
            <text:p>497.68054234464</text:p>
          </table:table-cell>
          <table:table-cell table:formula="of:=IF([$'realWorldCalibrationData-collectedUnscaled'.AG18];[$'realWorldCalibrationData-collectedUnscaled'.AG18]*[$'realWorldCalibrationData-collectedUnscaled'.$AL18];&quot;&quot;)" office:value-type="float" office:value="506.649965048249" calcext:value-type="float">
            <text:p>506.649965048249</text:p>
          </table:table-cell>
          <table:table-cell table:formula="of:=IF([$'realWorldCalibrationData-collectedUnscaled'.AH18];[$'realWorldCalibrationData-collectedUnscaled'.AH18]*[$'realWorldCalibrationData-collectedUnscaled'.$AL18];&quot;&quot;)" office:value-type="float" office:value="523.713487984807" calcext:value-type="float">
            <text:p>523.713487984807</text:p>
          </table:table-cell>
          <table:table-cell table:formula="of:=IF([$'realWorldCalibrationData-collectedUnscaled'.AI18];[$'realWorldCalibrationData-collectedUnscaled'.AI18]*[$'realWorldCalibrationData-collectedUnscaled'.$AL18];&quot;&quot;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share of GDP invested in fuel extraction" calcext:value-type="string">
            <text:p>share of GDP invested in fuel extraction</text:p>
          </table:table-cell>
          <table:table-cell table:formula="of:=IF([$'realWorldCalibrationData-collectedUnscaled'.B19];[$'realWorldCalibrationData-collectedUnscaled'.B19]*[$'realWorldCalibrationData-collectedUnscaled'.$AL19];&quot;&quot;)">
            <text:p/>
          </table:table-cell>
          <table:table-cell table:formula="of:=IF([$'realWorldCalibrationData-collectedUnscaled'.C19];[$'realWorldCalibrationData-collectedUnscaled'.C19]*[$'realWorldCalibrationData-collectedUnscaled'.$AL19];&quot;&quot;)">
            <text:p/>
          </table:table-cell>
          <table:table-cell table:formula="of:=IF([$'realWorldCalibrationData-collectedUnscaled'.D19];[$'realWorldCalibrationData-collectedUnscaled'.D19]*[$'realWorldCalibrationData-collectedUnscaled'.$AL19];&quot;&quot;)">
            <text:p/>
          </table:table-cell>
          <table:table-cell table:formula="of:=IF([$'realWorldCalibrationData-collectedUnscaled'.E19];[$'realWorldCalibrationData-collectedUnscaled'.E19]*[$'realWorldCalibrationData-collectedUnscaled'.$AL19];&quot;&quot;)">
            <text:p/>
          </table:table-cell>
          <table:table-cell table:formula="of:=IF([$'realWorldCalibrationData-collectedUnscaled'.F19];[$'realWorldCalibrationData-collectedUnscaled'.F19]*[$'realWorldCalibrationData-collectedUnscaled'.$AL19];&quot;&quot;)">
            <text:p/>
          </table:table-cell>
          <table:table-cell table:formula="of:=IF([$'realWorldCalibrationData-collectedUnscaled'.G19];[$'realWorldCalibrationData-collectedUnscaled'.G19]*[$'realWorldCalibrationData-collectedUnscaled'.$AL19];&quot;&quot;)">
            <text:p/>
          </table:table-cell>
          <table:table-cell table:formula="of:=IF([$'realWorldCalibrationData-collectedUnscaled'.H19];[$'realWorldCalibrationData-collectedUnscaled'.H19]*[$'realWorldCalibrationData-collectedUnscaled'.$AL19];&quot;&quot;)">
            <text:p/>
          </table:table-cell>
          <table:table-cell table:formula="of:=IF([$'realWorldCalibrationData-collectedUnscaled'.I19];[$'realWorldCalibrationData-collectedUnscaled'.I19]*[$'realWorldCalibrationData-collectedUnscaled'.$AL19];&quot;&quot;)">
            <text:p/>
          </table:table-cell>
          <table:table-cell table:formula="of:=IF([$'realWorldCalibrationData-collectedUnscaled'.J19];[$'realWorldCalibrationData-collectedUnscaled'.J19]*[$'realWorldCalibrationData-collectedUnscaled'.$AL19];&quot;&quot;)">
            <text:p/>
          </table:table-cell>
          <table:table-cell table:formula="of:=IF([$'realWorldCalibrationData-collectedUnscaled'.K19];[$'realWorldCalibrationData-collectedUnscaled'.K19]*[$'realWorldCalibrationData-collectedUnscaled'.$AL19];&quot;&quot;)">
            <text:p/>
          </table:table-cell>
          <table:table-cell table:formula="of:=IF([$'realWorldCalibrationData-collectedUnscaled'.L19];[$'realWorldCalibrationData-collectedUnscaled'.L19]*[$'realWorldCalibrationData-collectedUnscaled'.$AL19];&quot;&quot;)">
            <text:p/>
          </table:table-cell>
          <table:table-cell table:formula="of:=IF([$'realWorldCalibrationData-collectedUnscaled'.M19];[$'realWorldCalibrationData-collectedUnscaled'.M19]*[$'realWorldCalibrationData-collectedUnscaled'.$AL19];&quot;&quot;)">
            <text:p/>
          </table:table-cell>
          <table:table-cell table:formula="of:=IF([$'realWorldCalibrationData-collectedUnscaled'.N19];[$'realWorldCalibrationData-collectedUnscaled'.N19]*[$'realWorldCalibrationData-collectedUnscaled'.$AL19];&quot;&quot;)">
            <text:p/>
          </table:table-cell>
          <table:table-cell table:formula="of:=IF([$'realWorldCalibrationData-collectedUnscaled'.O19];[$'realWorldCalibrationData-collectedUnscaled'.O19]*[$'realWorldCalibrationData-collectedUnscaled'.$AL19];&quot;&quot;)">
            <text:p/>
          </table:table-cell>
          <table:table-cell table:formula="of:=IF([$'realWorldCalibrationData-collectedUnscaled'.P19];[$'realWorldCalibrationData-collectedUnscaled'.P19]*[$'realWorldCalibrationData-collectedUnscaled'.$AL19];&quot;&quot;)">
            <text:p/>
          </table:table-cell>
          <table:table-cell table:formula="of:=IF([$'realWorldCalibrationData-collectedUnscaled'.Q19];[$'realWorldCalibrationData-collectedUnscaled'.Q19]*[$'realWorldCalibrationData-collectedUnscaled'.$AL19];&quot;&quot;)">
            <text:p/>
          </table:table-cell>
          <table:table-cell table:formula="of:=IF([$'realWorldCalibrationData-collectedUnscaled'.R19];[$'realWorldCalibrationData-collectedUnscaled'.R19]*[$'realWorldCalibrationData-collectedUnscaled'.$AL19];&quot;&quot;)">
            <text:p/>
          </table:table-cell>
          <table:table-cell table:formula="of:=IF([$'realWorldCalibrationData-collectedUnscaled'.S19];[$'realWorldCalibrationData-collectedUnscaled'.S19]*[$'realWorldCalibrationData-collectedUnscaled'.$AL19];&quot;&quot;)">
            <text:p/>
          </table:table-cell>
          <table:table-cell table:formula="of:=IF([$'realWorldCalibrationData-collectedUnscaled'.T19];[$'realWorldCalibrationData-collectedUnscaled'.T19]*[$'realWorldCalibrationData-collectedUnscaled'.$AL19];&quot;&quot;)">
            <text:p/>
          </table:table-cell>
          <table:table-cell table:formula="of:=IF([$'realWorldCalibrationData-collectedUnscaled'.U19];[$'realWorldCalibrationData-collectedUnscaled'.U19]*[$'realWorldCalibrationData-collectedUnscaled'.$AL19];&quot;&quot;)">
            <text:p/>
          </table:table-cell>
          <table:table-cell table:formula="of:=IF([$'realWorldCalibrationData-collectedUnscaled'.V19];[$'realWorldCalibrationData-collectedUnscaled'.V19]*[$'realWorldCalibrationData-collectedUnscaled'.$AL19];&quot;&quot;)">
            <text:p/>
          </table:table-cell>
          <table:table-cell table:formula="of:=IF([$'realWorldCalibrationData-collectedUnscaled'.W19];[$'realWorldCalibrationData-collectedUnscaled'.W19]*[$'realWorldCalibrationData-collectedUnscaled'.$AL19];&quot;&quot;)">
            <text:p/>
          </table:table-cell>
          <table:table-cell table:formula="of:=IF([$'realWorldCalibrationData-collectedUnscaled'.X19];[$'realWorldCalibrationData-collectedUnscaled'.X19]*[$'realWorldCalibrationData-collectedUnscaled'.$AL19];&quot;&quot;)">
            <text:p/>
          </table:table-cell>
          <table:table-cell table:formula="of:=IF([$'realWorldCalibrationData-collectedUnscaled'.Y19];[$'realWorldCalibrationData-collectedUnscaled'.Y19]*[$'realWorldCalibrationData-collectedUnscaled'.$AL19];&quot;&quot;)">
            <text:p/>
          </table:table-cell>
          <table:table-cell table:formula="of:=IF([$'realWorldCalibrationData-collectedUnscaled'.Z19];[$'realWorldCalibrationData-collectedUnscaled'.Z19]*[$'realWorldCalibrationData-collectedUnscaled'.$AL19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A19];[$'realWorldCalibrationData-collectedUnscaled'.AA19]*[$'realWorldCalibrationData-collectedUnscaled'.$AL19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B19];[$'realWorldCalibrationData-collectedUnscaled'.AB19]*[$'realWorldCalibrationData-collectedUnscaled'.$AL19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C19];[$'realWorldCalibrationData-collectedUnscaled'.AC19]*[$'realWorldCalibrationData-collectedUnscaled'.$AL19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D19];[$'realWorldCalibrationData-collectedUnscaled'.AD19]*[$'realWorldCalibrationData-collectedUnscaled'.$AL19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E19];[$'realWorldCalibrationData-collectedUnscaled'.AE19]*[$'realWorldCalibrationData-collectedUnscaled'.$AL19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F19];[$'realWorldCalibrationData-collectedUnscaled'.AF19]*[$'realWorldCalibrationData-collectedUnscaled'.$AL19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G19];[$'realWorldCalibrationData-collectedUnscaled'.AG19]*[$'realWorldCalibrationData-collectedUnscaled'.$AL19];&quot;&quot;)">
            <text:p/>
          </table:table-cell>
          <table:table-cell table:formula="of:=IF([$'realWorldCalibrationData-collectedUnscaled'.AH19];[$'realWorldCalibrationData-collectedUnscaled'.AH19]*[$'realWorldCalibrationData-collectedUnscaled'.$AL19];&quot;&quot;)">
            <text:p/>
          </table:table-cell>
          <table:table-cell table:formula="of:=IF([$'realWorldCalibrationData-collectedUnscaled'.AI19];[$'realWorldCalibrationData-collectedUnscaled'.AI19]*[$'realWorldCalibrationData-collectedUnscaled'.$AL19];&quot;&quot;)">
            <text:p/>
          </table:table-cell>
        </table:table-row>
        <table:table-row table:style-name="ro1">
          <table:table-cell table:formula="of:=[$'realWorldCalibrationData-collectedUnscaled'.A20]" office:value-type="string" office:string-value="share of GDP invested in Energy Production" calcext:value-type="string">
            <text:p>share of GDP invested in Energy Production</text:p>
          </table:table-cell>
          <table:table-cell table:formula="of:=IF([$'realWorldCalibrationData-collectedUnscaled'.B20];[$'realWorldCalibrationData-collectedUnscaled'.B20]*[$'realWorldCalibrationData-collectedUnscaled'.$AL20];&quot;&quot;)">
            <text:p/>
          </table:table-cell>
          <table:table-cell table:formula="of:=IF([$'realWorldCalibrationData-collectedUnscaled'.C20];[$'realWorldCalibrationData-collectedUnscaled'.C20]*[$'realWorldCalibrationData-collectedUnscaled'.$AL20];&quot;&quot;)">
            <text:p/>
          </table:table-cell>
          <table:table-cell table:formula="of:=IF([$'realWorldCalibrationData-collectedUnscaled'.D20];[$'realWorldCalibrationData-collectedUnscaled'.D20]*[$'realWorldCalibrationData-collectedUnscaled'.$AL20];&quot;&quot;)">
            <text:p/>
          </table:table-cell>
          <table:table-cell table:formula="of:=IF([$'realWorldCalibrationData-collectedUnscaled'.E20];[$'realWorldCalibrationData-collectedUnscaled'.E20]*[$'realWorldCalibrationData-collectedUnscaled'.$AL20];&quot;&quot;)">
            <text:p/>
          </table:table-cell>
          <table:table-cell table:formula="of:=IF([$'realWorldCalibrationData-collectedUnscaled'.F20];[$'realWorldCalibrationData-collectedUnscaled'.F20]*[$'realWorldCalibrationData-collectedUnscaled'.$AL20];&quot;&quot;)">
            <text:p/>
          </table:table-cell>
          <table:table-cell table:formula="of:=IF([$'realWorldCalibrationData-collectedUnscaled'.G20];[$'realWorldCalibrationData-collectedUnscaled'.G20]*[$'realWorldCalibrationData-collectedUnscaled'.$AL20];&quot;&quot;)">
            <text:p/>
          </table:table-cell>
          <table:table-cell table:formula="of:=IF([$'realWorldCalibrationData-collectedUnscaled'.H20];[$'realWorldCalibrationData-collectedUnscaled'.H20]*[$'realWorldCalibrationData-collectedUnscaled'.$AL20];&quot;&quot;)">
            <text:p/>
          </table:table-cell>
          <table:table-cell table:formula="of:=IF([$'realWorldCalibrationData-collectedUnscaled'.I20];[$'realWorldCalibrationData-collectedUnscaled'.I20]*[$'realWorldCalibrationData-collectedUnscaled'.$AL20];&quot;&quot;)">
            <text:p/>
          </table:table-cell>
          <table:table-cell table:formula="of:=IF([$'realWorldCalibrationData-collectedUnscaled'.J20];[$'realWorldCalibrationData-collectedUnscaled'.J20]*[$'realWorldCalibrationData-collectedUnscaled'.$AL20];&quot;&quot;)">
            <text:p/>
          </table:table-cell>
          <table:table-cell table:formula="of:=IF([$'realWorldCalibrationData-collectedUnscaled'.K20];[$'realWorldCalibrationData-collectedUnscaled'.K20]*[$'realWorldCalibrationData-collectedUnscaled'.$AL20];&quot;&quot;)">
            <text:p/>
          </table:table-cell>
          <table:table-cell table:formula="of:=IF([$'realWorldCalibrationData-collectedUnscaled'.L20];[$'realWorldCalibrationData-collectedUnscaled'.L20]*[$'realWorldCalibrationData-collectedUnscaled'.$AL20];&quot;&quot;)">
            <text:p/>
          </table:table-cell>
          <table:table-cell table:formula="of:=IF([$'realWorldCalibrationData-collectedUnscaled'.M20];[$'realWorldCalibrationData-collectedUnscaled'.M20]*[$'realWorldCalibrationData-collectedUnscaled'.$AL20];&quot;&quot;)">
            <text:p/>
          </table:table-cell>
          <table:table-cell table:formula="of:=IF([$'realWorldCalibrationData-collectedUnscaled'.N20];[$'realWorldCalibrationData-collectedUnscaled'.N20]*[$'realWorldCalibrationData-collectedUnscaled'.$AL20];&quot;&quot;)">
            <text:p/>
          </table:table-cell>
          <table:table-cell table:formula="of:=IF([$'realWorldCalibrationData-collectedUnscaled'.O20];[$'realWorldCalibrationData-collectedUnscaled'.O20]*[$'realWorldCalibrationData-collectedUnscaled'.$AL20];&quot;&quot;)">
            <text:p/>
          </table:table-cell>
          <table:table-cell table:formula="of:=IF([$'realWorldCalibrationData-collectedUnscaled'.P20];[$'realWorldCalibrationData-collectedUnscaled'.P20]*[$'realWorldCalibrationData-collectedUnscaled'.$AL20];&quot;&quot;)">
            <text:p/>
          </table:table-cell>
          <table:table-cell table:formula="of:=IF([$'realWorldCalibrationData-collectedUnscaled'.Q20];[$'realWorldCalibrationData-collectedUnscaled'.Q20]*[$'realWorldCalibrationData-collectedUnscaled'.$AL20];&quot;&quot;)">
            <text:p/>
          </table:table-cell>
          <table:table-cell table:formula="of:=IF([$'realWorldCalibrationData-collectedUnscaled'.R20];[$'realWorldCalibrationData-collectedUnscaled'.R20]*[$'realWorldCalibrationData-collectedUnscaled'.$AL20];&quot;&quot;)">
            <text:p/>
          </table:table-cell>
          <table:table-cell table:formula="of:=IF([$'realWorldCalibrationData-collectedUnscaled'.S20];[$'realWorldCalibrationData-collectedUnscaled'.S20]*[$'realWorldCalibrationData-collectedUnscaled'.$AL20];&quot;&quot;)">
            <text:p/>
          </table:table-cell>
          <table:table-cell table:formula="of:=IF([$'realWorldCalibrationData-collectedUnscaled'.T20];[$'realWorldCalibrationData-collectedUnscaled'.T20]*[$'realWorldCalibrationData-collectedUnscaled'.$AL20];&quot;&quot;)">
            <text:p/>
          </table:table-cell>
          <table:table-cell table:formula="of:=IF([$'realWorldCalibrationData-collectedUnscaled'.U20];[$'realWorldCalibrationData-collectedUnscaled'.U20]*[$'realWorldCalibrationData-collectedUnscaled'.$AL20];&quot;&quot;)">
            <text:p/>
          </table:table-cell>
          <table:table-cell table:formula="of:=IF([$'realWorldCalibrationData-collectedUnscaled'.V20];[$'realWorldCalibrationData-collectedUnscaled'.V20]*[$'realWorldCalibrationData-collectedUnscaled'.$AL20];&quot;&quot;)">
            <text:p/>
          </table:table-cell>
          <table:table-cell table:formula="of:=IF([$'realWorldCalibrationData-collectedUnscaled'.W20];[$'realWorldCalibrationData-collectedUnscaled'.W20]*[$'realWorldCalibrationData-collectedUnscaled'.$AL20];&quot;&quot;)">
            <text:p/>
          </table:table-cell>
          <table:table-cell table:formula="of:=IF([$'realWorldCalibrationData-collectedUnscaled'.X20];[$'realWorldCalibrationData-collectedUnscaled'.X20]*[$'realWorldCalibrationData-collectedUnscaled'.$AL20];&quot;&quot;)">
            <text:p/>
          </table:table-cell>
          <table:table-cell table:formula="of:=IF([$'realWorldCalibrationData-collectedUnscaled'.Y20];[$'realWorldCalibrationData-collectedUnscaled'.Y20]*[$'realWorldCalibrationData-collectedUnscaled'.$AL20];&quot;&quot;)">
            <text:p/>
          </table:table-cell>
          <table:table-cell table:formula="of:=IF([$'realWorldCalibrationData-collectedUnscaled'.Z20];[$'realWorldCalibrationData-collectedUnscaled'.Z20]*[$'realWorldCalibrationData-collectedUnscaled'.$AL20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A20];[$'realWorldCalibrationData-collectedUnscaled'.AA20]*[$'realWorldCalibrationData-collectedUnscaled'.$AL20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B20];[$'realWorldCalibrationData-collectedUnscaled'.AB20]*[$'realWorldCalibrationData-collectedUnscaled'.$AL20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C20];[$'realWorldCalibrationData-collectedUnscaled'.AC20]*[$'realWorldCalibrationData-collectedUnscaled'.$AL20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D20];[$'realWorldCalibrationData-collectedUnscaled'.AD20]*[$'realWorldCalibrationData-collectedUnscaled'.$AL20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E20];[$'realWorldCalibrationData-collectedUnscaled'.AE20]*[$'realWorldCalibrationData-collectedUnscaled'.$AL20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F20];[$'realWorldCalibrationData-collectedUnscaled'.AF20]*[$'realWorldCalibrationData-collectedUnscaled'.$AL20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G20];[$'realWorldCalibrationData-collectedUnscaled'.AG20]*[$'realWorldCalibrationData-collectedUnscaled'.$AL20];&quot;&quot;)">
            <text:p/>
          </table:table-cell>
          <table:table-cell table:formula="of:=IF([$'realWorldCalibrationData-collectedUnscaled'.AH20];[$'realWorldCalibrationData-collectedUnscaled'.AH20]*[$'realWorldCalibrationData-collectedUnscaled'.$AL20];&quot;&quot;)">
            <text:p/>
          </table:table-cell>
          <table:table-cell table:formula="of:=IF([$'realWorldCalibrationData-collectedUnscaled'.AI20];[$'realWorldCalibrationData-collectedUnscaled'.AI20]*[$'realWorldCalibrationData-collectedUnscaled'.$AL20]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1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0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9-13">00/00/0000</text:date></text:span><text:span text:style-name="MT1">, </text:span><text:span text:style-name="MT1"><text:time style:data-style-name="N2" text:time-value="17:22:07.919606112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3T10:39:14.102984070</dc:date>
    <dc:creator>Benjamin Blanz</dc:creator>
    <meta:editing-duration>P1DT1H59M17S</meta:editing-duration>
    <meta:editing-cycles>18</meta:editing-cycles>
    <meta:generator>LibreOffice/7.5.3.2$Linux_X86_64 LibreOffice_project/50$Build-2</meta:generator>
    <meta:document-statistic meta:table-count="2" meta:cell-count="1245" meta:object-count="0"/>
    <meta:user-defined meta:name=""/>
    <meta:user-defined meta:name="qrichtext">1</meta:user-defined>
  </office:meta>
</office:document-meta>
</file>